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299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6783in"/>
    </style:style>
    <style:style style:name="co8" style:family="table-column">
      <style:table-column-properties fo:break-before="auto" style:column-width="1.0965in"/>
    </style:style>
    <style:style style:name="co9" style:family="table-column">
      <style:table-column-properties fo:break-before="auto" style:column-width="1.0217in"/>
    </style:style>
    <style:style style:name="co10" style:family="table-column">
      <style:table-column-properties fo:break-before="auto" style:column-width="0.946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5181in"/>
    </style:style>
    <style:style style:name="co13" style:family="table-column">
      <style:table-column-properties fo:break-before="auto" style:column-width="1.1362in"/>
    </style:style>
    <style:style style:name="co14" style:family="table-column">
      <style:table-column-properties fo:break-before="auto" style:column-width="0.8398in"/>
    </style:style>
    <style:style style:name="co15" style:family="table-column">
      <style:table-column-properties fo:break-before="auto" style:column-width="0.6252in"/>
    </style:style>
    <style:style style:name="co16" style:family="table-column">
      <style:table-column-properties fo:break-before="auto" style:column-width="0.9146in"/>
    </style:style>
    <style:style style:name="co17" style:family="table-column">
      <style:table-column-properties fo:break-before="auto" style:column-width="1in"/>
    </style:style>
    <style:style style:name="co18" style:family="table-column">
      <style:table-column-properties fo:break-before="auto" style:column-width="0.9362in"/>
    </style:style>
    <style:style style:name="co19" style:family="table-column">
      <style:table-column-properties fo:break-before="auto" style:column-width="1.3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5" style:family="table-cell" style:parent-style-name="Default">
      <style:table-cell-properties fo:background-color="#ffff00"/>
    </style:style>
    <style:style style:name="ce7" style:family="table-cell" style:parent-style-name="Default" style:data-style-name="N11">
      <style:table-cell-properties fo:background-color="#ffff00"/>
    </style:style>
    <style:style style:name="ce8" style:family="table-cell" style:parent-style-name="Default" style:data-style-name="N61">
      <style:table-cell-properties fo:background-color="#ffff00"/>
    </style:style>
    <style:style style:name="ce1" style:family="table-cell" style:parent-style-name="Default" style:data-style-name="N11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9" style:family="table-cell" style:parent-style-name="Default" style:data-style-name="N121">
      <style:text-properties fo:font-weight="normal" style:font-weight-asian="normal" style:font-weight-complex="normal"/>
    </style:style>
    <style:style style:name="ce10" style:family="table-cell" style:parent-style-name="Default" style:data-style-name="N121"/>
    <style:style style:name="ce11" style:family="table-cell" style:parent-style-name="Default">
      <style:text-properties fo:color="#c9211e"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 style:data-style-name="N121">
      <style:text-properties fo:font-weight="bold" style:font-weight-asian="bold" style:font-weight-complex="bold"/>
    </style:style>
    <style:style style:name="ce14" style:family="table-cell" style:parent-style-name="Default" style:data-style-name="N121">
      <style:text-properties fo:color="#c9211e" fo:font-weight="bold" style:font-weight-asian="bold" style:font-weight-complex="bold"/>
    </style:style>
    <style:style style:name="ce37" style:family="table-cell" style:parent-style-name="Default" style:data-style-name="N2"/>
    <style:style style:name="ce15" style:family="table-cell" style:parent-style-name="Default" style:data-style-name="N121">
      <style:text-properties fo:color="#00a933" fo:font-weight="bold" style:font-weight-asian="bold" style:font-weight-complex="bold"/>
    </style:style>
    <style:style style:name="ce2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00"/>
      <style:text-properties style:text-underline-style="solid" style:text-underline-width="auto" style:text-underline-color="font-color"/>
    </style:style>
    <style:style style:name="ce31" style:family="table-cell" style:parent-style-name="Default" style:data-style-name="N11">
      <style:table-cell-properties fo:background-color="#ffff00"/>
      <style:text-properties style:text-underline-style="solid" style:text-underline-width="auto" style:text-underline-color="font-color"/>
    </style:style>
    <style:style style:name="ce32" style:family="table-cell" style:parent-style-name="Default" style:data-style-name="N61">
      <style:table-cell-properties fo:background-color="#ffff00"/>
      <style:text-properties style:text-underline-style="solid" style:text-underline-width="auto" style:text-underline-color="font-color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ferenc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syst_variations1[0]=""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t_variations1[1]="_rho"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t_variations1[2]="_bkg_p1"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t_variations1[3]="_bkg_m1"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t_variations1[4]="_bkg_p5"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t_variations1[5]="_bkg_m5"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t_variations1[6]="_bkg_p10"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t_variations1[7]="_bkg_m10"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t_variations1[8]="_Rbup1"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t_variations1[9]="_Rbdown1"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t_variations1[10]="_Rbup5"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t_variations1[11]="_Rbdown5"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t_variations1[12]="_uds_p1"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t_variations1[13]="_uds_m1"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t_variations1[14]="_uds_p5"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t_variations1[15]="_uds_m5"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t_variations1[16]="_heavy_p1"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t_variations1[17]="_heavy_m1"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t_variations1[18]="_heavy_p5"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t_variations1[19]="_heavy_m5"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t_variations1[20]="";//not</text:p>
          </table:table-cell>
          <table:table-cell office:value-type="string" calcext:value-type="string">
            <text:p>using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correction</text:p>
          </table:table-cell>
        </table:table-row>
      </table:table>
      <table:table table:name="bb_pol2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3265" calcext:value-type="float">
            <text:p>0.663265</text:p>
          </table:table-cell>
          <table:table-cell office:value-type="string" calcext:value-type="string">
            <text:p>Rel_Error</text:p>
          </table:table-cell>
          <table:table-cell office:value-type="percentage" office:value="0.002213364" calcext:value-type="percentage">
            <text:p>0.22%</text:p>
          </table:table-cell>
          <table:table-cell table:number-columns-repeated="2"/>
          <table:table-cell table:style-name="ce2" office:value-type="string" calcext:value-type="string">
            <text:p>Stat</text:p>
          </table:table-cell>
          <table:table-cell table:style-name="ce3" table:formula="of:=[.K1]" office:value-type="percentage" office:value="0.002213364" calcext:value-type="percentage">
            <text:p>0.22%</text:p>
          </table:table-cell>
          <table:table-cell table:number-columns-repeated="3"/>
          <table:table-cell office:value-type="string" calcext:value-type="string">
            <text:p>Relative</text:p>
          </table:table-cell>
          <table:table-cell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3265" calcext:value-type="float">
            <text:p>0.663265</text:p>
          </table:table-cell>
          <table:table-cell office:value-type="string" calcext:value-type="string">
            <text:p>Rel_Error</text:p>
          </table:table-cell>
          <table:table-cell office:value-type="percentage" office:value="0.002213364" calcext:value-type="percentage">
            <text:p>0.22%</text:p>
          </table:table-cell>
          <table:table-cell table:number-columns-repeated="2"/>
          <table:table-cell office:value-type="string" calcext:value-type="string">
            <text:p>rho</text:p>
          </table:table-cell>
          <table:table-cell table:formula="of:=100*ABS([.I2]-[.I1])" office:value-type="float" office:value="0" calcext:value-type="float">
            <text:p>0</text:p>
          </table:table-cell>
          <table:table-cell table:formula="of:=[.O2]/100" office:value-type="float" office:value="0" calcext:value-type="float">
            <text:p>0</text:p>
          </table:table-cell>
          <table:table-cell table:formula="of:=[.P2]*[.P2]" office:value-type="float" office:value="0" calcext:value-type="float">
            <text:p>0</text:p>
          </table:table-cell>
          <table:table-cell/>
          <table:table-cell table:formula="of:=[.O2]/[.$I$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32679" calcext:value-type="float">
            <text:p>0.6632679</text:p>
          </table:table-cell>
          <table:table-cell office:value-type="string" calcext:value-type="string">
            <text:p>Rel_Error</text:p>
          </table:table-cell>
          <table:table-cell office:value-type="percentage" office:value="0.002213342" calcext:value-type="percentage">
            <text:p>0.22%</text:p>
          </table:table-cell>
          <table:table-cell table:number-columns-repeated="2"/>
          <table:table-cell office:value-type="string" calcext:value-type="string">
            <text:p>Bkg 1%</text:p>
          </table:table-cell>
          <table:table-cell table:formula="of:=100*ABS([.I4]-[.I3])" office:value-type="float" office:value="0.000580000000005576" calcext:value-type="float">
            <text:p>0.000580000000006</text:p>
          </table:table-cell>
          <table:table-cell table:formula="of:=[.O3]/100" office:value-type="float" office:value="0.00000580000000005576" calcext:value-type="float">
            <text:p>5.80000000005576E-06</text:p>
          </table:table-cell>
          <table:table-cell table:number-columns-repeated="2"/>
          <table:table-cell table:formula="of:=[.O3]/[.$I$1]" office:value-type="float" office:value="0.000874461942067765" calcext:value-type="float">
            <text:p>0.000874461942068</text:p>
          </table:table-cell>
          <table:table-cell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32621" calcext:value-type="float">
            <text:p>0.6632621</text:p>
          </table:table-cell>
          <table:table-cell office:value-type="string" calcext:value-type="string">
            <text:p>Rel_Error</text:p>
          </table:table-cell>
          <table:table-cell office:value-type="percentage" office:value="0.002213384" calcext:value-type="percentage">
            <text:p>0.2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328" calcext:value-type="float">
            <text:p>0.66328</text:p>
          </table:table-cell>
          <table:table-cell office:value-type="string" calcext:value-type="string">
            <text:p>Rel_Error</text:p>
          </table:table-cell>
          <table:table-cell office:value-type="percentage" office:value="0.002213258" calcext:value-type="percentage">
            <text:p>0.22%</text:p>
          </table:table-cell>
          <table:table-cell table:number-columns-repeated="2"/>
          <table:table-cell office:value-type="string" calcext:value-type="string">
            <text:p>Bkg 5%</text:p>
          </table:table-cell>
          <table:table-cell table:formula="of:=100*ABS([.I6]-[.I5])" office:value-type="float" office:value="0.00299000000001381" calcext:value-type="float">
            <text:p>0.002990000000014</text:p>
          </table:table-cell>
          <table:table-cell table:formula="of:=[.O5]/100" office:value-type="float" office:value="0.0000299000000001381" calcext:value-type="float">
            <text:p>2.99000000001381E-05</text:p>
          </table:table-cell>
          <table:table-cell table:formula="of:=[.P5]*[.P5]" office:value-type="float" office:value="0.000000000894010000008261" calcext:value-type="float">
            <text:p>8.94010000008261E-10</text:p>
          </table:table-cell>
          <table:table-cell/>
          <table:table-cell table:formula="of:=[.O5]/[.$I$1]" office:value-type="float" office:value="0.00450800208063717" calcext:value-type="float">
            <text:p>0.004508002080637</text:p>
          </table:table-cell>
          <table:table-cell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32501" calcext:value-type="float">
            <text:p>0.6632501</text:p>
          </table:table-cell>
          <table:table-cell office:value-type="string" calcext:value-type="string">
            <text:p>Rel_Error</text:p>
          </table:table-cell>
          <table:table-cell office:value-type="percentage" office:value="0.002213469" calcext:value-type="percentage">
            <text:p>0.2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32948" calcext:value-type="float">
            <text:p>0.6632948</text:p>
          </table:table-cell>
          <table:table-cell office:value-type="string" calcext:value-type="string">
            <text:p>Rel_Error</text:p>
          </table:table-cell>
          <table:table-cell office:value-type="percentage" office:value="0.002213153" calcext:value-type="percentage">
            <text:p>0.22%</text:p>
          </table:table-cell>
          <table:table-cell table:number-columns-repeated="2"/>
          <table:table-cell office:value-type="string" calcext:value-type="string">
            <text:p>Bkg 10%</text:p>
          </table:table-cell>
          <table:table-cell table:formula="of:=100*ABS([.I8]-[.I7])" office:value-type="float" office:value="0.00594999999999901" calcext:value-type="float">
            <text:p>0.005949999999999</text:p>
          </table:table-cell>
          <table:table-cell table:formula="of:=[.O7]/100" office:value-type="float" office:value="0.0000594999999999901" calcext:value-type="float">
            <text:p>5.94999999999901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32353" calcext:value-type="float">
            <text:p>0.6632353</text:p>
          </table:table-cell>
          <table:table-cell office:value-type="string" calcext:value-type="string">
            <text:p>Rel_Error</text:p>
          </table:table-cell>
          <table:table-cell office:value-type="percentage" office:value="0.002213574" calcext:value-type="percentage">
            <text:p>0.2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3265" calcext:value-type="float">
            <text:p>0.663265</text:p>
          </table:table-cell>
          <table:table-cell office:value-type="string" calcext:value-type="string">
            <text:p>Rel_Error</text:p>
          </table:table-cell>
          <table:table-cell office:value-type="percentage" office:value="0.002213364" calcext:value-type="percentage">
            <text:p>0.22%</text:p>
          </table:table-cell>
          <table:table-cell table:number-columns-repeated="2"/>
          <table:table-cell office:value-type="string" calcext:value-type="string">
            <text:p>Rc 1%</text:p>
          </table:table-cell>
          <table:table-cell table:formula="of:=100*ABS([.I10]-[.I9])" office:value-type="float" office:value="0" calcext:value-type="float">
            <text:p>0</text:p>
          </table:table-cell>
          <table:table-cell table:formula="of:=[.O9]/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3265" calcext:value-type="float">
            <text:p>0.663265</text:p>
          </table:table-cell>
          <table:table-cell office:value-type="string" calcext:value-type="string">
            <text:p>Rel_Error</text:p>
          </table:table-cell>
          <table:table-cell office:value-type="percentage" office:value="0.002213364" calcext:value-type="percentage">
            <text:p>0.2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3265" calcext:value-type="float">
            <text:p>0.663265</text:p>
          </table:table-cell>
          <table:table-cell office:value-type="string" calcext:value-type="string">
            <text:p>Rel_Error</text:p>
          </table:table-cell>
          <table:table-cell office:value-type="percentage" office:value="0.002213364" calcext:value-type="percentage">
            <text:p>0.22%</text:p>
          </table:table-cell>
          <table:table-cell table:number-columns-repeated="2"/>
          <table:table-cell office:value-type="string" calcext:value-type="string">
            <text:p>Rc 5%</text:p>
          </table:table-cell>
          <table:table-cell table:formula="of:=100*ABS([.I12]-[.I11])" office:value-type="float" office:value="0" calcext:value-type="float">
            <text:p>0</text:p>
          </table:table-cell>
          <table:table-cell table:formula="of:=[.O11]/100" office:value-type="float" office:value="0" calcext:value-type="float">
            <text:p>0</text:p>
          </table:table-cell>
          <table:table-cell table:formula="of:=[.P11]*[.P11]" office:value-type="float" office:value="0" calcext:value-type="float">
            <text:p>0</text:p>
          </table:table-cell>
          <table:table-cell/>
          <table:table-cell table:formula="of:=[.O11]/[.$I$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3265" calcext:value-type="float">
            <text:p>0.663265</text:p>
          </table:table-cell>
          <table:table-cell office:value-type="string" calcext:value-type="string">
            <text:p>Rel_Error</text:p>
          </table:table-cell>
          <table:table-cell office:value-type="percentage" office:value="0.002213364" calcext:value-type="percentage">
            <text:p>0.2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3265" calcext:value-type="float">
            <text:p>0.663265</text:p>
          </table:table-cell>
          <table:table-cell office:value-type="string" calcext:value-type="string">
            <text:p>Rel_Error</text:p>
          </table:table-cell>
          <table:table-cell office:value-type="percentage" office:value="0.002213364" calcext:value-type="percentage">
            <text:p>0.22%</text:p>
          </table:table-cell>
          <table:table-cell table:number-columns-repeated="2"/>
          <table:table-cell office:value-type="string" calcext:value-type="string">
            <text:p>uds tagging 1%</text:p>
          </table:table-cell>
          <table:table-cell table:formula="of:=100*ABS([.I14]-[.I13])" office:value-type="float" office:value="0" calcext:value-type="float">
            <text:p>0</text:p>
          </table:table-cell>
          <table:table-cell table:formula="of:=[.O13]/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3265" calcext:value-type="float">
            <text:p>0.663265</text:p>
          </table:table-cell>
          <table:table-cell office:value-type="string" calcext:value-type="string">
            <text:p>Rel_Error</text:p>
          </table:table-cell>
          <table:table-cell office:value-type="percentage" office:value="0.002213364" calcext:value-type="percentage">
            <text:p>0.2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3265" calcext:value-type="float">
            <text:p>0.663265</text:p>
          </table:table-cell>
          <table:table-cell office:value-type="string" calcext:value-type="string">
            <text:p>Rel_Error</text:p>
          </table:table-cell>
          <table:table-cell office:value-type="percentage" office:value="0.002213364" calcext:value-type="percentage">
            <text:p>0.22%</text:p>
          </table:table-cell>
          <table:table-cell table:number-columns-repeated="2"/>
          <table:table-cell office:value-type="string" calcext:value-type="string">
            <text:p>uds tagging 5%</text:p>
          </table:table-cell>
          <table:table-cell table:formula="of:=100*ABS([.I16]-[.I15])" office:value-type="float" office:value="0" calcext:value-type="float">
            <text:p>0</text:p>
          </table:table-cell>
          <table:table-cell table:formula="of:=[.O15]/100" office:value-type="float" office:value="0" calcext:value-type="float">
            <text:p>0</text:p>
          </table:table-cell>
          <table:table-cell table:formula="of:=[.P15]*[.P15]" office:value-type="float" office:value="0" calcext:value-type="float">
            <text:p>0</text:p>
          </table:table-cell>
          <table:table-cell/>
          <table:table-cell table:formula="of:=[.O15]/[.$I$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3265" calcext:value-type="float">
            <text:p>0.663265</text:p>
          </table:table-cell>
          <table:table-cell office:value-type="string" calcext:value-type="string">
            <text:p>Rel_Error</text:p>
          </table:table-cell>
          <table:table-cell office:value-type="percentage" office:value="0.002213364" calcext:value-type="percentage">
            <text:p>0.2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3265" calcext:value-type="float">
            <text:p>0.663265</text:p>
          </table:table-cell>
          <table:table-cell office:value-type="string" calcext:value-type="string">
            <text:p>Rel_Error</text:p>
          </table:table-cell>
          <table:table-cell office:value-type="percentage" office:value="0.002213364" calcext:value-type="percentage">
            <text:p>0.22%</text:p>
          </table:table-cell>
          <table:table-cell table:number-columns-repeated="2"/>
          <table:table-cell office:value-type="string" calcext:value-type="string">
            <text:p>c tagging 1%</text:p>
          </table:table-cell>
          <table:table-cell table:formula="of:=100*ABS([.I18]-[.I17])" office:value-type="float" office:value="0" calcext:value-type="float">
            <text:p>0</text:p>
          </table:table-cell>
          <table:table-cell table:formula="of:=[.O17]/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3265" calcext:value-type="float">
            <text:p>0.663265</text:p>
          </table:table-cell>
          <table:table-cell office:value-type="string" calcext:value-type="string">
            <text:p>Rel_Error</text:p>
          </table:table-cell>
          <table:table-cell office:value-type="percentage" office:value="0.002213364" calcext:value-type="percentage">
            <text:p>0.2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3265" calcext:value-type="float">
            <text:p>0.663265</text:p>
          </table:table-cell>
          <table:table-cell office:value-type="string" calcext:value-type="string">
            <text:p>Rel_Error</text:p>
          </table:table-cell>
          <table:table-cell office:value-type="percentage" office:value="0.002213364" calcext:value-type="percentage">
            <text:p>0.22%</text:p>
          </table:table-cell>
          <table:table-cell table:number-columns-repeated="2"/>
          <table:table-cell office:value-type="string" calcext:value-type="string">
            <text:p>c tagging 5%</text:p>
          </table:table-cell>
          <table:table-cell table:formula="of:=100*ABS([.I20]-[.I19])" office:value-type="float" office:value="0" calcext:value-type="float">
            <text:p>0</text:p>
          </table:table-cell>
          <table:table-cell table:formula="of:=[.O19]/100" office:value-type="float" office:value="0" calcext:value-type="float">
            <text:p>0</text:p>
          </table:table-cell>
          <table:table-cell table:formula="of:=[.P19]*[.P19]" office:value-type="float" office:value="0" calcext:value-type="float">
            <text:p>0</text:p>
          </table:table-cell>
          <table:table-cell/>
          <table:table-cell table:formula="of:=[.O19]/[.$I$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3265" calcext:value-type="float">
            <text:p>0.663265</text:p>
          </table:table-cell>
          <table:table-cell office:value-type="string" calcext:value-type="string">
            <text:p>Rel_Error</text:p>
          </table:table-cell>
          <table:table-cell office:value-type="percentage" office:value="0.002213364" calcext:value-type="percentage">
            <text:p>0.2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31394" calcext:value-type="float">
            <text:p>0.6631394</text:p>
          </table:table-cell>
          <table:table-cell office:value-type="string" calcext:value-type="string">
            <text:p>Rel_Error</text:p>
          </table:table-cell>
          <table:table-cell office:value-type="percentage" office:value="0.001602677" calcext:value-type="percentage">
            <text:p>0.16%</text:p>
          </table:table-cell>
          <table:table-cell table:number-columns-repeated="2"/>
          <table:table-cell office:value-type="string" calcext:value-type="string">
            <text:p>Rho (2)</text:p>
          </table:table-cell>
          <table:table-cell table:formula="of:=100*ABS([.I21]-[.I1])" office:value-type="float" office:value="0.0125600000000059" calcext:value-type="float">
            <text:p>0.012560000000006</text:p>
          </table:table-cell>
          <table:table-cell table:formula="of:=[.O21]/100" office:value-type="float" office:value="0.000125600000000059" calcext:value-type="float">
            <text:p>0.0001256</text:p>
          </table:table-cell>
          <table:table-cell table:formula="of:=[.P21]*[.P21]" office:value-type="float" office:value="0.0000000157753600000148" calcext:value-type="float">
            <text:p>1.57753600000148E-08</text:p>
          </table:table-cell>
          <table:table-cell/>
          <table:table-cell table:formula="of:=100*0.0001/0.1" office:value-type="float" office:value="0.1" calcext:value-type="float">
            <text:p>0.1</text:p>
          </table:table-cell>
          <table:table-cell table:formula="of:=[.O21]/[.$I$1]" office:value-type="float" office:value="0.0189366241246046" calcext:value-type="float">
            <text:p>0.018936624124605</text:p>
          </table:table-cell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449" calcext:value-type="float">
            <text:p>0.66449</text:p>
          </table:table-cell>
          <table:table-cell office:value-type="string" calcext:value-type="string">
            <text:p>Rel_Error</text:p>
          </table:table-cell>
          <table:table-cell office:value-type="percentage" office:value="0.002239842" calcext:value-type="percentage">
            <text:p>0.2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4609" calcext:value-type="float">
            <text:p>0.664609</text:p>
          </table:table-cell>
          <table:table-cell office:value-type="string" calcext:value-type="string">
            <text:p>Rel_Error</text:p>
          </table:table-cell>
          <table:table-cell office:value-type="percentage" office:value="0.002374835" calcext:value-type="percentage">
            <text:p>0.24%</text:p>
          </table:table-cell>
          <table:table-cell table:number-columns-repeated="3"/>
          <table:table-cell table:formula="of:=100*ABS([.I23]-[.I22])" office:value-type="float" office:value="0.011899999999998" calcext:value-type="float">
            <text:p>0.011899999999998</text:p>
          </table:table-cell>
          <table:table-cell table:formula="of:=[.O23]/100" office:value-type="float" office:value="0.00011899999999998" calcext:value-type="float">
            <text:p>0.000119</text:p>
          </table:table-cell>
          <table:table-cell/>
          <table:table-cell table:style-name="ce2" table:formula="of:=100*SQRT(SUM([.Q2:.Q22]))/[.I1]" office:value-type="float" office:value="0.0194658114651198" calcext:value-type="float">
            <text:p>0.01946581146512</text:p>
          </table:table-cell>
          <table:table-cell table:style-name="ce26" table:formula="of:=100*SQRT([.K23]*[.K23]-[.K22]*[.K22])" office:value-type="float" office:value="0.0789271241247899" calcext:value-type="float">
            <text:p>0.07892712412479</text:p>
          </table:table-cell>
          <table:table-cell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7013395" calcext:value-type="float">
            <text:p>0.7013395</text:p>
          </table:table-cell>
          <table:table-cell office:value-type="string" calcext:value-type="string">
            <text:p>Rel_Error</text:p>
          </table:table-cell>
          <table:table-cell office:value-type="percentage" office:value="0.001304695" calcext:value-type="percentage">
            <text:p>0.13%</text:p>
          </table:table-cell>
          <table:table-cell table:number-columns-repeated="2"/>
          <table:table-cell office:value-type="string" calcext:value-type="string">
            <text:p>pol</text:p>
          </table:table-cell>
          <table:table-cell table:formula="of:=100*STDEV([.I26:.I29])" office:value-type="float" office:value="0.00392234942349609" calcext:value-type="float">
            <text:p>0.003922349423496</text:p>
          </table:table-cell>
          <table:table-cell table:formula="of:=[.O26]/100" office:value-type="float" office:value="0.0000392234942349609" calcext:value-type="float">
            <text:p>3.92234942349609E-05</text:p>
          </table:table-cell>
          <table:table-cell table:style-name="ce4" table:formula="of:=[.P26]*[.P26]" office:value-type="float" office:value="0.00000000153848250000001" calcext:value-type="float">
            <text:p>1.53848250000001E-09</text:p>
          </table:table-cell>
          <table:table-cell/>
          <table:table-cell table:style-name="ce2" table:formula="of:=[.O26]/[.I$1]" office:value-type="float" office:value="0.00591369878328585" calcext:value-type="float">
            <text:p>0.005913698783286</text:p>
          </table:table-cell>
          <table:table-cell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7013644" calcext:value-type="float">
            <text:p>0.7013644</text:p>
          </table:table-cell>
          <table:table-cell office:value-type="string" calcext:value-type="string">
            <text:p>Rel_Error</text:p>
          </table:table-cell>
          <table:table-cell office:value-type="percentage" office:value="0.001303702" calcext:value-type="percentage">
            <text:p>0.13%</text:p>
          </table:table-cell>
          <table:table-cell table:number-columns-repeated="3"/>
          <table:table-cell table:formula="of:=100*(MAX([.I26:.I29])-MIN([.I26:.I29]))" office:value-type="float" office:value="0.00881999999999827" calcext:value-type="float">
            <text:p>0.008819999999998</text:p>
          </table:table-cell>
          <table:table-cell table:formula="of:=[.O27]/100" office:value-type="float" office:value="0.0000881999999999827" calcext:value-type="float">
            <text:p>8.81999999999827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7012762" calcext:value-type="float">
            <text:p>0.7012762</text:p>
          </table:table-cell>
          <table:table-cell office:value-type="string" calcext:value-type="string">
            <text:p>Rel_Error</text:p>
          </table:table-cell>
          <table:table-cell office:value-type="percentage" office:value="0.001305392" calcext:value-type="percentage">
            <text:p>0.1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7013014" calcext:value-type="float">
            <text:p>0.7013014</text:p>
          </table:table-cell>
          <table:table-cell office:value-type="string" calcext:value-type="string">
            <text:p>Rel_Error</text:p>
          </table:table-cell>
          <table:table-cell office:value-type="percentage" office:value="0.001304399" calcext:value-type="percentage">
            <text:p>0.13%</text:p>
          </table:table-cell>
          <table:table-cell table:number-columns-repeated="9"/>
        </table:table-row>
        <table:table-row table:style-name="ro1">
          <table:table-cell table:number-columns-repeated="10"/>
          <table:table-cell table:style-name="Default"/>
          <table:table-cell table:number-columns-repeated="4"/>
          <table:table-cell office:value-type="string" calcext:value-type="string">
            <text:p>Total</text:p>
          </table:table-cell>
          <table:table-cell table:style-name="ce2" table:formula="of:=100*SQRT(SUM([.Q2:.Q27]))/[.I1]" office:value-type="float" office:value="0.0203442780480169" calcext:value-type="float">
            <text:p>0.020344278048017</text:p>
          </table:table-cell>
          <table:table-cell table:number-columns-repeated="3"/>
        </table:table-row>
        <table:table-row table:style-name="ro1" table:number-rows-repeated="7"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table:style-name="ce5" office:value-type="string" calcext:value-type="string">
            <text:p>To be updated</text:p>
          </table:table-cell>
          <table:table-cell table:number-columns-repeated="9"/>
          <table:table-cell table:style-name="Default"/>
          <table:table-cell table:number-columns-repeated="9"/>
        </table:table-row>
        <table:table-row table:style-name="ro1">
          <table:table-cell table:style-name="ce5"/>
          <table:table-cell table:style-name="ce5" office:value-type="string" calcext:value-type="string">
            <text:p>C-quark,</text:p>
          </table:table-cell>
          <table:table-cell table:style-name="ce5" office:value-type="string" calcext:value-type="string">
            <text:p>Lum</text:p>
          </table:table-cell>
          <table:table-cell table:style-name="ce5" office:value-type="string" calcext:value-type="string">
            <text:p>900fb-1,</text:p>
          </table:table-cell>
          <table:table-cell table:style-name="ce5" office:value-type="string" calcext:value-type="string">
            <text:p>pol=2</text:p>
          </table:table-cell>
          <table:table-cell table:style-name="ce5" office:value-type="string" calcext:value-type="string">
            <text:p>()=left,</text:p>
          </table:table-cell>
          <table:table-cell table:style-name="ce5" office:value-type="string" calcext:value-type="string">
            <text:p>1=right,</text:p>
          </table:table-cell>
          <table:table-cell table:style-name="ce5" office:value-type="string" calcext:value-type="string">
            <text:p>2=80/30</text:p>
          </table:table-cell>
          <table:table-cell table:style-name="ce5" office:value-type="string" calcext:value-type="string">
            <text:p>left,</text:p>
          </table:table-cell>
          <table:table-cell table:style-name="ce5" office:value-type="string" calcext:value-type="string">
            <text:p>3=80/30</text:p>
          </table:table-cell>
          <table:table-cell table:style-name="ce5" office:value-type="string" calcext:value-type="string">
            <text:p>right)</text:p>
          </table:table-cell>
          <table:table-cell table:number-columns-repeated="9"/>
        </table:table-row>
        <table:table-row table:style-name="ro1">
          <table:table-cell table:style-name="ce5"/>
          <table:table-cell table:style-name="ce5" office:value-type="string" calcext:value-type="string">
            <text:p>Parton</text:p>
          </table:table-cell>
          <table:table-cell table:style-name="ce5" office:value-type="string" calcext:value-type="string">
            <text:p>LeveL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0.169266" calcext:value-type="float">
            <text:p>0.169266</text:p>
          </table:table-cell>
          <table:table-cell table:style-name="ce5" office:value-type="string" calcext:value-type="string">
            <text:p>Error</text:p>
          </table:table-cell>
          <table:table-cell table:style-name="ce8" office:value-type="float" office:value="0.000110697" calcext:value-type="float">
            <text:p>1.11E-04</text:p>
          </table:table-cell>
          <table:table-cell table:style-name="ce5" office:value-type="string" calcext:value-type="string">
            <text:p>(0.0653983/%)</text:p>
          </table:table-cell>
          <table:table-cell table:style-name="ce5" table:number-columns-repeated="3"/>
          <table:table-cell table:number-columns-repeated="9"/>
        </table:table-row>
        <table:table-row table:style-name="ro1">
          <table:table-cell table:style-name="ce5"/>
          <table:table-cell table:style-name="ce5" office:value-type="string" calcext:value-type="string">
            <text:p>Reco,</text:p>
          </table:table-cell>
          <table:table-cell table:style-name="ce5" office:value-type="string" calcext:value-type="string">
            <text:p>only</text:p>
          </table:table-cell>
          <table:table-cell table:style-name="ce5" office:value-type="string" calcext:value-type="string">
            <text:p>stats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0.169292" calcext:value-type="float">
            <text:p>0.169292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float" office:value="0.000192783" calcext:value-type="float">
            <text:p>0.000192783</text:p>
          </table:table-cell>
          <table:table-cell table:style-name="ce5" office:value-type="string" calcext:value-type="string">
            <text:p>(0.113876/%)</text:p>
          </table:table-cell>
          <table:table-cell table:style-name="ce5" table:number-columns-repeated="2"/>
          <table:table-cell table:number-columns-repeated="2"/>
          <table:table-cell office:value-type="string" calcext:value-type="string">
            <text:p>stat</text:p>
          </table:table-cell>
          <table:table-cell table:number-columns-repeated="2"/>
          <table:table-cell table:style-name="ce13" table:formula="of:=[.H41]/[.F41]" office:value-type="percentage" office:value="0.00113876024856461" calcext:value-type="percentage">
            <text:p>0.114%</text:p>
          </table:table-cell>
          <table:table-cell table:style-name="ce37" table:formula="of:=[.Q41]*100" office:value-type="float" office:value="0.113876024856461" calcext:value-type="float">
            <text:p>0.11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Reco,</text:p>
          </table:table-cell>
          <table:table-cell table:style-name="ce5" office:value-type="string" calcext:value-type="string">
            <text:p>stats+rho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0.169485" calcext:value-type="float">
            <text:p>0.169485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float" office:value="0.000194633" calcext:value-type="float">
            <text:p>0.000194633</text:p>
          </table:table-cell>
          <table:table-cell table:style-name="ce5" office:value-type="string" calcext:value-type="string">
            <text:p>(0.114838/%)</text:p>
          </table:table-cell>
          <table:table-cell table:style-name="ce5" table:number-columns-repeated="3"/>
          <table:table-cell table:number-columns-repeated="2"/>
          <table:table-cell office:value-type="string" calcext:value-type="string">
            <text:p>rho</text:p>
          </table:table-cell>
          <table:table-cell table:number-columns-repeated="2"/>
          <table:table-cell table:style-name="ce13" table:formula="of:=ABS([.F41]-[.E42])/([.F41]+[.E42])" office:value-type="percentage" office:value="0.000569696289889806" calcext:value-type="percentage">
            <text:p>0.057%</text:p>
          </table:table-cell>
          <table:table-cell table:style-name="ce37" table:formula="of:=[.Q42]*100" office:value-type="float" office:value="0.0569696289889806" calcext:value-type="float">
            <text:p>0.06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Reco,</text:p>
          </table:table-cell>
          <table:table-cell table:style-name="ce5" office:value-type="string" calcext:value-type="string">
            <text:p>Delta_effc=10%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0.169829" calcext:value-type="float">
            <text:p>0.169829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float" office:value="0.000198245" calcext:value-type="float">
            <text:p>0.000198245</text:p>
          </table:table-cell>
          <table:table-cell table:style-name="ce5" office:value-type="string" calcext:value-type="string">
            <text:p>(0.116732/%)</text:p>
          </table:table-cell>
          <table:table-cell table:style-name="ce5" table:number-columns-repeated="3"/>
          <table:table-cell table:number-columns-repeated="2"/>
          <table:table-cell office:value-type="string" calcext:value-type="string">
            <text:p>effc</text:p>
          </table:table-cell>
          <table:table-cell table:style-name="ce9" table:formula="of:=ABS([.E40]-[.E45])/([.E40]+[.E45])" office:value-type="percentage" office:value="0.000970899572391028" calcext:value-type="percentage">
            <text:p>0.097%</text:p>
          </table:table-cell>
          <table:table-cell table:style-name="ce10" table:formula="of:=ABS([.E40]-[.E43])/([.E40]+[.E43])" office:value-type="percentage" office:value="0.00166030168536835" calcext:value-type="percentage">
            <text:p>0.166%</text:p>
          </table:table-cell>
          <table:table-cell table:style-name="ce13" table:formula="of:=([.O43]+[.P43])/2" office:value-type="percentage" office:value="0.00131560062887969" calcext:value-type="percentage">
            <text:p>0.132%</text:p>
          </table:table-cell>
          <table:table-cell table:style-name="ce37" table:formula="of:=[.Q43]*100" office:value-type="float" office:value="0.131560062887969" calcext:value-type="float">
            <text:p>0.13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Reco,</text:p>
          </table:table-cell>
          <table:table-cell table:style-name="ce5" office:value-type="string" calcext:value-type="string">
            <text:p>Delta_effuds=10%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0.169668" calcext:value-type="float">
            <text:p>0.169668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float" office:value="0.000198232" calcext:value-type="float">
            <text:p>0.000198232</text:p>
          </table:table-cell>
          <table:table-cell table:style-name="ce5" office:value-type="string" calcext:value-type="string">
            <text:p>(0.116835/%)</text:p>
          </table:table-cell>
          <table:table-cell table:style-name="ce5" table:number-columns-repeated="3"/>
          <table:table-cell table:number-columns-repeated="2"/>
          <table:table-cell office:value-type="string" calcext:value-type="string">
            <text:p>effuds</text:p>
          </table:table-cell>
          <table:table-cell table:style-name="ce9" table:formula="of:=ABS([.E40]-[.E46])/([.E40]+[.E46])" office:value-type="percentage" office:value="0.000732038491056137" calcext:value-type="percentage">
            <text:p>0.073%</text:p>
          </table:table-cell>
          <table:table-cell table:style-name="ce10" table:formula="of:=ABS([.E40]-[.E44])/([.E40]+[.E44])" office:value-type="percentage" office:value="0.00118607162456403" calcext:value-type="percentage">
            <text:p>0.119%</text:p>
          </table:table-cell>
          <table:table-cell table:style-name="ce13" table:formula="of:=([.O44]+[.P44])/2" office:value-type="percentage" office:value="0.000959055057810085" calcext:value-type="percentage">
            <text:p>0.096%</text:p>
          </table:table-cell>
          <table:table-cell table:style-name="ce37" table:formula="of:=[.Q44]*100" office:value-type="float" office:value="0.0959055057810085" calcext:value-type="float">
            <text:p>0.10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Reco,</text:p>
          </table:table-cell>
          <table:table-cell table:style-name="ce5" office:value-type="string" calcext:value-type="string">
            <text:p>Delta_effc=5%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0.169595" calcext:value-type="float">
            <text:p>0.169595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float" office:value="0.000197947" calcext:value-type="float">
            <text:p>0.000197947</text:p>
          </table:table-cell>
          <table:table-cell table:style-name="ce5" office:value-type="string" calcext:value-type="string">
            <text:p>(0.116718/%)</text:p>
          </table:table-cell>
          <table:table-cell table:style-name="ce5" table:number-columns-repeated="3"/>
          <table:table-cell table:number-columns-repeated="3"/>
          <table:table-cell table:style-name="ce10"/>
          <table:table-cell table:number-columns-repeated="2"/>
          <table:table-cell table:style-name="ce37"/>
          <table:table-cell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Reco,</text:p>
          </table:table-cell>
          <table:table-cell table:style-name="ce5" office:value-type="string" calcext:value-type="string">
            <text:p>Delta_effuds=5%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0.169514" calcext:value-type="float">
            <text:p>0.169514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float" office:value="0.000197941" calcext:value-type="float">
            <text:p>0.000197941</text:p>
          </table:table-cell>
          <table:table-cell table:style-name="ce5" office:value-type="string" calcext:value-type="string">
            <text:p>(0.116769/%)</text:p>
          </table:table-cell>
          <table:table-cell table:style-name="ce5" table:number-columns-repeated="3"/>
          <table:table-cell table:number-columns-repeated="6"/>
          <table:table-cell table:style-name="ce37"/>
          <table:table-cell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DeltaRc=1%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0.170106" calcext:value-type="float">
            <text:p>0.170106</text:p>
          </table:table-cell>
          <table:table-cell table:style-name="ce5" office:value-type="string" calcext:value-type="string">
            <text:p>Error</text:p>
          </table:table-cell>
          <table:table-cell table:style-name="ce8" office:value-type="float" office:value="0.0000134444" calcext:value-type="float">
            <text:p>1.34E-05</text:p>
          </table:table-cell>
          <table:table-cell table:style-name="ce5" office:value-type="string" calcext:value-type="string">
            <text:p>(0.00790357/%)</text:p>
          </table:table-cell>
          <table:table-cell table:style-name="ce5" table:number-columns-repeated="4"/>
          <table:table-cell table:number-columns-repeated="3"/>
          <table:table-cell table:style-name="ce10"/>
          <table:table-cell table:number-columns-repeated="2"/>
          <table:table-cell table:style-name="ce37"/>
          <table:table-cell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DeltaRc=5%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0.170106" calcext:value-type="float">
            <text:p>0.170106</text:p>
          </table:table-cell>
          <table:table-cell table:style-name="ce5" office:value-type="string" calcext:value-type="string">
            <text:p>Error</text:p>
          </table:table-cell>
          <table:table-cell table:style-name="ce8" office:value-type="float" office:value="0.0000672279" calcext:value-type="float">
            <text:p>6.72E-05</text:p>
          </table:table-cell>
          <table:table-cell table:style-name="ce5" office:value-type="string" calcext:value-type="string">
            <text:p>(0.0395212/%)</text:p>
          </table:table-cell>
          <table:table-cell table:style-name="ce5" table:number-columns-repeated="4"/>
          <table:table-cell table:number-columns-repeated="2"/>
          <table:table-cell office:value-type="string" calcext:value-type="string">
            <text:p>Pol</text:p>
          </table:table-cell>
          <table:table-cell table:number-columns-repeated="2"/>
          <table:table-cell table:style-name="ce13" table:formula="of:=[.C51]" office:value-type="percentage" office:value="0.0000289037" calcext:value-type="percentage">
            <text:p>0.003%</text:p>
          </table:table-cell>
          <table:table-cell table:style-name="ce37" table:formula="of:=[.Q48]*100" office:value-type="float" office:value="0.00289037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C-quark,</text:p>
          </table:table-cell>
          <table:table-cell table:style-name="ce5" office:value-type="string" calcext:value-type="string">
            <text:p>Lum</text:p>
          </table:table-cell>
          <table:table-cell table:style-name="ce5" office:value-type="string" calcext:value-type="string">
            <text:p>900fb-1,</text:p>
          </table:table-cell>
          <table:table-cell table:style-name="ce5" office:value-type="string" calcext:value-type="string">
            <text:p>pol=2</text:p>
          </table:table-cell>
          <table:table-cell table:style-name="ce5" office:value-type="string" calcext:value-type="string">
            <text:p>()=left,</text:p>
          </table:table-cell>
          <table:table-cell table:style-name="ce5" office:value-type="string" calcext:value-type="string">
            <text:p>1=right,</text:p>
          </table:table-cell>
          <table:table-cell table:style-name="ce5" office:value-type="string" calcext:value-type="string">
            <text:p>2=80/30</text:p>
          </table:table-cell>
          <table:table-cell table:style-name="ce5" office:value-type="string" calcext:value-type="string">
            <text:p>left,</text:p>
          </table:table-cell>
          <table:table-cell table:style-name="ce5" office:value-type="string" calcext:value-type="string">
            <text:p>3=80/30</text:p>
          </table:table-cell>
          <table:table-cell table:style-name="ce5" office:value-type="string" calcext:value-type="string">
            <text:p>right)</text:p>
          </table:table-cell>
          <table:table-cell table:number-columns-repeated="5"/>
          <table:table-cell table:style-name="ce10"/>
          <table:table-cell table:style-name="ce37"/>
          <table:table-cell table:number-columns-repeated="2"/>
        </table:table-row>
        <table:table-row table:style-name="ro1">
          <table:table-cell table:style-name="ce5" table:number-columns-repeated="11"/>
          <table:table-cell table:number-columns-repeated="2"/>
          <table:table-cell office:value-type="string" calcext:value-type="string">
            <text:p>BKG 5%</text:p>
          </table:table-cell>
          <table:table-cell table:number-columns-repeated="2"/>
          <table:table-cell table:style-name="ce13" table:formula="of:=ABS([.E54]-[.E53])/([.E53]+[.E54])" office:value-type="percentage" office:value="0.000572903439192501" calcext:value-type="percentage">
            <text:p>0.057%</text:p>
          </table:table-cell>
          <table:table-cell table:style-name="ce37" table:formula="of:=[.Q50]*100" office:value-type="float" office:value="0.0572903439192501" calcext:value-type="float">
            <text:p>0.06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Polarization</text:p>
          </table:table-cell>
          <table:table-cell table:style-name="ce5" office:value-type="string" calcext:value-type="string">
            <text:p>unc</text:p>
          </table:table-cell>
          <table:table-cell table:style-name="ce7" office:value-type="percentage" office:value="0.0000289037" calcext:value-type="percentage">
            <text:p>0.00%</text:p>
          </table:table-cell>
          <table:table-cell table:style-name="ce5" table:number-columns-repeated="8"/>
          <table:table-cell table:number-columns-repeated="3"/>
          <table:table-cell table:style-name="ce10"/>
          <table:table-cell table:style-name="ce11" office:value-type="string" calcext:value-type="string">
            <text:p>Total syst</text:p>
          </table:table-cell>
          <table:table-cell table:style-name="ce14" table:formula="of:=SQRT([.Q42]*[.Q42]+[.Q43]*[.Q43]+[.Q44]*[.Q44]+[.Q48]*[.Q48]+[.Q50]*[.Q50])" office:value-type="percentage" office:value="0.0018177456521324" calcext:value-type="percentage">
            <text:p>0.182%</text:p>
          </table:table-cell>
          <table:table-cell table:style-name="ce37" table:formula="of:=[.Q51]*100" office:value-type="float" office:value="0.18177456521324" calcext:value-type="float">
            <text:p>0.18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C-quark,</text:p>
          </table:table-cell>
          <table:table-cell table:style-name="ce5" office:value-type="string" calcext:value-type="string">
            <text:p>Lum</text:p>
          </table:table-cell>
          <table:table-cell table:style-name="ce5" office:value-type="string" calcext:value-type="string">
            <text:p>900fb-1,</text:p>
          </table:table-cell>
          <table:table-cell table:style-name="ce5" office:value-type="string" calcext:value-type="string">
            <text:p>pol=2</text:p>
          </table:table-cell>
          <table:table-cell table:style-name="ce5" office:value-type="string" calcext:value-type="string">
            <text:p>()=left,</text:p>
          </table:table-cell>
          <table:table-cell table:style-name="ce5" office:value-type="string" calcext:value-type="string">
            <text:p>1=right,</text:p>
          </table:table-cell>
          <table:table-cell table:style-name="ce5" office:value-type="string" calcext:value-type="string">
            <text:p>2=80/30</text:p>
          </table:table-cell>
          <table:table-cell table:style-name="ce5" office:value-type="string" calcext:value-type="string">
            <text:p>left,</text:p>
          </table:table-cell>
          <table:table-cell table:style-name="ce5" office:value-type="string" calcext:value-type="string">
            <text:p>3=80/30</text:p>
          </table:table-cell>
          <table:table-cell table:style-name="ce5" office:value-type="string" calcext:value-type="string">
            <text:p>right)</text:p>
          </table:table-cell>
          <table:table-cell table:number-columns-repeated="6"/>
          <table:table-cell table:style-name="ce15" table:formula="of:=SQRT([.Q41]*[.Q41]+[.R51]*[.R51])" office:value-type="percentage" office:value="0.181778132164917" calcext:value-type="percentage">
            <text:p>18.178%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BKG</text:p>
          </table:table-cell>
          <table:table-cell table:style-name="ce5" office:value-type="string" calcext:value-type="string">
            <text:p>unc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0.16941" calcext:value-type="float">
            <text:p>0.16941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float" office:value="0.000192906" calcext:value-type="float">
            <text:p>0.000192906</text:p>
          </table:table-cell>
          <table:table-cell table:style-name="ce5" office:value-type="string" calcext:value-type="string">
            <text:p>(0.113869/%)</text:p>
          </table:table-cell>
          <table:table-cell table:style-name="ce5" table:number-columns-repeated="3"/>
          <table:table-cell table:number-columns-repeated="9"/>
        </table:table-row>
        <table:table-row table:style-name="ro1">
          <table:table-cell table:style-name="ce5" office:value-type="string" calcext:value-type="string">
            <text:p>BKG</text:p>
          </table:table-cell>
          <table:table-cell table:style-name="ce5" office:value-type="string" calcext:value-type="string">
            <text:p>unc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0.169216" calcext:value-type="float">
            <text:p>0.169216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float" office:value="0.000192605" calcext:value-type="float">
            <text:p>0.000192605</text:p>
          </table:table-cell>
          <table:table-cell table:style-name="ce5" office:value-type="string" calcext:value-type="string">
            <text:p>(0.113822/%)</text:p>
          </table:table-cell>
          <table:table-cell table:style-name="ce5" table:formula="of:=100*ABS([.E53]-[.E54])/([.E54]+[.E53])" office:value-type="float" office:value="0.0572903439192501" calcext:value-type="float">
            <text:p>0.05729034391925</text:p>
          </table:table-cell>
          <table:table-cell table:style-name="ce5" table:number-columns-repeated="2"/>
          <table:table-cell table:number-columns-repeated="9"/>
        </table:table-row>
      </table:table>
      <table:table table:name="bb_pol3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3418599" calcext:value-type="float">
            <text:p>0.3418599</text:p>
          </table:table-cell>
          <table:table-cell office:value-type="string" calcext:value-type="string">
            <text:p>Rel_Error</text:p>
          </table:table-cell>
          <table:table-cell office:value-type="percentage" office:value="0.006364164" calcext:value-type="percentage">
            <text:p>0.64%</text:p>
          </table:table-cell>
          <table:table-cell table:number-columns-repeated="2"/>
          <table:table-cell table:style-name="ce2" office:value-type="string" calcext:value-type="string">
            <text:p>Stat</text:p>
          </table:table-cell>
          <table:table-cell table:style-name="ce3" table:formula="of:=[.K1]" office:value-type="percentage" office:value="0.006364164" calcext:value-type="percentage">
            <text:p>0.64%</text:p>
          </table:table-cell>
          <table:table-cell table:number-columns-repeated="3"/>
          <table:table-cell office:value-type="string" calcext:value-type="string">
            <text:p>Relative</text:p>
          </table:table-cell>
          <table:table-cell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3418599" calcext:value-type="float">
            <text:p>0.3418599</text:p>
          </table:table-cell>
          <table:table-cell office:value-type="string" calcext:value-type="string">
            <text:p>Rel_Error</text:p>
          </table:table-cell>
          <table:table-cell office:value-type="percentage" office:value="0.006364164" calcext:value-type="percentage">
            <text:p>0.64%</text:p>
          </table:table-cell>
          <table:table-cell table:number-columns-repeated="2"/>
          <table:table-cell office:value-type="string" calcext:value-type="string">
            <text:p>rho</text:p>
          </table:table-cell>
          <table:table-cell table:formula="of:=100*ABS([.I2]-[.I1])" office:value-type="float" office:value="0" calcext:value-type="float">
            <text:p>0</text:p>
          </table:table-cell>
          <table:table-cell table:formula="of:=[.O2]/100" office:value-type="float" office:value="0" calcext:value-type="float">
            <text:p>0</text:p>
          </table:table-cell>
          <table:table-cell table:formula="of:=[.P2]*[.P2]" office:value-type="float" office:value="0" calcext:value-type="float">
            <text:p>0</text:p>
          </table:table-cell>
          <table:table-cell/>
          <table:table-cell table:formula="of:=[.O2]/[.$I$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3418598" calcext:value-type="float">
            <text:p>0.3418598</text:p>
          </table:table-cell>
          <table:table-cell office:value-type="string" calcext:value-type="string">
            <text:p>Rel_Error</text:p>
          </table:table-cell>
          <table:table-cell office:value-type="percentage" office:value="0.006364053" calcext:value-type="percentage">
            <text:p>0.64%</text:p>
          </table:table-cell>
          <table:table-cell table:number-columns-repeated="2"/>
          <table:table-cell office:value-type="string" calcext:value-type="string">
            <text:p>Bkg 1%</text:p>
          </table:table-cell>
          <table:table-cell table:formula="of:=100*ABS([.I4]-[.I3])" office:value-type="float" office:value="0.0000200000000061262" calcext:value-type="float">
            <text:p>2.00000000061262E-05</text:p>
          </table:table-cell>
          <table:table-cell table:formula="of:=[.O3]/100" office:value-type="float" office:value="0.000000200000000061262" calcext:value-type="float">
            <text:p>2.00000000061262E-07</text:p>
          </table:table-cell>
          <table:table-cell table:number-columns-repeated="2"/>
          <table:table-cell table:formula="of:=[.O3]/[.$I$1]" office:value-type="float" office:value="0.0000585034980883287" calcext:value-type="float">
            <text:p>5.85034980883287E-05</text:p>
          </table:table-cell>
          <table:table-cell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34186" calcext:value-type="float">
            <text:p>0.34186</text:p>
          </table:table-cell>
          <table:table-cell office:value-type="string" calcext:value-type="string">
            <text:p>Rel_Error</text:p>
          </table:table-cell>
          <table:table-cell office:value-type="percentage" office:value="0.006364276" calcext:value-type="percentage">
            <text:p>0.6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3418594" calcext:value-type="float">
            <text:p>0.3418594</text:p>
          </table:table-cell>
          <table:table-cell office:value-type="string" calcext:value-type="string">
            <text:p>Rel_Error</text:p>
          </table:table-cell>
          <table:table-cell office:value-type="percentage" office:value="0.006363611" calcext:value-type="percentage">
            <text:p>0.64%</text:p>
          </table:table-cell>
          <table:table-cell table:number-columns-repeated="2"/>
          <table:table-cell office:value-type="string" calcext:value-type="string">
            <text:p>Bkg 5%</text:p>
          </table:table-cell>
          <table:table-cell table:formula="of:=100*ABS([.I6]-[.I5])" office:value-type="float" office:value="0.000100000000002876" calcext:value-type="float">
            <text:p>0.000100000000003</text:p>
          </table:table-cell>
          <table:table-cell table:formula="of:=[.O5]/100" office:value-type="float" office:value="0.00000100000000002876" calcext:value-type="float">
            <text:p>1.00000000002876E-06</text:p>
          </table:table-cell>
          <table:table-cell table:formula="of:=[.P5]*[.P5]" office:value-type="float" office:value="0.00000000000100000000005751" calcext:value-type="float">
            <text:p>1.00000000005751E-12</text:p>
          </table:table-cell>
          <table:table-cell/>
          <table:table-cell table:formula="of:=[.O5]/[.$I$1]" office:value-type="float" office:value="0.000292517490360453" calcext:value-type="float">
            <text:p>0.00029251749036</text:p>
          </table:table-cell>
          <table:table-cell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3418604" calcext:value-type="float">
            <text:p>0.3418604</text:p>
          </table:table-cell>
          <table:table-cell office:value-type="string" calcext:value-type="string">
            <text:p>Rel_Error</text:p>
          </table:table-cell>
          <table:table-cell office:value-type="percentage" office:value="0.006364717" calcext:value-type="percentage">
            <text:p>0.6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341859" calcext:value-type="float">
            <text:p>0.341859</text:p>
          </table:table-cell>
          <table:table-cell office:value-type="string" calcext:value-type="string">
            <text:p>Rel_Error</text:p>
          </table:table-cell>
          <table:table-cell office:value-type="percentage" office:value="0.006363057" calcext:value-type="percentage">
            <text:p>0.64%</text:p>
          </table:table-cell>
          <table:table-cell table:number-columns-repeated="2"/>
          <table:table-cell office:value-type="string" calcext:value-type="string">
            <text:p>Bkg 10%</text:p>
          </table:table-cell>
          <table:table-cell table:formula="of:=100*ABS([.I8]-[.I7])" office:value-type="float" office:value="0.000189999999999912" calcext:value-type="float">
            <text:p>0.00019</text:p>
          </table:table-cell>
          <table:table-cell table:formula="of:=[.O7]/100" office:value-type="float" office:value="0.00000189999999999912" calcext:value-type="float">
            <text:p>1.89999999999912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3418609" calcext:value-type="float">
            <text:p>0.3418609</text:p>
          </table:table-cell>
          <table:table-cell office:value-type="string" calcext:value-type="string">
            <text:p>Rel_Error</text:p>
          </table:table-cell>
          <table:table-cell office:value-type="percentage" office:value="0.006365273" calcext:value-type="percentage">
            <text:p>0.6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3418599" calcext:value-type="float">
            <text:p>0.3418599</text:p>
          </table:table-cell>
          <table:table-cell office:value-type="string" calcext:value-type="string">
            <text:p>Rel_Error</text:p>
          </table:table-cell>
          <table:table-cell office:value-type="percentage" office:value="0.006364164" calcext:value-type="percentage">
            <text:p>0.64%</text:p>
          </table:table-cell>
          <table:table-cell table:number-columns-repeated="2"/>
          <table:table-cell office:value-type="string" calcext:value-type="string">
            <text:p>Rc 1%</text:p>
          </table:table-cell>
          <table:table-cell table:formula="of:=100*ABS([.I10]-[.I9])" office:value-type="float" office:value="0" calcext:value-type="float">
            <text:p>0</text:p>
          </table:table-cell>
          <table:table-cell table:formula="of:=[.O9]/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3418599" calcext:value-type="float">
            <text:p>0.3418599</text:p>
          </table:table-cell>
          <table:table-cell office:value-type="string" calcext:value-type="string">
            <text:p>Rel_Error</text:p>
          </table:table-cell>
          <table:table-cell office:value-type="percentage" office:value="0.006364164" calcext:value-type="percentage">
            <text:p>0.6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3418599" calcext:value-type="float">
            <text:p>0.3418599</text:p>
          </table:table-cell>
          <table:table-cell office:value-type="string" calcext:value-type="string">
            <text:p>Rel_Error</text:p>
          </table:table-cell>
          <table:table-cell office:value-type="percentage" office:value="0.006364164" calcext:value-type="percentage">
            <text:p>0.64%</text:p>
          </table:table-cell>
          <table:table-cell table:number-columns-repeated="2"/>
          <table:table-cell office:value-type="string" calcext:value-type="string">
            <text:p>Rc 5%</text:p>
          </table:table-cell>
          <table:table-cell table:formula="of:=100*ABS([.I12]-[.I11])" office:value-type="float" office:value="0" calcext:value-type="float">
            <text:p>0</text:p>
          </table:table-cell>
          <table:table-cell table:formula="of:=[.O11]/100" office:value-type="float" office:value="0" calcext:value-type="float">
            <text:p>0</text:p>
          </table:table-cell>
          <table:table-cell table:formula="of:=[.P11]*[.P11]" office:value-type="float" office:value="0" calcext:value-type="float">
            <text:p>0</text:p>
          </table:table-cell>
          <table:table-cell/>
          <table:table-cell table:formula="of:=[.O11]/[.$I$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3418599" calcext:value-type="float">
            <text:p>0.3418599</text:p>
          </table:table-cell>
          <table:table-cell office:value-type="string" calcext:value-type="string">
            <text:p>Rel_Error</text:p>
          </table:table-cell>
          <table:table-cell office:value-type="percentage" office:value="0.006364164" calcext:value-type="percentage">
            <text:p>0.6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3418599" calcext:value-type="float">
            <text:p>0.3418599</text:p>
          </table:table-cell>
          <table:table-cell office:value-type="string" calcext:value-type="string">
            <text:p>Rel_Error</text:p>
          </table:table-cell>
          <table:table-cell office:value-type="percentage" office:value="0.006364164" calcext:value-type="percentage">
            <text:p>0.64%</text:p>
          </table:table-cell>
          <table:table-cell table:number-columns-repeated="2"/>
          <table:table-cell office:value-type="string" calcext:value-type="string">
            <text:p>uds tagging 1%</text:p>
          </table:table-cell>
          <table:table-cell table:formula="of:=100*ABS([.I14]-[.I13])" office:value-type="float" office:value="0" calcext:value-type="float">
            <text:p>0</text:p>
          </table:table-cell>
          <table:table-cell table:formula="of:=[.O13]/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3418599" calcext:value-type="float">
            <text:p>0.3418599</text:p>
          </table:table-cell>
          <table:table-cell office:value-type="string" calcext:value-type="string">
            <text:p>Rel_Error</text:p>
          </table:table-cell>
          <table:table-cell office:value-type="percentage" office:value="0.006364164" calcext:value-type="percentage">
            <text:p>0.6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3418599" calcext:value-type="float">
            <text:p>0.3418599</text:p>
          </table:table-cell>
          <table:table-cell office:value-type="string" calcext:value-type="string">
            <text:p>Rel_Error</text:p>
          </table:table-cell>
          <table:table-cell office:value-type="percentage" office:value="0.006364164" calcext:value-type="percentage">
            <text:p>0.64%</text:p>
          </table:table-cell>
          <table:table-cell table:number-columns-repeated="2"/>
          <table:table-cell office:value-type="string" calcext:value-type="string">
            <text:p>uds tagging 5%</text:p>
          </table:table-cell>
          <table:table-cell table:formula="of:=100*ABS([.I16]-[.I15])" office:value-type="float" office:value="0" calcext:value-type="float">
            <text:p>0</text:p>
          </table:table-cell>
          <table:table-cell table:formula="of:=[.O15]/100" office:value-type="float" office:value="0" calcext:value-type="float">
            <text:p>0</text:p>
          </table:table-cell>
          <table:table-cell table:formula="of:=[.P15]*[.P15]" office:value-type="float" office:value="0" calcext:value-type="float">
            <text:p>0</text:p>
          </table:table-cell>
          <table:table-cell/>
          <table:table-cell table:formula="of:=[.O15]/[.$I$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3418599" calcext:value-type="float">
            <text:p>0.3418599</text:p>
          </table:table-cell>
          <table:table-cell office:value-type="string" calcext:value-type="string">
            <text:p>Rel_Error</text:p>
          </table:table-cell>
          <table:table-cell office:value-type="percentage" office:value="0.006364164" calcext:value-type="percentage">
            <text:p>0.6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3418599" calcext:value-type="float">
            <text:p>0.3418599</text:p>
          </table:table-cell>
          <table:table-cell office:value-type="string" calcext:value-type="string">
            <text:p>Rel_Error</text:p>
          </table:table-cell>
          <table:table-cell office:value-type="percentage" office:value="0.006364164" calcext:value-type="percentage">
            <text:p>0.64%</text:p>
          </table:table-cell>
          <table:table-cell table:number-columns-repeated="2"/>
          <table:table-cell office:value-type="string" calcext:value-type="string">
            <text:p>c tagging 1%</text:p>
          </table:table-cell>
          <table:table-cell table:formula="of:=100*ABS([.I18]-[.I17])" office:value-type="float" office:value="0" calcext:value-type="float">
            <text:p>0</text:p>
          </table:table-cell>
          <table:table-cell table:formula="of:=[.O17]/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3418599" calcext:value-type="float">
            <text:p>0.3418599</text:p>
          </table:table-cell>
          <table:table-cell office:value-type="string" calcext:value-type="string">
            <text:p>Rel_Error</text:p>
          </table:table-cell>
          <table:table-cell office:value-type="percentage" office:value="0.006364164" calcext:value-type="percentage">
            <text:p>0.6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3418599" calcext:value-type="float">
            <text:p>0.3418599</text:p>
          </table:table-cell>
          <table:table-cell office:value-type="string" calcext:value-type="string">
            <text:p>Rel_Error</text:p>
          </table:table-cell>
          <table:table-cell office:value-type="percentage" office:value="0.006364164" calcext:value-type="percentage">
            <text:p>0.64%</text:p>
          </table:table-cell>
          <table:table-cell table:number-columns-repeated="2"/>
          <table:table-cell office:value-type="string" calcext:value-type="string">
            <text:p>c tagging 5%</text:p>
          </table:table-cell>
          <table:table-cell table:formula="of:=100*ABS([.I20]-[.I19])" office:value-type="float" office:value="0" calcext:value-type="float">
            <text:p>0</text:p>
          </table:table-cell>
          <table:table-cell table:formula="of:=[.O19]/100" office:value-type="float" office:value="0" calcext:value-type="float">
            <text:p>0</text:p>
          </table:table-cell>
          <table:table-cell table:formula="of:=[.P19]*[.P19]" office:value-type="float" office:value="0" calcext:value-type="float">
            <text:p>0</text:p>
          </table:table-cell>
          <table:table-cell/>
          <table:table-cell table:formula="of:=[.O19]/[.$I$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3418599" calcext:value-type="float">
            <text:p>0.3418599</text:p>
          </table:table-cell>
          <table:table-cell office:value-type="string" calcext:value-type="string">
            <text:p>Rel_Error</text:p>
          </table:table-cell>
          <table:table-cell office:value-type="percentage" office:value="0.006364164" calcext:value-type="percentage">
            <text:p>0.6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3421125" calcext:value-type="float">
            <text:p>0.3421125</text:p>
          </table:table-cell>
          <table:table-cell office:value-type="string" calcext:value-type="string">
            <text:p>Rel_Error</text:p>
          </table:table-cell>
          <table:table-cell office:value-type="percentage" office:value="0.004616951" calcext:value-type="percentage">
            <text:p>0.46%</text:p>
          </table:table-cell>
          <table:table-cell table:number-columns-repeated="2"/>
          <table:table-cell office:value-type="string" calcext:value-type="string">
            <text:p>Rho (2)</text:p>
          </table:table-cell>
          <table:table-cell table:formula="of:=100*ABS([.I21]-[.I1])" office:value-type="float" office:value="0.0252599999999992" calcext:value-type="float">
            <text:p>0.025259999999999</text:p>
          </table:table-cell>
          <table:table-cell table:formula="of:=[.O21]/100" office:value-type="float" office:value="0.000252599999999992" calcext:value-type="float">
            <text:p>0.0002526</text:p>
          </table:table-cell>
          <table:table-cell table:formula="of:=[.P21]*[.P21]" office:value-type="float" office:value="0.0000000638067599999958" calcext:value-type="float">
            <text:p>6.38067599999958E-08</text:p>
          </table:table-cell>
          <table:table-cell/>
          <table:table-cell table:formula="of:=100*0.0001/0.1" office:value-type="float" office:value="0.1" calcext:value-type="float">
            <text:p>0.1</text:p>
          </table:table-cell>
          <table:table-cell table:formula="of:=[.O21]/[.$I$1]" office:value-type="float" office:value="0.0738899180629234" calcext:value-type="float">
            <text:p>0.073889918062923</text:p>
          </table:table-cell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3418837" calcext:value-type="float">
            <text:p>0.3418837</text:p>
          </table:table-cell>
          <table:table-cell office:value-type="string" calcext:value-type="string">
            <text:p>Rel_Error</text:p>
          </table:table-cell>
          <table:table-cell office:value-type="percentage" office:value="0.006447056" calcext:value-type="percentage">
            <text:p>0.6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3418857" calcext:value-type="float">
            <text:p>0.3418857</text:p>
          </table:table-cell>
          <table:table-cell office:value-type="string" calcext:value-type="string">
            <text:p>Rel_Error</text:p>
          </table:table-cell>
          <table:table-cell office:value-type="percentage" office:value="0.006836378" calcext:value-type="percentage">
            <text:p>0.68%</text:p>
          </table:table-cell>
          <table:table-cell table:number-columns-repeated="3"/>
          <table:table-cell table:formula="of:=100*ABS([.I23]-[.I22])" office:value-type="float" office:value="0.0002000000000002" calcext:value-type="float">
            <text:p>0.0002</text:p>
          </table:table-cell>
          <table:table-cell table:formula="of:=[.O23]/100" office:value-type="float" office:value="0.000002000000000002" calcext:value-type="float">
            <text:p>2.000000000002E-06</text:p>
          </table:table-cell>
          <table:table-cell/>
          <table:table-cell table:style-name="ce2" table:formula="of:=100*SQRT(SUM([.Q2:.Q22]))/[.I1]" office:value-type="float" office:value="0.0738904970738978" calcext:value-type="float">
            <text:p>0.073890497073898</text:p>
          </table:table-cell>
          <table:table-cell table:style-name="ce26" table:formula="of:=100*SQRT([.K23]*[.K23]-[.K22]*[.K22])/2" office:value-type="float" office:value="0.113705025084074" calcext:value-type="float">
            <text:p>0.113705025084074</text:p>
          </table:table-cell>
          <table:table-cell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3605147" calcext:value-type="float">
            <text:p>0.3605147</text:p>
          </table:table-cell>
          <table:table-cell office:value-type="string" calcext:value-type="string">
            <text:p>Rel_Error</text:p>
          </table:table-cell>
          <table:table-cell office:value-type="percentage" office:value="0.003826916" calcext:value-type="percentage">
            <text:p>0.38%</text:p>
          </table:table-cell>
          <table:table-cell table:number-columns-repeated="2"/>
          <table:table-cell office:value-type="string" calcext:value-type="string">
            <text:p>pol</text:p>
          </table:table-cell>
          <table:table-cell table:formula="of:=100*STDEV([.I26:.I29])" office:value-type="float" office:value="0.0540669642665468" calcext:value-type="float">
            <text:p>0.054066964266547</text:p>
          </table:table-cell>
          <table:table-cell table:formula="of:=[.O26]/100" office:value-type="float" office:value="0.000540669642665468" calcext:value-type="float">
            <text:p>0.000540669642665</text:p>
          </table:table-cell>
          <table:table-cell table:style-name="ce4" table:formula="of:=[.P26]*[.P26]" office:value-type="float" office:value="0.000000292323662500005" calcext:value-type="float">
            <text:p>2.92323662500005E-07</text:p>
          </table:table-cell>
          <table:table-cell/>
          <table:table-cell table:style-name="ce2" table:formula="of:=[.O26]/[.I$1]" office:value-type="float" office:value="0.158155326982038" calcext:value-type="float">
            <text:p>0.158155326982038</text:p>
          </table:table-cell>
          <table:table-cell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3609698" calcext:value-type="float">
            <text:p>0.3609698</text:p>
          </table:table-cell>
          <table:table-cell office:value-type="string" calcext:value-type="string">
            <text:p>Rel_Error</text:p>
          </table:table-cell>
          <table:table-cell office:value-type="percentage" office:value="0.003824848" calcext:value-type="percentage">
            <text:p>0.38%</text:p>
          </table:table-cell>
          <table:table-cell table:number-columns-repeated="3"/>
          <table:table-cell table:formula="of:=100*(MAX([.I26:.I29])-MIN([.I26:.I29]))" office:value-type="float" office:value="0.127290000000002" calcext:value-type="float">
            <text:p>0.127290000000002</text:p>
          </table:table-cell>
          <table:table-cell table:formula="of:=[.O27]/100" office:value-type="float" office:value="0.00127290000000002" calcext:value-type="float">
            <text:p>0.0012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3596969" calcext:value-type="float">
            <text:p>0.3596969</text:p>
          </table:table-cell>
          <table:table-cell office:value-type="string" calcext:value-type="string">
            <text:p>Rel_Error</text:p>
          </table:table-cell>
          <table:table-cell office:value-type="percentage" office:value="0.003835934" calcext:value-type="percentage">
            <text:p>0.3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3601491" calcext:value-type="float">
            <text:p>0.3601491</text:p>
          </table:table-cell>
          <table:table-cell office:value-type="string" calcext:value-type="string">
            <text:p>Rel_Error</text:p>
          </table:table-cell>
          <table:table-cell office:value-type="percentage" office:value="0.003833893" calcext:value-type="percentage">
            <text:p>0.38%</text:p>
          </table:table-cell>
          <table:table-cell table:number-columns-repeated="9"/>
        </table:table-row>
        <table:table-row table:style-name="ro1">
          <table:table-cell table:number-columns-repeated="10"/>
          <table:table-cell table:style-name="Default"/>
          <table:table-cell table:number-columns-repeated="4"/>
          <table:table-cell office:value-type="string" calcext:value-type="string">
            <text:p>Total</text:p>
          </table:table-cell>
          <table:table-cell table:style-name="ce2" table:formula="of:=100*SQRT(SUM([.Q2:.Q27]))/[.I1]" office:value-type="float" office:value="0.174564924915124" calcext:value-type="float">
            <text:p>0.174564924915124</text:p>
          </table:table-cell>
          <table:table-cell table:number-columns-repeated="3"/>
        </table:table-row>
        <table:table-row table:style-name="ro1" table:number-rows-repeated="7"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table:style-name="ce5" office:value-type="string" calcext:value-type="string">
            <text:p>To be updated</text:p>
          </table:table-cell>
          <table:table-cell table:style-name="ce5" table:number-columns-repeated="10"/>
          <table:table-cell table:number-columns-repeated="9"/>
        </table:table-row>
        <table:table-row table:style-name="ro1">
          <table:table-cell table:style-name="ce5"/>
          <table:table-cell table:style-name="ce5" office:value-type="string" calcext:value-type="string">
            <text:p>C-quark,</text:p>
          </table:table-cell>
          <table:table-cell table:style-name="ce5" office:value-type="string" calcext:value-type="string">
            <text:p>Lum</text:p>
          </table:table-cell>
          <table:table-cell table:style-name="ce5" office:value-type="string" calcext:value-type="string">
            <text:p>900fb-1,</text:p>
          </table:table-cell>
          <table:table-cell table:style-name="ce5" office:value-type="string" calcext:value-type="string">
            <text:p>pol=3</text:p>
          </table:table-cell>
          <table:table-cell table:style-name="ce5" office:value-type="string" calcext:value-type="string">
            <text:p>()=left,</text:p>
          </table:table-cell>
          <table:table-cell table:style-name="ce5" office:value-type="string" calcext:value-type="string">
            <text:p>1=right,</text:p>
          </table:table-cell>
          <table:table-cell table:style-name="ce5" office:value-type="string" calcext:value-type="string">
            <text:p>2=80/30</text:p>
          </table:table-cell>
          <table:table-cell table:style-name="ce5" office:value-type="string" calcext:value-type="string">
            <text:p>left,</text:p>
          </table:table-cell>
          <table:table-cell table:style-name="ce5" office:value-type="string" calcext:value-type="string">
            <text:p>3=80/30</text:p>
          </table:table-cell>
          <table:table-cell table:style-name="ce5" office:value-type="string" calcext:value-type="string">
            <text:p>right)</text:p>
          </table:table-cell>
          <table:table-cell table:number-columns-repeated="9"/>
        </table:table-row>
        <table:table-row table:style-name="ro1">
          <table:table-cell table:style-name="ce5"/>
          <table:table-cell table:style-name="ce5" office:value-type="string" calcext:value-type="string">
            <text:p>Parton</text:p>
          </table:table-cell>
          <table:table-cell table:style-name="ce5" office:value-type="string" calcext:value-type="string">
            <text:p>LeveL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0.125325" calcext:value-type="float">
            <text:p>0.125325</text:p>
          </table:table-cell>
          <table:table-cell table:style-name="ce5" office:value-type="string" calcext:value-type="string">
            <text:p>Error</text:p>
          </table:table-cell>
          <table:table-cell table:style-name="ce8" office:value-type="float" office:value="0.000152689" calcext:value-type="float">
            <text:p>1.53E-04</text:p>
          </table:table-cell>
          <table:table-cell table:style-name="ce5" office:value-type="string" calcext:value-type="string">
            <text:p>(0.121834/%)</text:p>
          </table:table-cell>
          <table:table-cell table:style-name="ce5" table:number-columns-repeated="3"/>
          <table:table-cell table:number-columns-repeated="9"/>
        </table:table-row>
        <table:table-row table:style-name="ro1">
          <table:table-cell table:style-name="ce5"/>
          <table:table-cell table:style-name="ce5" office:value-type="string" calcext:value-type="string">
            <text:p>Reco,</text:p>
          </table:table-cell>
          <table:table-cell table:style-name="ce5" office:value-type="string" calcext:value-type="string">
            <text:p>only</text:p>
          </table:table-cell>
          <table:table-cell table:style-name="ce5" office:value-type="string" calcext:value-type="string">
            <text:p>stats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0.125344" calcext:value-type="float">
            <text:p>0.125344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float" office:value="0.000268242" calcext:value-type="float">
            <text:p>0.000268242</text:p>
          </table:table-cell>
          <table:table-cell table:style-name="ce5" office:value-type="string" calcext:value-type="string">
            <text:p>(0.214005/%)</text:p>
          </table:table-cell>
          <table:table-cell table:style-name="ce5" table:number-columns-repeated="2"/>
          <table:table-cell table:number-columns-repeated="2"/>
          <table:table-cell office:value-type="string" calcext:value-type="string">
            <text:p>stat</text:p>
          </table:table-cell>
          <table:table-cell table:number-columns-repeated="2"/>
          <table:table-cell table:style-name="ce13" table:formula="of:=[.H41]/[.F41]" office:value-type="percentage" office:value="0.00214004659177942" calcext:value-type="percentage">
            <text:p>0.214%</text:p>
          </table:table-cell>
          <table:table-cell table:style-name="ce37" table:formula="of:=[.Q41]*100" office:value-type="float" office:value="0.214004659177942" calcext:value-type="float">
            <text:p>0.21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Reco,</text:p>
          </table:table-cell>
          <table:table-cell table:style-name="ce5" office:value-type="string" calcext:value-type="string">
            <text:p>stats+rho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0.12558" calcext:value-type="float">
            <text:p>0.12558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float" office:value="0.000271143" calcext:value-type="float">
            <text:p>0.000271143</text:p>
          </table:table-cell>
          <table:table-cell table:style-name="ce5" office:value-type="string" calcext:value-type="string">
            <text:p>(0.215913/%)</text:p>
          </table:table-cell>
          <table:table-cell table:style-name="ce5" table:number-columns-repeated="3"/>
          <table:table-cell table:number-columns-repeated="2"/>
          <table:table-cell office:value-type="string" calcext:value-type="string">
            <text:p>rho</text:p>
          </table:table-cell>
          <table:table-cell table:number-columns-repeated="2"/>
          <table:table-cell table:style-name="ce13" table:formula="of:=ABS([.F41]-[.E42])/([.F41]+[.E42])" office:value-type="percentage" office:value="0.000940523823946749" calcext:value-type="percentage">
            <text:p>0.094%</text:p>
          </table:table-cell>
          <table:table-cell table:style-name="ce37" table:formula="of:=[.Q42]*100" office:value-type="float" office:value="0.0940523823946749" calcext:value-type="float">
            <text:p>0.09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Reco,</text:p>
          </table:table-cell>
          <table:table-cell table:style-name="ce5" office:value-type="string" calcext:value-type="string">
            <text:p>Delta_effc=10%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0.126031" calcext:value-type="float">
            <text:p>0.126031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float" office:value="0.000280686" calcext:value-type="float">
            <text:p>0.000280686</text:p>
          </table:table-cell>
          <table:table-cell table:style-name="ce5" office:value-type="string" calcext:value-type="string">
            <text:p>(0.222712/%)</text:p>
          </table:table-cell>
          <table:table-cell table:style-name="ce5" table:number-columns-repeated="3"/>
          <table:table-cell table:number-columns-repeated="2"/>
          <table:table-cell office:value-type="string" calcext:value-type="string">
            <text:p>effc</text:p>
          </table:table-cell>
          <table:table-cell table:style-name="ce9" table:formula="of:=ABS([.E40]-[.E45])/([.E40]+[.E45])" office:value-type="percentage" office:value="0.00163705234982731" calcext:value-type="percentage">
            <text:p>0.164%</text:p>
          </table:table-cell>
          <table:table-cell table:style-name="ce10" table:formula="of:=ABS([.E40]-[.E43])/([.E40]+[.E43])" office:value-type="percentage" office:value="0.00280876525724475" calcext:value-type="percentage">
            <text:p>0.281%</text:p>
          </table:table-cell>
          <table:table-cell table:style-name="ce13" table:formula="of:=([.O43]+[.P43])/2" office:value-type="percentage" office:value="0.00222290880353603" calcext:value-type="percentage">
            <text:p>0.222%</text:p>
          </table:table-cell>
          <table:table-cell table:style-name="ce37" table:formula="of:=[.Q43]*100" office:value-type="float" office:value="0.222290880353603" calcext:value-type="float">
            <text:p>0.22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Reco,</text:p>
          </table:table-cell>
          <table:table-cell table:style-name="ce5" office:value-type="string" calcext:value-type="string">
            <text:p>Delta_effuds=10%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0.125804" calcext:value-type="float">
            <text:p>0.125804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float" office:value="0.000280655" calcext:value-type="float">
            <text:p>0.000280655</text:p>
          </table:table-cell>
          <table:table-cell table:style-name="ce5" office:value-type="string" calcext:value-type="string">
            <text:p>(0.223089/%)</text:p>
          </table:table-cell>
          <table:table-cell table:style-name="ce5" table:number-columns-repeated="3"/>
          <table:table-cell table:number-columns-repeated="2"/>
          <table:table-cell office:value-type="string" calcext:value-type="string">
            <text:p>effuds</text:p>
          </table:table-cell>
          <table:table-cell table:style-name="ce9" table:formula="of:=ABS([.E40]-[.E46])/([.E40]+[.E46])" office:value-type="percentage" office:value="0.0011835168382168" calcext:value-type="percentage">
            <text:p>0.118%</text:p>
          </table:table-cell>
          <table:table-cell table:style-name="ce10" table:formula="of:=ABS([.E40]-[.E44])/([.E40]+[.E44])" office:value-type="percentage" office:value="0.00190738624372337" calcext:value-type="percentage">
            <text:p>0.191%</text:p>
          </table:table-cell>
          <table:table-cell table:style-name="ce13" table:formula="of:=([.O44]+[.P44])/2" office:value-type="percentage" office:value="0.00154545154097009" calcext:value-type="percentage">
            <text:p>0.155%</text:p>
          </table:table-cell>
          <table:table-cell table:style-name="ce37" table:formula="of:=[.Q44]*100" office:value-type="float" office:value="0.154545154097009" calcext:value-type="float">
            <text:p>0.15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Reco,</text:p>
          </table:table-cell>
          <table:table-cell table:style-name="ce5" office:value-type="string" calcext:value-type="string">
            <text:p>Delta_effc=5%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0.125736" calcext:value-type="float">
            <text:p>0.125736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float" office:value="0.000279969" calcext:value-type="float">
            <text:p>0.000279969</text:p>
          </table:table-cell>
          <table:table-cell table:style-name="ce5" office:value-type="string" calcext:value-type="string">
            <text:p>(0.222665/%)</text:p>
          </table:table-cell>
          <table:table-cell table:style-name="ce5" table:number-columns-repeated="3"/>
          <table:table-cell table:number-columns-repeated="3"/>
          <table:table-cell table:style-name="ce10"/>
          <table:table-cell table:number-columns-repeated="2"/>
          <table:table-cell table:style-name="ce37"/>
          <table:table-cell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Reco,</text:p>
          </table:table-cell>
          <table:table-cell table:style-name="ce5" office:value-type="string" calcext:value-type="string">
            <text:p>Delta_effuds=5%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0.125622" calcext:value-type="float">
            <text:p>0.125622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float" office:value="0.000279954" calcext:value-type="float">
            <text:p>0.000279954</text:p>
          </table:table-cell>
          <table:table-cell table:style-name="ce5" office:value-type="string" calcext:value-type="string">
            <text:p>(0.222854/%)</text:p>
          </table:table-cell>
          <table:table-cell table:style-name="ce5" table:number-columns-repeated="3"/>
          <table:table-cell table:number-columns-repeated="6"/>
          <table:table-cell table:style-name="ce37"/>
          <table:table-cell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DeltaRc=1%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0.127051" calcext:value-type="float">
            <text:p>0.127051</text:p>
          </table:table-cell>
          <table:table-cell table:style-name="ce5" office:value-type="string" calcext:value-type="string">
            <text:p>Error</text:p>
          </table:table-cell>
          <table:table-cell table:style-name="ce8" office:value-type="float" office:value="0.00000990285" calcext:value-type="float">
            <text:p>9.90E-06</text:p>
          </table:table-cell>
          <table:table-cell table:style-name="ce5" office:value-type="string" calcext:value-type="string">
            <text:p>(0.00779439/%)</text:p>
          </table:table-cell>
          <table:table-cell table:style-name="ce5" table:number-columns-repeated="4"/>
          <table:table-cell table:number-columns-repeated="3"/>
          <table:table-cell table:style-name="ce10"/>
          <table:table-cell table:number-columns-repeated="2"/>
          <table:table-cell table:style-name="ce37"/>
          <table:table-cell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DeltaRc=5%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0.127051" calcext:value-type="float">
            <text:p>0.127051</text:p>
          </table:table-cell>
          <table:table-cell table:style-name="ce5" office:value-type="string" calcext:value-type="string">
            <text:p>Error</text:p>
          </table:table-cell>
          <table:table-cell table:style-name="ce8" office:value-type="float" office:value="0.000049512" calcext:value-type="float">
            <text:p>4.95E-05</text:p>
          </table:table-cell>
          <table:table-cell table:style-name="ce5" office:value-type="string" calcext:value-type="string">
            <text:p>(0.0389701/%)</text:p>
          </table:table-cell>
          <table:table-cell table:style-name="ce5" table:number-columns-repeated="4"/>
          <table:table-cell table:number-columns-repeated="2"/>
          <table:table-cell office:value-type="string" calcext:value-type="string">
            <text:p>Pol</text:p>
          </table:table-cell>
          <table:table-cell table:number-columns-repeated="2"/>
          <table:table-cell table:style-name="ce13" table:formula="of:=[.C51]" office:value-type="percentage" office:value="0.000300417" calcext:value-type="percentage">
            <text:p>0.030%</text:p>
          </table:table-cell>
          <table:table-cell table:style-name="ce37" table:formula="of:=[.Q48]*100" office:value-type="float" office:value="0.0300417" calcext:value-type="float">
            <text:p>0.03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C-quark,</text:p>
          </table:table-cell>
          <table:table-cell table:style-name="ce5" office:value-type="string" calcext:value-type="string">
            <text:p>Lum</text:p>
          </table:table-cell>
          <table:table-cell table:style-name="ce5" office:value-type="string" calcext:value-type="string">
            <text:p>900fb-1,</text:p>
          </table:table-cell>
          <table:table-cell table:style-name="ce5" office:value-type="string" calcext:value-type="string">
            <text:p>pol=3</text:p>
          </table:table-cell>
          <table:table-cell table:style-name="ce5" office:value-type="string" calcext:value-type="string">
            <text:p>()=left,</text:p>
          </table:table-cell>
          <table:table-cell table:style-name="ce5" office:value-type="string" calcext:value-type="string">
            <text:p>1=right,</text:p>
          </table:table-cell>
          <table:table-cell table:style-name="ce5" office:value-type="string" calcext:value-type="string">
            <text:p>2=80/30</text:p>
          </table:table-cell>
          <table:table-cell table:style-name="ce5" office:value-type="string" calcext:value-type="string">
            <text:p>left,</text:p>
          </table:table-cell>
          <table:table-cell table:style-name="ce5" office:value-type="string" calcext:value-type="string">
            <text:p>3=80/30</text:p>
          </table:table-cell>
          <table:table-cell table:style-name="ce5" office:value-type="string" calcext:value-type="string">
            <text:p>right)</text:p>
          </table:table-cell>
          <table:table-cell table:number-columns-repeated="5"/>
          <table:table-cell table:style-name="ce10"/>
          <table:table-cell table:style-name="ce37"/>
          <table:table-cell table:number-columns-repeated="2"/>
        </table:table-row>
        <table:table-row table:style-name="ro1">
          <table:table-cell table:style-name="ce5" table:number-columns-repeated="11"/>
          <table:table-cell table:number-columns-repeated="2"/>
          <table:table-cell office:value-type="string" calcext:value-type="string">
            <text:p>BKG 5%</text:p>
          </table:table-cell>
          <table:table-cell table:number-columns-repeated="2"/>
          <table:table-cell table:style-name="ce13" table:formula="of:=ABS([.E54]-[.E53])/([.E53]+[.E54])" office:value-type="percentage" office:value="0.000883701675052544" calcext:value-type="percentage">
            <text:p>0.088%</text:p>
          </table:table-cell>
          <table:table-cell table:style-name="ce37" table:formula="of:=[.Q50]*100" office:value-type="float" office:value="0.0883701675052544" calcext:value-type="float">
            <text:p>0.09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Polarization</text:p>
          </table:table-cell>
          <table:table-cell table:style-name="ce5" office:value-type="string" calcext:value-type="string">
            <text:p>unc</text:p>
          </table:table-cell>
          <table:table-cell table:style-name="ce7" office:value-type="percentage" office:value="0.000300417" calcext:value-type="percentage">
            <text:p>0.03%</text:p>
          </table:table-cell>
          <table:table-cell table:style-name="ce5" table:number-columns-repeated="8"/>
          <table:table-cell table:number-columns-repeated="3"/>
          <table:table-cell table:style-name="ce10"/>
          <table:table-cell table:style-name="ce11" office:value-type="string" calcext:value-type="string">
            <text:p>Total syst</text:p>
          </table:table-cell>
          <table:table-cell table:style-name="ce14" table:formula="of:=SQRT([.Q42]*[.Q42]+[.Q43]*[.Q43]+[.Q44]*[.Q44]+[.Q48]*[.Q48]+[.Q50]*[.Q50])" office:value-type="percentage" office:value="0.00301421766004313" calcext:value-type="percentage">
            <text:p>0.301%</text:p>
          </table:table-cell>
          <table:table-cell table:style-name="ce37" table:formula="of:=[.Q51]*100" office:value-type="float" office:value="0.301421766004313" calcext:value-type="float">
            <text:p>0.30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C-quark,</text:p>
          </table:table-cell>
          <table:table-cell table:style-name="ce5" office:value-type="string" calcext:value-type="string">
            <text:p>Lum</text:p>
          </table:table-cell>
          <table:table-cell table:style-name="ce5" office:value-type="string" calcext:value-type="string">
            <text:p>900fb-1,</text:p>
          </table:table-cell>
          <table:table-cell table:style-name="ce5" office:value-type="string" calcext:value-type="string">
            <text:p>pol=3</text:p>
          </table:table-cell>
          <table:table-cell table:style-name="ce5" office:value-type="string" calcext:value-type="string">
            <text:p>()=left,</text:p>
          </table:table-cell>
          <table:table-cell table:style-name="ce5" office:value-type="string" calcext:value-type="string">
            <text:p>1=right,</text:p>
          </table:table-cell>
          <table:table-cell table:style-name="ce5" office:value-type="string" calcext:value-type="string">
            <text:p>2=80/30</text:p>
          </table:table-cell>
          <table:table-cell table:style-name="ce5" office:value-type="string" calcext:value-type="string">
            <text:p>left,</text:p>
          </table:table-cell>
          <table:table-cell table:style-name="ce5" office:value-type="string" calcext:value-type="string">
            <text:p>3=80/30</text:p>
          </table:table-cell>
          <table:table-cell table:style-name="ce5" office:value-type="string" calcext:value-type="string">
            <text:p>right)</text:p>
          </table:table-cell>
          <table:table-cell table:number-columns-repeated="6"/>
          <table:table-cell table:style-name="ce15" table:formula="of:=SQRT([.Q41]*[.Q41]+[.R51]*[.R51])" office:value-type="percentage" office:value="0.301429362903772" calcext:value-type="percentage">
            <text:p>30.143%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BKG</text:p>
          </table:table-cell>
          <table:table-cell table:style-name="ce5" office:value-type="string" calcext:value-type="string">
            <text:p>unc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0.125497" calcext:value-type="float">
            <text:p>0.125497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float" office:value="0.000268746" calcext:value-type="float">
            <text:p>0.000268746</text:p>
          </table:table-cell>
          <table:table-cell table:style-name="ce5" office:value-type="string" calcext:value-type="string">
            <text:p>(0.214146/%)</text:p>
          </table:table-cell>
          <table:table-cell table:style-name="ce5" table:number-columns-repeated="3"/>
          <table:table-cell table:number-columns-repeated="9"/>
        </table:table-row>
        <table:table-row table:style-name="ro1">
          <table:table-cell table:style-name="ce5" office:value-type="string" calcext:value-type="string">
            <text:p>BKG</text:p>
          </table:table-cell>
          <table:table-cell table:style-name="ce5" office:value-type="string" calcext:value-type="string">
            <text:p>unc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0.125719" calcext:value-type="float">
            <text:p>0.125719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float" office:value="0.000268942" calcext:value-type="float">
            <text:p>0.000268942</text:p>
          </table:table-cell>
          <table:table-cell table:style-name="ce5" office:value-type="string" calcext:value-type="string">
            <text:p>(0.213923/%)</text:p>
          </table:table-cell>
          <table:table-cell table:style-name="ce5" table:formula="of:=100*ABS([.E53]-[.E54])/([.E54]+[.E53])" office:value-type="float" office:value="0.0883701675052544" calcext:value-type="float">
            <text:p>0.088370167505255</text:p>
          </table:table-cell>
          <table:table-cell table:style-name="ce5" table:number-columns-repeated="2"/>
          <table:table-cell table:number-columns-repeated="9"/>
        </table:table-row>
      </table:table>
      <table:table table:name="cc_pol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9" table:number-columns-repeated="2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5992744" calcext:value-type="float">
            <text:p>0.5992744</text:p>
          </table:table-cell>
          <table:table-cell office:value-type="string" calcext:value-type="string">
            <text:p>Rel_Error</text:p>
          </table:table-cell>
          <table:table-cell office:value-type="percentage" office:value="0.003590283" calcext:value-type="percentage">
            <text:p>0.36%</text:p>
          </table:table-cell>
          <table:table-cell table:number-columns-repeated="2"/>
          <table:table-cell table:style-name="ce2" office:value-type="string" calcext:value-type="string">
            <text:p>Stat</text:p>
          </table:table-cell>
          <table:table-cell table:style-name="ce3" table:formula="of:=[.K1]" office:value-type="percentage" office:value="0.003590283" calcext:value-type="percentage">
            <text:p>0.36%</text:p>
          </table:table-cell>
          <table:table-cell table:number-columns-repeated="3"/>
          <table:table-cell office:value-type="string" calcext:value-type="string">
            <text:p>Relative</text:p>
          </table:table-cell>
          <table:table-cell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5992744" calcext:value-type="float">
            <text:p>0.5992744</text:p>
          </table:table-cell>
          <table:table-cell office:value-type="string" calcext:value-type="string">
            <text:p>Rel_Error</text:p>
          </table:table-cell>
          <table:table-cell office:value-type="percentage" office:value="0.003590283" calcext:value-type="percentage">
            <text:p>0.36%</text:p>
          </table:table-cell>
          <table:table-cell table:number-columns-repeated="2"/>
          <table:table-cell office:value-type="string" calcext:value-type="string">
            <text:p>rho</text:p>
          </table:table-cell>
          <table:table-cell table:formula="of:=100*ABS([.I2]-[.I1])" office:value-type="float" office:value="0" calcext:value-type="float">
            <text:p>0</text:p>
          </table:table-cell>
          <table:table-cell table:formula="of:=[.O2]/100" office:value-type="float" office:value="0" calcext:value-type="float">
            <text:p>0</text:p>
          </table:table-cell>
          <table:table-cell table:formula="of:=[.P2]*[.P2]" office:value-type="float" office:value="0" calcext:value-type="float">
            <text:p>0</text:p>
          </table:table-cell>
          <table:table-cell/>
          <table:table-cell table:formula="of:=[.O2]/[.$I$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5992745" calcext:value-type="float">
            <text:p>0.5992745</text:p>
          </table:table-cell>
          <table:table-cell office:value-type="string" calcext:value-type="string">
            <text:p>Rel_Error</text:p>
          </table:table-cell>
          <table:table-cell office:value-type="percentage" office:value="0.00359029" calcext:value-type="percentage">
            <text:p>0.36%</text:p>
          </table:table-cell>
          <table:table-cell table:number-columns-repeated="2"/>
          <table:table-cell office:value-type="string" calcext:value-type="string">
            <text:p>Bkg 1%</text:p>
          </table:table-cell>
          <table:table-cell table:formula="of:=100*ABS([.I4]-[.I3])" office:value-type="float" office:value="0.0000200000000005751" calcext:value-type="float">
            <text:p>2.00000000005751E-05</text:p>
          </table:table-cell>
          <table:table-cell table:formula="of:=[.O3]/100" office:value-type="float" office:value="0.000000200000000005751" calcext:value-type="float">
            <text:p>2.00000000005751E-07</text:p>
          </table:table-cell>
          <table:table-cell table:number-columns-repeated="2"/>
          <table:table-cell table:formula="of:=[.O3]/[.$I$1]" office:value-type="float" office:value="0.0000333736932540004" calcext:value-type="float">
            <text:p>3.33736932540004E-05</text:p>
          </table:table-cell>
          <table:table-cell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5992743" calcext:value-type="float">
            <text:p>0.5992743</text:p>
          </table:table-cell>
          <table:table-cell office:value-type="string" calcext:value-type="string">
            <text:p>Rel_Error</text:p>
          </table:table-cell>
          <table:table-cell office:value-type="percentage" office:value="0.003590276" calcext:value-type="percentage">
            <text:p>0.3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5992748" calcext:value-type="float">
            <text:p>0.5992748</text:p>
          </table:table-cell>
          <table:table-cell office:value-type="string" calcext:value-type="string">
            <text:p>Rel_Error</text:p>
          </table:table-cell>
          <table:table-cell office:value-type="percentage" office:value="0.003590317" calcext:value-type="percentage">
            <text:p>0.36%</text:p>
          </table:table-cell>
          <table:table-cell table:number-columns-repeated="2"/>
          <table:table-cell office:value-type="string" calcext:value-type="string">
            <text:p>Bkg 5%</text:p>
          </table:table-cell>
          <table:table-cell table:formula="of:=100*ABS([.I6]-[.I5])" office:value-type="float" office:value="0.000070000000007564" calcext:value-type="float">
            <text:p>7.0000000007564E-05</text:p>
          </table:table-cell>
          <table:table-cell table:formula="of:=[.O5]/100" office:value-type="float" office:value="0.00000070000000007564" calcext:value-type="float">
            <text:p>7.0000000007564E-07</text:p>
          </table:table-cell>
          <table:table-cell table:formula="of:=[.P5]*[.P5]" office:value-type="float" office:value="0.000000000000490000000105896" calcext:value-type="float">
            <text:p>4.90000000105896E-13</text:p>
          </table:table-cell>
          <table:table-cell/>
          <table:table-cell table:formula="of:=[.O5]/[.$I$1]" office:value-type="float" office:value="0.000116807926398264" calcext:value-type="float">
            <text:p>0.000116807926398</text:p>
          </table:table-cell>
          <table:table-cell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5992741" calcext:value-type="float">
            <text:p>0.5992741</text:p>
          </table:table-cell>
          <table:table-cell office:value-type="string" calcext:value-type="string">
            <text:p>Rel_Error</text:p>
          </table:table-cell>
          <table:table-cell office:value-type="percentage" office:value="0.003590249" calcext:value-type="percentage">
            <text:p>0.3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5992751" calcext:value-type="float">
            <text:p>0.5992751</text:p>
          </table:table-cell>
          <table:table-cell office:value-type="string" calcext:value-type="string">
            <text:p>Rel_Error</text:p>
          </table:table-cell>
          <table:table-cell office:value-type="percentage" office:value="0.003590351" calcext:value-type="percentage">
            <text:p>0.36%</text:p>
          </table:table-cell>
          <table:table-cell table:number-columns-repeated="2"/>
          <table:table-cell office:value-type="string" calcext:value-type="string">
            <text:p>Bkg 10%</text:p>
          </table:table-cell>
          <table:table-cell table:formula="of:=100*ABS([.I8]-[.I7])" office:value-type="float" office:value="0.000139999999992924" calcext:value-type="float">
            <text:p>0.000139999999993</text:p>
          </table:table-cell>
          <table:table-cell table:formula="of:=[.O7]/100" office:value-type="float" office:value="0.00000139999999992924" calcext:value-type="float">
            <text:p>1.39999999992924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5992737" calcext:value-type="float">
            <text:p>0.5992737</text:p>
          </table:table-cell>
          <table:table-cell office:value-type="string" calcext:value-type="string">
            <text:p>Rel_Error</text:p>
          </table:table-cell>
          <table:table-cell office:value-type="percentage" office:value="0.003590216" calcext:value-type="percentage">
            <text:p>0.3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5992744" calcext:value-type="float">
            <text:p>0.5992744</text:p>
          </table:table-cell>
          <table:table-cell office:value-type="string" calcext:value-type="string">
            <text:p>Rel_Error</text:p>
          </table:table-cell>
          <table:table-cell office:value-type="percentage" office:value="0.003590283" calcext:value-type="percentage">
            <text:p>0.36%</text:p>
          </table:table-cell>
          <table:table-cell table:number-columns-repeated="2"/>
          <table:table-cell office:value-type="string" calcext:value-type="string">
            <text:p>Rc 1%</text:p>
          </table:table-cell>
          <table:table-cell table:formula="of:=100*ABS([.I10]-[.I9])" office:value-type="float" office:value="0" calcext:value-type="float">
            <text:p>0</text:p>
          </table:table-cell>
          <table:table-cell table:formula="of:=[.O9]/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5992744" calcext:value-type="float">
            <text:p>0.5992744</text:p>
          </table:table-cell>
          <table:table-cell office:value-type="string" calcext:value-type="string">
            <text:p>Rel_Error</text:p>
          </table:table-cell>
          <table:table-cell office:value-type="percentage" office:value="0.003590283" calcext:value-type="percentage">
            <text:p>0.3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5992744" calcext:value-type="float">
            <text:p>0.5992744</text:p>
          </table:table-cell>
          <table:table-cell office:value-type="string" calcext:value-type="string">
            <text:p>Rel_Error</text:p>
          </table:table-cell>
          <table:table-cell office:value-type="percentage" office:value="0.003590283" calcext:value-type="percentage">
            <text:p>0.36%</text:p>
          </table:table-cell>
          <table:table-cell table:number-columns-repeated="2"/>
          <table:table-cell office:value-type="string" calcext:value-type="string">
            <text:p>Rc 5%</text:p>
          </table:table-cell>
          <table:table-cell table:formula="of:=100*ABS([.I12]-[.I11])" office:value-type="float" office:value="0" calcext:value-type="float">
            <text:p>0</text:p>
          </table:table-cell>
          <table:table-cell table:formula="of:=[.O11]/100" office:value-type="float" office:value="0" calcext:value-type="float">
            <text:p>0</text:p>
          </table:table-cell>
          <table:table-cell table:formula="of:=[.P11]*[.P11]" office:value-type="float" office:value="0" calcext:value-type="float">
            <text:p>0</text:p>
          </table:table-cell>
          <table:table-cell/>
          <table:table-cell table:formula="of:=[.O11]/[.$I$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5992744" calcext:value-type="float">
            <text:p>0.5992744</text:p>
          </table:table-cell>
          <table:table-cell office:value-type="string" calcext:value-type="string">
            <text:p>Rel_Error</text:p>
          </table:table-cell>
          <table:table-cell office:value-type="percentage" office:value="0.003590283" calcext:value-type="percentage">
            <text:p>0.3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5992744" calcext:value-type="float">
            <text:p>0.5992744</text:p>
          </table:table-cell>
          <table:table-cell office:value-type="string" calcext:value-type="string">
            <text:p>Rel_Error</text:p>
          </table:table-cell>
          <table:table-cell office:value-type="percentage" office:value="0.003590283" calcext:value-type="percentage">
            <text:p>0.36%</text:p>
          </table:table-cell>
          <table:table-cell table:number-columns-repeated="2"/>
          <table:table-cell office:value-type="string" calcext:value-type="string">
            <text:p>uds tagging 1%</text:p>
          </table:table-cell>
          <table:table-cell table:formula="of:=100*ABS([.I14]-[.I13])" office:value-type="float" office:value="0" calcext:value-type="float">
            <text:p>0</text:p>
          </table:table-cell>
          <table:table-cell table:formula="of:=[.O13]/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5992744" calcext:value-type="float">
            <text:p>0.5992744</text:p>
          </table:table-cell>
          <table:table-cell office:value-type="string" calcext:value-type="string">
            <text:p>Rel_Error</text:p>
          </table:table-cell>
          <table:table-cell office:value-type="percentage" office:value="0.003590283" calcext:value-type="percentage">
            <text:p>0.3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5992744" calcext:value-type="float">
            <text:p>0.5992744</text:p>
          </table:table-cell>
          <table:table-cell office:value-type="string" calcext:value-type="string">
            <text:p>Rel_Error</text:p>
          </table:table-cell>
          <table:table-cell office:value-type="percentage" office:value="0.003590283" calcext:value-type="percentage">
            <text:p>0.36%</text:p>
          </table:table-cell>
          <table:table-cell table:number-columns-repeated="2"/>
          <table:table-cell office:value-type="string" calcext:value-type="string">
            <text:p>uds tagging 5%</text:p>
          </table:table-cell>
          <table:table-cell table:formula="of:=100*ABS([.I16]-[.I15])" office:value-type="float" office:value="0" calcext:value-type="float">
            <text:p>0</text:p>
          </table:table-cell>
          <table:table-cell table:formula="of:=[.O15]/100" office:value-type="float" office:value="0" calcext:value-type="float">
            <text:p>0</text:p>
          </table:table-cell>
          <table:table-cell table:formula="of:=[.P15]*[.P15]" office:value-type="float" office:value="0" calcext:value-type="float">
            <text:p>0</text:p>
          </table:table-cell>
          <table:table-cell/>
          <table:table-cell table:formula="of:=[.O15]/[.$I$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5992744" calcext:value-type="float">
            <text:p>0.5992744</text:p>
          </table:table-cell>
          <table:table-cell office:value-type="string" calcext:value-type="string">
            <text:p>Rel_Error</text:p>
          </table:table-cell>
          <table:table-cell office:value-type="percentage" office:value="0.003590283" calcext:value-type="percentage">
            <text:p>0.3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5992744" calcext:value-type="float">
            <text:p>0.5992744</text:p>
          </table:table-cell>
          <table:table-cell office:value-type="string" calcext:value-type="string">
            <text:p>Rel_Error</text:p>
          </table:table-cell>
          <table:table-cell office:value-type="percentage" office:value="0.003590283" calcext:value-type="percentage">
            <text:p>0.36%</text:p>
          </table:table-cell>
          <table:table-cell table:number-columns-repeated="2"/>
          <table:table-cell office:value-type="string" calcext:value-type="string">
            <text:p>c tagging 1%</text:p>
          </table:table-cell>
          <table:table-cell table:formula="of:=100*ABS([.I18]-[.I17])" office:value-type="float" office:value="0" calcext:value-type="float">
            <text:p>0</text:p>
          </table:table-cell>
          <table:table-cell table:formula="of:=[.O17]/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5992744" calcext:value-type="float">
            <text:p>0.5992744</text:p>
          </table:table-cell>
          <table:table-cell office:value-type="string" calcext:value-type="string">
            <text:p>Rel_Error</text:p>
          </table:table-cell>
          <table:table-cell office:value-type="percentage" office:value="0.003590283" calcext:value-type="percentage">
            <text:p>0.3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5992744" calcext:value-type="float">
            <text:p>0.5992744</text:p>
          </table:table-cell>
          <table:table-cell office:value-type="string" calcext:value-type="string">
            <text:p>Rel_Error</text:p>
          </table:table-cell>
          <table:table-cell office:value-type="percentage" office:value="0.003590283" calcext:value-type="percentage">
            <text:p>0.36%</text:p>
          </table:table-cell>
          <table:table-cell table:number-columns-repeated="2"/>
          <table:table-cell office:value-type="string" calcext:value-type="string">
            <text:p>c tagging 5%</text:p>
          </table:table-cell>
          <table:table-cell table:formula="of:=100*ABS([.I20]-[.I19])" office:value-type="float" office:value="0" calcext:value-type="float">
            <text:p>0</text:p>
          </table:table-cell>
          <table:table-cell table:formula="of:=[.O19]/100" office:value-type="float" office:value="0" calcext:value-type="float">
            <text:p>0</text:p>
          </table:table-cell>
          <table:table-cell table:formula="of:=[.P19]*[.P19]" office:value-type="float" office:value="0" calcext:value-type="float">
            <text:p>0</text:p>
          </table:table-cell>
          <table:table-cell/>
          <table:table-cell table:formula="of:=[.O19]/[.$I$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5992744" calcext:value-type="float">
            <text:p>0.5992744</text:p>
          </table:table-cell>
          <table:table-cell office:value-type="string" calcext:value-type="string">
            <text:p>Rel_Error</text:p>
          </table:table-cell>
          <table:table-cell office:value-type="percentage" office:value="0.003590283" calcext:value-type="percentage">
            <text:p>0.3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5989827" calcext:value-type="float">
            <text:p>0.5989827</text:p>
          </table:table-cell>
          <table:table-cell office:value-type="string" calcext:value-type="string">
            <text:p>Rel_Error</text:p>
          </table:table-cell>
          <table:table-cell office:value-type="percentage" office:value="0.001369204" calcext:value-type="percentage">
            <text:p>0.14%</text:p>
          </table:table-cell>
          <table:table-cell table:number-columns-repeated="2"/>
          <table:table-cell office:value-type="string" calcext:value-type="string">
            <text:p>Rho (2)</text:p>
          </table:table-cell>
          <table:table-cell table:formula="of:=100*ABS([.I21]-[.I1])" office:value-type="float" office:value="0.0291700000000006" calcext:value-type="float">
            <text:p>0.029170000000001</text:p>
          </table:table-cell>
          <table:table-cell table:formula="of:=[.O21]/100" office:value-type="float" office:value="0.000291700000000006" calcext:value-type="float">
            <text:p>0.0002917</text:p>
          </table:table-cell>
          <table:table-cell table:formula="of:=[.P21]*[.P21]" office:value-type="float" office:value="0.0000000850888900000034" calcext:value-type="float">
            <text:p>8.50888900000034E-08</text:p>
          </table:table-cell>
          <table:table-cell/>
          <table:table-cell table:formula="of:=100*0.0001/0.1" office:value-type="float" office:value="0.1" calcext:value-type="float">
            <text:p>0.1</text:p>
          </table:table-cell>
          <table:table-cell table:formula="of:=[.O21]/[.$I$1]" office:value-type="float" office:value="0.0486755316095608" calcext:value-type="float">
            <text:p>0.048675531609561</text:p>
          </table:table-cell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5992669" calcext:value-type="float">
            <text:p>0.5992669</text:p>
          </table:table-cell>
          <table:table-cell office:value-type="string" calcext:value-type="string">
            <text:p>Rel_Error</text:p>
          </table:table-cell>
          <table:table-cell office:value-type="percentage" office:value="0.003420516" calcext:value-type="percentage">
            <text:p>0.3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5992661" calcext:value-type="float">
            <text:p>0.5992661</text:p>
          </table:table-cell>
          <table:table-cell office:value-type="string" calcext:value-type="string">
            <text:p>Rel_Error</text:p>
          </table:table-cell>
          <table:table-cell office:value-type="percentage" office:value="0.003606552" calcext:value-type="percentage">
            <text:p>0.36%</text:p>
          </table:table-cell>
          <table:table-cell table:number-columns-repeated="3"/>
          <table:table-cell table:formula="of:=100*ABS([.I23]-[.I22])/2" office:value-type="float" office:value="0.0000399999999955991" calcext:value-type="float">
            <text:p>3.99999999955991E-05</text:p>
          </table:table-cell>
          <table:table-cell table:formula="of:=[.O23]/100" office:value-type="float" office:value="0.000000399999999955991" calcext:value-type="float">
            <text:p>3.99999999955991E-07</text:p>
          </table:table-cell>
          <table:table-cell/>
          <table:table-cell table:style-name="ce2" table:formula="of:=100*SQRT(SUM([.Q2:.Q22]))/[.I1]" office:value-type="float" office:value="0.0486756717628532" calcext:value-type="float">
            <text:p>0.048675671762853</text:p>
          </table:table-cell>
          <table:table-cell table:style-name="ce26" table:formula="of:=100*SQRT([.K23]*[.K23]-[.K22]*[.K22])" office:value-type="float" office:value="0.114336679261206" calcext:value-type="float">
            <text:p>0.114336679261206</text:p>
          </table:table-cell>
          <table:table-cell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330792" calcext:value-type="float">
            <text:p>0.6330792</text:p>
          </table:table-cell>
          <table:table-cell office:value-type="string" calcext:value-type="string">
            <text:p>Rel_Error</text:p>
          </table:table-cell>
          <table:table-cell office:value-type="percentage" office:value="0.001143542" calcext:value-type="percentage">
            <text:p>0.11%</text:p>
          </table:table-cell>
          <table:table-cell table:number-columns-repeated="2"/>
          <table:table-cell office:value-type="string" calcext:value-type="string">
            <text:p>pol</text:p>
          </table:table-cell>
          <table:table-cell table:formula="of:=100*STDEV([.I26:.I29])" office:value-type="float" office:value="0.00138200337674562" calcext:value-type="float">
            <text:p>0.001382003376746</text:p>
          </table:table-cell>
          <table:table-cell table:formula="of:=[.O26]/100" office:value-type="float" office:value="0.0000138200337674562" calcext:value-type="float">
            <text:p>1.38200337674562E-05</text:p>
          </table:table-cell>
          <table:table-cell table:style-name="ce4" table:formula="of:=[.P26]*[.P26]" office:value-type="float" office:value="0.00000000019099333333363" calcext:value-type="float">
            <text:p>1.9099333333363E-10</text:p>
          </table:table-cell>
          <table:table-cell/>
          <table:table-cell table:style-name="ce2" table:formula="of:=[.O26]/[.I$1]" office:value-type="float" office:value="0.00230612783850874" calcext:value-type="float">
            <text:p>0.002306127838509</text:p>
          </table:table-cell>
          <table:table-cell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330705" calcext:value-type="float">
            <text:p>0.6330705</text:p>
          </table:table-cell>
          <table:table-cell office:value-type="string" calcext:value-type="string">
            <text:p>Rel_Error</text:p>
          </table:table-cell>
          <table:table-cell office:value-type="percentage" office:value="0.001142734" calcext:value-type="percentage">
            <text:p>0.11%</text:p>
          </table:table-cell>
          <table:table-cell table:number-columns-repeated="3"/>
          <table:table-cell table:formula="of:=100*(MAX([.I26:.I29])-MIN([.I26:.I29]))" office:value-type="float" office:value="0.00310000000000032" calcext:value-type="float">
            <text:p>0.0031</text:p>
          </table:table-cell>
          <table:table-cell table:formula="of:=[.O27]/100" office:value-type="float" office:value="0.0000310000000000032" calcext:value-type="float">
            <text:p>3.10000000000032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331015" calcext:value-type="float">
            <text:p>0.6331015</text:p>
          </table:table-cell>
          <table:table-cell office:value-type="string" calcext:value-type="string">
            <text:p>Rel_Error</text:p>
          </table:table-cell>
          <table:table-cell office:value-type="percentage" office:value="0.001143997" calcext:value-type="percentage">
            <text:p>0.1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330928" calcext:value-type="float">
            <text:p>0.6330928</text:p>
          </table:table-cell>
          <table:table-cell office:value-type="string" calcext:value-type="string">
            <text:p>Rel_Error</text:p>
          </table:table-cell>
          <table:table-cell office:value-type="percentage" office:value="0.001143189" calcext:value-type="percentage">
            <text:p>0.11%</text:p>
          </table:table-cell>
          <table:table-cell table:number-columns-repeated="9"/>
        </table:table-row>
        <table:table-row table:style-name="ro1">
          <table:table-cell table:number-columns-repeated="10"/>
          <table:table-cell table:style-name="Default"/>
          <table:table-cell table:number-columns-repeated="4"/>
          <table:table-cell office:value-type="string" calcext:value-type="string">
            <text:p>Total</text:p>
          </table:table-cell>
          <table:table-cell table:style-name="ce2" table:formula="of:=100*SQRT(SUM([.Q2:.Q27]))/[.I1]" office:value-type="float" office:value="0.0487302703375691" calcext:value-type="float">
            <text:p>0.048730270337569</text:p>
          </table:table-cell>
          <table:table-cell table:number-columns-repeated="3"/>
        </table:table-row>
        <table:table-row table:style-name="ro1" table:number-rows-repeated="7"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table:style-name="ce5" office:value-type="string" calcext:value-type="string">
            <text:p>To be updated</text:p>
          </table:table-cell>
          <table:table-cell table:style-name="ce5" table:number-columns-repeated="10"/>
          <table:table-cell table:number-columns-repeated="9"/>
        </table:table-row>
        <table:table-row table:style-name="ro1">
          <table:table-cell table:style-name="ce30"/>
          <table:table-cell table:style-name="ce30" office:value-type="string" calcext:value-type="string">
            <text:p>C-quark,</text:p>
          </table:table-cell>
          <table:table-cell table:style-name="ce30" office:value-type="string" calcext:value-type="string">
            <text:p>Lum</text:p>
          </table:table-cell>
          <table:table-cell table:style-name="ce30" office:value-type="string" calcext:value-type="string">
            <text:p>900fb-1,</text:p>
          </table:table-cell>
          <table:table-cell table:style-name="ce30" office:value-type="string" calcext:value-type="string">
            <text:p>pol=2</text:p>
          </table:table-cell>
          <table:table-cell table:style-name="ce30" office:value-type="string" calcext:value-type="string">
            <text:p>0=left,</text:p>
          </table:table-cell>
          <table:table-cell table:style-name="ce30" office:value-type="string" calcext:value-type="string">
            <text:p>1=right,</text:p>
          </table:table-cell>
          <table:table-cell table:style-name="ce30" office:value-type="string" calcext:value-type="string">
            <text:p>2=80/30</text:p>
          </table:table-cell>
          <table:table-cell table:style-name="ce30" office:value-type="string" calcext:value-type="string">
            <text:p>left,</text:p>
          </table:table-cell>
          <table:table-cell table:style-name="ce30" office:value-type="string" calcext:value-type="string">
            <text:p>3=80/30</text:p>
          </table:table-cell>
          <table:table-cell table:style-name="ce30" office:value-type="string" calcext:value-type="string">
            <text:p>right)</text:p>
          </table:table-cell>
          <table:table-cell table:number-columns-repeated="9"/>
        </table:table-row>
        <table:table-row table:style-name="ro1">
          <table:table-cell table:style-name="ce30"/>
          <table:table-cell table:style-name="ce30" office:value-type="string" calcext:value-type="string">
            <text:p>Parton</text:p>
          </table:table-cell>
          <table:table-cell table:style-name="ce30" office:value-type="string" calcext:value-type="string">
            <text:p>LeveL</text:p>
          </table:table-cell>
          <table:table-cell table:style-name="ce30" office:value-type="string" calcext:value-type="string">
            <text:p>R</text:p>
          </table:table-cell>
          <table:table-cell table:style-name="ce30" office:value-type="float" office:value="0.248608" calcext:value-type="float">
            <text:p>0.248608</text:p>
          </table:table-cell>
          <table:table-cell table:style-name="ce30" office:value-type="string" calcext:value-type="string">
            <text:p>Error</text:p>
          </table:table-cell>
          <table:table-cell table:style-name="ce30" office:value-type="float" office:value="0.000138632" calcext:value-type="float">
            <text:p>0.000138632</text:p>
          </table:table-cell>
          <table:table-cell table:style-name="ce30" office:value-type="string" calcext:value-type="string">
            <text:p>(0.0557635/%)</text:p>
          </table:table-cell>
          <table:table-cell table:style-name="ce30" table:number-columns-repeated="3"/>
          <table:table-cell table:number-columns-repeated="9"/>
        </table:table-row>
        <table:table-row table:style-name="ro1">
          <table:table-cell table:style-name="ce30"/>
          <table:table-cell table:style-name="ce30" office:value-type="string" calcext:value-type="string">
            <text:p>Reco,</text:p>
          </table:table-cell>
          <table:table-cell table:style-name="ce30" office:value-type="string" calcext:value-type="string">
            <text:p>only</text:p>
          </table:table-cell>
          <table:table-cell table:style-name="ce30" office:value-type="string" calcext:value-type="string">
            <text:p>stats</text:p>
          </table:table-cell>
          <table:table-cell table:style-name="ce30" office:value-type="string" calcext:value-type="string">
            <text:p>R</text:p>
          </table:table-cell>
          <table:table-cell table:style-name="ce30" office:value-type="float" office:value="0.248642" calcext:value-type="float">
            <text:p>0.248642</text:p>
          </table:table-cell>
          <table:table-cell table:style-name="ce30" office:value-type="string" calcext:value-type="string">
            <text:p>Error</text:p>
          </table:table-cell>
          <table:table-cell table:style-name="ce30" office:value-type="float" office:value="0.000402068" calcext:value-type="float">
            <text:p>0.000402068</text:p>
          </table:table-cell>
          <table:table-cell table:style-name="ce30" office:value-type="string" calcext:value-type="string">
            <text:p>(0.161706/%)</text:p>
          </table:table-cell>
          <table:table-cell table:style-name="ce30" table:number-columns-repeated="2"/>
          <table:table-cell table:number-columns-repeated="2"/>
          <table:table-cell office:value-type="string" calcext:value-type="string">
            <text:p>stat</text:p>
          </table:table-cell>
          <table:table-cell table:number-columns-repeated="2"/>
          <table:table-cell table:style-name="ce13" table:formula="of:=[.H41]/[.F41]" office:value-type="percentage" office:value="0.00161705584736287" calcext:value-type="percentage">
            <text:p>0.162%</text:p>
          </table:table-cell>
          <table:table-cell table:style-name="ce37" table:formula="of:=[.Q41]*100" office:value-type="float" office:value="0.161705584736287" calcext:value-type="float">
            <text:p>0.16</text:p>
          </table:table-cell>
          <table:table-cell table:number-columns-repeated="2"/>
        </table:table-row>
        <table:table-row table:style-name="ro1">
          <table:table-cell table:style-name="ce30"/>
          <table:table-cell table:style-name="ce30" office:value-type="string" calcext:value-type="string">
            <text:p>Reco,</text:p>
          </table:table-cell>
          <table:table-cell table:style-name="ce30" office:value-type="string" calcext:value-type="string">
            <text:p>stats+rho</text:p>
          </table:table-cell>
          <table:table-cell table:style-name="ce30" office:value-type="string" calcext:value-type="string">
            <text:p>R</text:p>
          </table:table-cell>
          <table:table-cell table:style-name="ce30" office:value-type="float" office:value="0.248607" calcext:value-type="float">
            <text:p>0.248607</text:p>
          </table:table-cell>
          <table:table-cell table:style-name="ce30" office:value-type="string" calcext:value-type="string">
            <text:p>Error</text:p>
          </table:table-cell>
          <table:table-cell table:style-name="ce30" office:value-type="float" office:value="0.000517118" calcext:value-type="float">
            <text:p>0.000517118</text:p>
          </table:table-cell>
          <table:table-cell table:style-name="ce30" office:value-type="string" calcext:value-type="string">
            <text:p>(0.208007/%)</text:p>
          </table:table-cell>
          <table:table-cell table:style-name="ce30" table:number-columns-repeated="3"/>
          <table:table-cell table:number-columns-repeated="2"/>
          <table:table-cell office:value-type="string" calcext:value-type="string">
            <text:p>rho</text:p>
          </table:table-cell>
          <table:table-cell table:number-columns-repeated="2"/>
          <table:table-cell table:style-name="ce13" table:formula="of:=ABS([.F41]-[.E42])/([.F41]+[.E42])" office:value-type="percentage" office:value="0.0000703872707637567" calcext:value-type="percentage">
            <text:p>0.007%</text:p>
          </table:table-cell>
          <table:table-cell table:style-name="ce37" table:formula="of:=[.Q42]*100" office:value-type="float" office:value="0.00703872707637567" calcext:value-type="float">
            <text:p>0.01</text:p>
          </table:table-cell>
          <table:table-cell table:number-columns-repeated="2"/>
        </table:table-row>
        <table:table-row table:style-name="ro1">
          <table:table-cell table:style-name="ce30"/>
          <table:table-cell table:style-name="ce30" office:value-type="string" calcext:value-type="string">
            <text:p>Reco,</text:p>
          </table:table-cell>
          <table:table-cell table:style-name="ce30" office:value-type="string" calcext:value-type="string">
            <text:p>Delta_effb=10%</text:p>
          </table:table-cell>
          <table:table-cell table:style-name="ce30" office:value-type="string" calcext:value-type="string">
            <text:p>R</text:p>
          </table:table-cell>
          <table:table-cell table:style-name="ce30" office:value-type="float" office:value="0.249839" calcext:value-type="float">
            <text:p>0.249839</text:p>
          </table:table-cell>
          <table:table-cell table:style-name="ce30" office:value-type="string" calcext:value-type="string">
            <text:p>Error</text:p>
          </table:table-cell>
          <table:table-cell table:style-name="ce30" office:value-type="float" office:value="0.000441077" calcext:value-type="float">
            <text:p>0.000441077</text:p>
          </table:table-cell>
          <table:table-cell table:style-name="ce30" office:value-type="string" calcext:value-type="string">
            <text:p>(0.176545/%)</text:p>
          </table:table-cell>
          <table:table-cell table:style-name="ce30" table:number-columns-repeated="3"/>
          <table:table-cell table:number-columns-repeated="2"/>
          <table:table-cell office:value-type="string" calcext:value-type="string">
            <text:p>effb</text:p>
          </table:table-cell>
          <table:table-cell table:style-name="ce9" table:formula="of:=ABS([.E40]-[.E45])/([.E40]+[.E45])" office:value-type="percentage" office:value="0.00127748808882961" calcext:value-type="percentage">
            <text:p>0.128%</text:p>
          </table:table-cell>
          <table:table-cell table:style-name="ce10" table:formula="of:=ABS([.E40]-[.E43])/([.E40]+[.E43])" office:value-type="percentage" office:value="0.00246967079749699" calcext:value-type="percentage">
            <text:p>0.247%</text:p>
          </table:table-cell>
          <table:table-cell table:style-name="ce13" table:formula="of:=([.O43]+[.P43])/2" office:value-type="percentage" office:value="0.0018735794431633" calcext:value-type="percentage">
            <text:p>0.187%</text:p>
          </table:table-cell>
          <table:table-cell table:style-name="ce37" table:formula="of:=[.Q43]*100" office:value-type="float" office:value="0.18735794431633" calcext:value-type="float">
            <text:p>0.19</text:p>
          </table:table-cell>
          <table:table-cell table:number-columns-repeated="2"/>
        </table:table-row>
        <table:table-row table:style-name="ro1">
          <table:table-cell table:style-name="ce30"/>
          <table:table-cell table:style-name="ce30" office:value-type="string" calcext:value-type="string">
            <text:p>Reco,</text:p>
          </table:table-cell>
          <table:table-cell table:style-name="ce30" office:value-type="string" calcext:value-type="string">
            <text:p>Delta_effuds=10%</text:p>
          </table:table-cell>
          <table:table-cell table:style-name="ce30" office:value-type="string" calcext:value-type="string">
            <text:p>R</text:p>
          </table:table-cell>
          <table:table-cell table:style-name="ce30" office:value-type="float" office:value="0.249283" calcext:value-type="float">
            <text:p>0.249283</text:p>
          </table:table-cell>
          <table:table-cell table:style-name="ce30" office:value-type="string" calcext:value-type="string">
            <text:p>Error</text:p>
          </table:table-cell>
          <table:table-cell table:style-name="ce30" office:value-type="float" office:value="0.000440888" calcext:value-type="float">
            <text:p>0.000440888</text:p>
          </table:table-cell>
          <table:table-cell table:style-name="ce30" office:value-type="string" calcext:value-type="string">
            <text:p>(0.176863/%)</text:p>
          </table:table-cell>
          <table:table-cell table:style-name="ce30" table:number-columns-repeated="3"/>
          <table:table-cell table:number-columns-repeated="2"/>
          <table:table-cell office:value-type="string" calcext:value-type="string">
            <text:p>effuds</text:p>
          </table:table-cell>
          <table:table-cell table:style-name="ce9" table:formula="of:=ABS([.E40]-[.E46])/([.E40]+[.E46])" office:value-type="percentage" office:value="0.000719490970187343" calcext:value-type="percentage">
            <text:p>0.072%</text:p>
          </table:table-cell>
          <table:table-cell table:style-name="ce10" table:formula="of:=ABS([.E40]-[.E44])/([.E40]+[.E44])" office:value-type="percentage" office:value="0.00135571842029677" calcext:value-type="percentage">
            <text:p>0.136%</text:p>
          </table:table-cell>
          <table:table-cell table:style-name="ce13" table:formula="of:=([.O44]+[.P44])/2" office:value-type="percentage" office:value="0.00103760469524206" calcext:value-type="percentage">
            <text:p>0.104%</text:p>
          </table:table-cell>
          <table:table-cell table:style-name="ce37" table:formula="of:=[.Q44]*100" office:value-type="float" office:value="0.103760469524206" calcext:value-type="float">
            <text:p>0.10</text:p>
          </table:table-cell>
          <table:table-cell table:number-columns-repeated="2"/>
        </table:table-row>
        <table:table-row table:style-name="ro1">
          <table:table-cell table:style-name="ce30"/>
          <table:table-cell table:style-name="ce30" office:value-type="string" calcext:value-type="string">
            <text:p>Reco,</text:p>
          </table:table-cell>
          <table:table-cell table:style-name="ce30" office:value-type="string" calcext:value-type="string">
            <text:p>Delta_effb=5%</text:p>
          </table:table-cell>
          <table:table-cell table:style-name="ce30" office:value-type="string" calcext:value-type="string">
            <text:p>R</text:p>
          </table:table-cell>
          <table:table-cell table:style-name="ce30" office:value-type="float" office:value="0.249244" calcext:value-type="float">
            <text:p>0.249244</text:p>
          </table:table-cell>
          <table:table-cell table:style-name="ce32" office:value-type="string" calcext:value-type="string">
            <text:p>Error</text:p>
          </table:table-cell>
          <table:table-cell table:style-name="ce30" office:value-type="float" office:value="0.000440139" calcext:value-type="float">
            <text:p>0.000440139</text:p>
          </table:table-cell>
          <table:table-cell table:style-name="ce30" office:value-type="string" calcext:value-type="string">
            <text:p>(0.17659/%)</text:p>
          </table:table-cell>
          <table:table-cell table:style-name="ce30" table:number-columns-repeated="3"/>
          <table:table-cell table:number-columns-repeated="3"/>
          <table:table-cell table:style-name="ce10"/>
          <table:table-cell table:number-columns-repeated="2"/>
          <table:table-cell table:style-name="ce37"/>
          <table:table-cell table:number-columns-repeated="2"/>
        </table:table-row>
        <table:table-row table:style-name="ro1">
          <table:table-cell table:style-name="ce30"/>
          <table:table-cell table:style-name="ce30" office:value-type="string" calcext:value-type="string">
            <text:p>Reco,</text:p>
          </table:table-cell>
          <table:table-cell table:style-name="ce30" office:value-type="string" calcext:value-type="string">
            <text:p>Delta_effuds=5%</text:p>
          </table:table-cell>
          <table:table-cell table:style-name="ce30" office:value-type="string" calcext:value-type="string">
            <text:p>R</text:p>
          </table:table-cell>
          <table:table-cell table:style-name="ce30" office:value-type="float" office:value="0.248966" calcext:value-type="float">
            <text:p>0.248966</text:p>
          </table:table-cell>
          <table:table-cell table:style-name="ce30" office:value-type="string" calcext:value-type="string">
            <text:p>Error</text:p>
          </table:table-cell>
          <table:table-cell table:style-name="ce30" office:value-type="float" office:value="0.000440045" calcext:value-type="float">
            <text:p>0.000440045</text:p>
          </table:table-cell>
          <table:table-cell table:style-name="ce30" office:value-type="string" calcext:value-type="string">
            <text:p>(0.176749/%)</text:p>
          </table:table-cell>
          <table:table-cell table:style-name="ce30" table:number-columns-repeated="3"/>
          <table:table-cell table:number-columns-repeated="6"/>
          <table:table-cell table:style-name="ce37"/>
          <table:table-cell table:number-columns-repeated="2"/>
        </table:table-row>
        <table:table-row table:style-name="ro1">
          <table:table-cell table:style-name="ce30"/>
          <table:table-cell table:style-name="ce30" office:value-type="string" calcext:value-type="string">
            <text:p>DeltaRb=1%</text:p>
          </table:table-cell>
          <table:table-cell table:style-name="ce30" office:value-type="string" calcext:value-type="string">
            <text:p>R</text:p>
          </table:table-cell>
          <table:table-cell table:style-name="ce30" office:value-type="float" office:value="0.248607" calcext:value-type="float">
            <text:p>0.248607</text:p>
          </table:table-cell>
          <table:table-cell table:style-name="ce30" office:value-type="string" calcext:value-type="string">
            <text:p>Error</text:p>
          </table:table-cell>
          <table:table-cell table:style-name="ce32" office:value-type="float" office:value="0.0000606073" calcext:value-type="float">
            <text:p>6.06E-05</text:p>
          </table:table-cell>
          <table:table-cell table:style-name="ce30" office:value-type="string" calcext:value-type="string">
            <text:p>(0.0243788/%)</text:p>
          </table:table-cell>
          <table:table-cell table:style-name="ce30" office:value-type="string" calcext:value-type="string">
            <text:p>2=80/30</text:p>
          </table:table-cell>
          <table:table-cell table:style-name="ce30" office:value-type="string" calcext:value-type="string">
            <text:p>left,</text:p>
          </table:table-cell>
          <table:table-cell table:style-name="ce30" office:value-type="string" calcext:value-type="string">
            <text:p>3=80/30</text:p>
          </table:table-cell>
          <table:table-cell table:style-name="ce30" office:value-type="string" calcext:value-type="string">
            <text:p>right)</text:p>
          </table:table-cell>
          <table:table-cell table:number-columns-repeated="3"/>
          <table:table-cell table:style-name="ce10"/>
          <table:table-cell table:number-columns-repeated="2"/>
          <table:table-cell table:style-name="ce37"/>
          <table:table-cell table:number-columns-repeated="2"/>
        </table:table-row>
        <table:table-row table:style-name="ro1">
          <table:table-cell table:style-name="ce30" office:value-type="string" calcext:value-type="string">
            <text:p>Polarization</text:p>
          </table:table-cell>
          <table:table-cell table:style-name="ce30" office:value-type="string" calcext:value-type="string">
            <text:p>DeltaRb=5%</text:p>
          </table:table-cell>
          <table:table-cell table:style-name="ce31" office:value-type="string" calcext:value-type="string">
            <text:p>R</text:p>
          </table:table-cell>
          <table:table-cell table:style-name="ce30" office:value-type="float" office:value="0.248607" calcext:value-type="float">
            <text:p>0.248607</text:p>
          </table:table-cell>
          <table:table-cell table:style-name="ce30" office:value-type="string" calcext:value-type="string">
            <text:p>Error</text:p>
          </table:table-cell>
          <table:table-cell table:style-name="ce30" office:value-type="float" office:value="0.000303032" calcext:value-type="float">
            <text:p>0.000303032</text:p>
          </table:table-cell>
          <table:table-cell table:style-name="ce30" office:value-type="string" calcext:value-type="string">
            <text:p>(0.121892/%)</text:p>
          </table:table-cell>
          <table:table-cell table:style-name="ce30" table:number-columns-repeated="4"/>
          <table:table-cell table:number-columns-repeated="2"/>
          <table:table-cell office:value-type="string" calcext:value-type="string">
            <text:p>Pol</text:p>
          </table:table-cell>
          <table:table-cell table:number-columns-repeated="2"/>
          <table:table-cell table:style-name="ce13" table:formula="of:=[.C50]" office:value-type="percentage" office:value="0.0000285736" calcext:value-type="percentage">
            <text:p>0.003%</text:p>
          </table:table-cell>
          <table:table-cell table:style-name="ce37" table:formula="of:=[.Q48]*100" office:value-type="float" office:value="0.00285736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30"/>
          <table:table-cell table:style-name="ce30" office:value-type="string" calcext:value-type="string">
            <text:p>C-quark,</text:p>
          </table:table-cell>
          <table:table-cell table:style-name="ce30" office:value-type="string" calcext:value-type="string">
            <text:p>Lum</text:p>
          </table:table-cell>
          <table:table-cell table:style-name="ce30" office:value-type="string" calcext:value-type="string">
            <text:p>900fb-1,</text:p>
          </table:table-cell>
          <table:table-cell table:style-name="ce30" office:value-type="string" calcext:value-type="string">
            <text:p>pol=2</text:p>
          </table:table-cell>
          <table:table-cell table:style-name="ce30" office:value-type="string" calcext:value-type="string">
            <text:p>0=left,</text:p>
          </table:table-cell>
          <table:table-cell table:style-name="ce30" office:value-type="string" calcext:value-type="string">
            <text:p>1=right,</text:p>
          </table:table-cell>
          <table:table-cell table:style-name="ce30" office:value-type="string" calcext:value-type="string">
            <text:p>2=80/30</text:p>
          </table:table-cell>
          <table:table-cell table:style-name="ce30" office:value-type="string" calcext:value-type="string">
            <text:p>left,</text:p>
          </table:table-cell>
          <table:table-cell table:style-name="ce30" office:value-type="string" calcext:value-type="string">
            <text:p>3=80/30</text:p>
          </table:table-cell>
          <table:table-cell table:style-name="ce30" office:value-type="string" calcext:value-type="string">
            <text:p>right)</text:p>
          </table:table-cell>
          <table:table-cell table:number-columns-repeated="5"/>
          <table:table-cell table:style-name="ce10"/>
          <table:table-cell table:style-name="ce37"/>
          <table:table-cell table:number-columns-repeated="2"/>
        </table:table-row>
        <table:table-row table:style-name="ro1">
          <table:table-cell table:style-name="ce30" office:value-type="string" calcext:value-type="string">
            <text:p>Polarization</text:p>
          </table:table-cell>
          <table:table-cell table:style-name="ce30" office:value-type="string" calcext:value-type="string">
            <text:p>unc</text:p>
          </table:table-cell>
          <table:table-cell table:style-name="ce31" office:value-type="percentage" office:value="0.0000285736" calcext:value-type="percentage">
            <text:p>0.00%</text:p>
          </table:table-cell>
          <table:table-cell table:style-name="ce30" office:value-type="string" calcext:value-type="string">
            <text:p>R</text:p>
          </table:table-cell>
          <table:table-cell table:style-name="ce30" office:value-type="float" office:value="0.248647" calcext:value-type="float">
            <text:p>0.248647</text:p>
          </table:table-cell>
          <table:table-cell table:style-name="ce30" office:value-type="string" calcext:value-type="string">
            <text:p>Error</text:p>
          </table:table-cell>
          <table:table-cell table:style-name="ce30" office:value-type="float" office:value="0.000465949" calcext:value-type="float">
            <text:p>0.000465949</text:p>
          </table:table-cell>
          <table:table-cell table:style-name="ce30" office:value-type="string" calcext:value-type="string">
            <text:p>(0.187394/%)</text:p>
          </table:table-cell>
          <table:table-cell table:style-name="ce30" table:number-columns-repeated="3"/>
          <table:table-cell table:number-columns-repeated="2"/>
          <table:table-cell office:value-type="string" calcext:value-type="string">
            <text:p>BKG 5%</text:p>
          </table:table-cell>
          <table:table-cell table:number-columns-repeated="2"/>
          <table:table-cell table:style-name="ce13" table:formula="of:=ABS([.E53]-[.E52])/([.E52]+[.E53])" office:value-type="percentage" office:value="0.000442606064507818" calcext:value-type="percentage">
            <text:p>0.044%</text:p>
          </table:table-cell>
          <table:table-cell table:style-name="ce37" table:formula="of:=[.Q50]*100" office:value-type="float" office:value="0.0442606064507818" calcext:value-type="float">
            <text:p>0.04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BKG</text:p>
          </table:table-cell>
          <table:table-cell table:style-name="ce30" office:value-type="string" calcext:value-type="string">
            <text:p>C-quark,</text:p>
          </table:table-cell>
          <table:table-cell table:style-name="ce30" office:value-type="string" calcext:value-type="string">
            <text:p>Lum</text:p>
          </table:table-cell>
          <table:table-cell table:style-name="ce30" office:value-type="string" calcext:value-type="string">
            <text:p>900fb-1,</text:p>
          </table:table-cell>
          <table:table-cell table:style-name="ce30" office:value-type="string" calcext:value-type="string">
            <text:p>pol=2</text:p>
          </table:table-cell>
          <table:table-cell table:style-name="ce30" office:value-type="string" calcext:value-type="string">
            <text:p>0=left,</text:p>
          </table:table-cell>
          <table:table-cell table:style-name="ce30" office:value-type="string" calcext:value-type="string">
            <text:p>1=right,</text:p>
          </table:table-cell>
          <table:table-cell table:style-name="ce30" office:value-type="string" calcext:value-type="string">
            <text:p>2=80/30</text:p>
          </table:table-cell>
          <table:table-cell table:style-name="ce30" office:value-type="string" calcext:value-type="string">
            <text:p>left,</text:p>
          </table:table-cell>
          <table:table-cell table:style-name="ce30" office:value-type="string" calcext:value-type="string">
            <text:p>3=80/30</text:p>
          </table:table-cell>
          <table:table-cell table:style-name="ce30" office:value-type="string" calcext:value-type="string">
            <text:p>right)</text:p>
          </table:table-cell>
          <table:table-cell table:number-columns-repeated="3"/>
          <table:table-cell table:style-name="ce10"/>
          <table:table-cell table:style-name="ce11" office:value-type="string" calcext:value-type="string">
            <text:p>Total syst</text:p>
          </table:table-cell>
          <table:table-cell table:style-name="ce14" table:formula="of:=SQRT([.Q42]*[.Q42]+[.Q43]*[.Q43]+[.Q44]*[.Q44]+[.Q48]*[.Q48]+[.Q50]*[.Q50])" office:value-type="percentage" office:value="0.00218828571723943" calcext:value-type="percentage">
            <text:p>0.219%</text:p>
          </table:table-cell>
          <table:table-cell table:style-name="ce37" table:formula="of:=[.Q51]*100" office:value-type="float" office:value="0.218828571723943" calcext:value-type="float">
            <text:p>0.22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BKG</text:p>
          </table:table-cell>
          <table:table-cell table:style-name="ce30" office:value-type="string" calcext:value-type="string">
            <text:p>unc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R</text:p>
          </table:table-cell>
          <table:table-cell table:style-name="ce30" office:value-type="float" office:value="0.248638" calcext:value-type="float">
            <text:p>0.248638</text:p>
          </table:table-cell>
          <table:table-cell table:style-name="ce30" office:value-type="string" calcext:value-type="string">
            <text:p>Error</text:p>
          </table:table-cell>
          <table:table-cell table:style-name="ce30" office:value-type="float" office:value="0.000402024" calcext:value-type="float">
            <text:p>0.000402024</text:p>
          </table:table-cell>
          <table:table-cell table:style-name="ce30" office:value-type="string" calcext:value-type="string">
            <text:p>(0.161691/%)</text:p>
          </table:table-cell>
          <table:table-cell table:style-name="ce30" table:number-columns-repeated="3"/>
          <table:table-cell table:number-columns-repeated="6"/>
          <table:table-cell table:style-name="ce15" table:formula="of:=SQRT([.Q41]*[.Q41]+[.R51]*[.R51])" office:value-type="percentage" office:value="0.21883454634119" calcext:value-type="percentage">
            <text:p>21.883%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BKG</text:p>
          </table:table-cell>
          <table:table-cell table:style-name="ce30" office:value-type="string" calcext:value-type="string">
            <text:p>unc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R</text:p>
          </table:table-cell>
          <table:table-cell table:style-name="ce30" office:value-type="float" office:value="0.248418" calcext:value-type="float">
            <text:p>0.248418</text:p>
          </table:table-cell>
          <table:table-cell table:style-name="ce30" office:value-type="string" calcext:value-type="string">
            <text:p>Error</text:p>
          </table:table-cell>
          <table:table-cell table:style-name="ce30" office:value-type="float" office:value="0.000401609" calcext:value-type="float">
            <text:p>0.000401609</text:p>
          </table:table-cell>
          <table:table-cell table:style-name="ce30" office:value-type="string" calcext:value-type="string">
            <text:p>(0.161667/%)</text:p>
          </table:table-cell>
          <table:table-cell table:style-name="ce30" table:number-columns-repeated="3"/>
          <table:table-cell table:number-columns-repeated="9"/>
        </table:table-row>
        <table:table-row table:style-name="ro1">
          <table:table-cell table:style-name="ce30" office:value-type="string" calcext:value-type="string">
            <text:p>BKG</text:p>
          </table:table-cell>
          <table:table-cell table:style-name="ce30" office:value-type="string" calcext:value-type="string">
            <text:p>unc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R</text:p>
          </table:table-cell>
          <table:table-cell table:style-name="ce30" office:value-type="float" office:value="0.248117" calcext:value-type="float">
            <text:p>0.248117</text:p>
          </table:table-cell>
          <table:table-cell table:style-name="ce30" office:value-type="string" calcext:value-type="string">
            <text:p>Error</text:p>
          </table:table-cell>
          <table:table-cell table:style-name="ce30" office:value-type="float" office:value="0.00243762" calcext:value-type="float">
            <text:p>0.00243762</text:p>
          </table:table-cell>
          <table:table-cell table:style-name="ce30" office:value-type="string" calcext:value-type="string">
            <text:p>(0.982448/%)</text:p>
          </table:table-cell>
          <table:table-cell table:style-name="ce5" table:formula="of:=100*ABS([.E52]-[.E53])/([.E52]+[.E53])" office:value-type="float" office:value="0.0442606064507818" calcext:value-type="float">
            <text:p>0.044260606450782</text:p>
          </table:table-cell>
          <table:table-cell table:style-name="ce30" table:number-columns-repeated="2"/>
          <table:table-cell table:number-columns-repeated="9"/>
        </table:table-row>
      </table:table>
      <table:table table:name="cc_pol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2" table:default-cell-style-name="ce1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81555" calcext:value-type="float">
            <text:p>0.6681555</text:p>
          </table:table-cell>
          <table:table-cell office:value-type="string" calcext:value-type="string">
            <text:p>Rel_Error</text:p>
          </table:table-cell>
          <table:table-cell office:value-type="percentage" office:value="0.004903235" calcext:value-type="percentage">
            <text:p>0.49%</text:p>
          </table:table-cell>
          <table:table-cell table:number-columns-repeated="2"/>
          <table:table-cell table:style-name="ce2" office:value-type="string" calcext:value-type="string">
            <text:p>Stat</text:p>
          </table:table-cell>
          <table:table-cell table:style-name="ce3" table:formula="of:=[.K1]" office:value-type="percentage" office:value="0.004903235" calcext:value-type="percentage">
            <text:p>0.49%</text:p>
          </table:table-cell>
          <table:table-cell table:number-columns-repeated="3"/>
          <table:table-cell office:value-type="string" calcext:value-type="string">
            <text:p>Relative</text:p>
          </table:table-cell>
          <table:table-cell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81555" calcext:value-type="float">
            <text:p>0.6681555</text:p>
          </table:table-cell>
          <table:table-cell office:value-type="string" calcext:value-type="string">
            <text:p>Rel_Error</text:p>
          </table:table-cell>
          <table:table-cell office:value-type="percentage" office:value="0.004903235" calcext:value-type="percentage">
            <text:p>0.49%</text:p>
          </table:table-cell>
          <table:table-cell table:number-columns-repeated="2"/>
          <table:table-cell office:value-type="string" calcext:value-type="string">
            <text:p>rho</text:p>
          </table:table-cell>
          <table:table-cell table:formula="of:=100*ABS([.I2]-[.I1])" office:value-type="float" office:value="0" calcext:value-type="float">
            <text:p>0</text:p>
          </table:table-cell>
          <table:table-cell table:formula="of:=[.O2]/100" office:value-type="float" office:value="0" calcext:value-type="float">
            <text:p>0</text:p>
          </table:table-cell>
          <table:table-cell table:formula="of:=[.P2]*[.P2]" office:value-type="float" office:value="0" calcext:value-type="float">
            <text:p>0</text:p>
          </table:table-cell>
          <table:table-cell/>
          <table:table-cell table:style-name="ce2" table:formula="of:=[.O2]/[.$I$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81556" calcext:value-type="float">
            <text:p>0.6681556</text:p>
          </table:table-cell>
          <table:table-cell office:value-type="string" calcext:value-type="string">
            <text:p>Rel_Error</text:p>
          </table:table-cell>
          <table:table-cell office:value-type="percentage" office:value="0.004903247" calcext:value-type="percentage">
            <text:p>0.49%</text:p>
          </table:table-cell>
          <table:table-cell table:number-columns-repeated="2"/>
          <table:table-cell office:value-type="string" calcext:value-type="string">
            <text:p>Bkg 1%</text:p>
          </table:table-cell>
          <table:table-cell table:formula="of:=100*ABS([.I4]-[.I3])" office:value-type="float" office:value="0.0000200000000005751" calcext:value-type="float">
            <text:p>2.00000000005751E-05</text:p>
          </table:table-cell>
          <table:table-cell table:formula="of:=[.O3]/100" office:value-type="float" office:value="0.000000200000000005751" calcext:value-type="float">
            <text:p>2.00000000005751E-07</text:p>
          </table:table-cell>
          <table:table-cell table:number-columns-repeated="2"/>
          <table:table-cell table:formula="of:=[.O3]/[.$I$1]" office:value-type="float" office:value="0.0000299331517896285" calcext:value-type="float">
            <text:p>2.99331517896285E-05</text:p>
          </table:table-cell>
          <table:table-cell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81554" calcext:value-type="float">
            <text:p>0.6681554</text:p>
          </table:table-cell>
          <table:table-cell office:value-type="string" calcext:value-type="string">
            <text:p>Rel_Error</text:p>
          </table:table-cell>
          <table:table-cell office:value-type="percentage" office:value="0.004903223" calcext:value-type="percentage">
            <text:p>0.4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81561" calcext:value-type="float">
            <text:p>0.6681561</text:p>
          </table:table-cell>
          <table:table-cell office:value-type="string" calcext:value-type="string">
            <text:p>Rel_Error</text:p>
          </table:table-cell>
          <table:table-cell office:value-type="percentage" office:value="0.004903296" calcext:value-type="percentage">
            <text:p>0.49%</text:p>
          </table:table-cell>
          <table:table-cell table:number-columns-repeated="2"/>
          <table:table-cell office:value-type="string" calcext:value-type="string">
            <text:p>Bkg 5%</text:p>
          </table:table-cell>
          <table:table-cell table:formula="of:=100*ABS([.I6]-[.I5])" office:value-type="float" office:value="0.000119999999992348" calcext:value-type="float">
            <text:p>0.000119999999992</text:p>
          </table:table-cell>
          <table:table-cell table:formula="of:=[.O5]/100" office:value-type="float" office:value="0.00000119999999992348" calcext:value-type="float">
            <text:p>1.19999999992348E-06</text:p>
          </table:table-cell>
          <table:table-cell table:formula="of:=[.P5]*[.P5]" office:value-type="float" office:value="0.00000000000143999999981636" calcext:value-type="float">
            <text:p>1.43999999981636E-12</text:p>
          </table:table-cell>
          <table:table-cell/>
          <table:table-cell table:style-name="ce2" table:formula="of:=[.O5]/[.$I$1]" office:value-type="float" office:value="0.000179598910721155" calcext:value-type="float">
            <text:p>0.000179598910721</text:p>
          </table:table-cell>
          <table:table-cell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81549" calcext:value-type="float">
            <text:p>0.6681549</text:p>
          </table:table-cell>
          <table:table-cell office:value-type="string" calcext:value-type="string">
            <text:p>Rel_Error</text:p>
          </table:table-cell>
          <table:table-cell office:value-type="percentage" office:value="0.004903175" calcext:value-type="percentage">
            <text:p>0.4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81567" calcext:value-type="float">
            <text:p>0.6681567</text:p>
          </table:table-cell>
          <table:table-cell office:value-type="string" calcext:value-type="string">
            <text:p>Rel_Error</text:p>
          </table:table-cell>
          <table:table-cell office:value-type="percentage" office:value="0.004903356" calcext:value-type="percentage">
            <text:p>0.49%</text:p>
          </table:table-cell>
          <table:table-cell table:number-columns-repeated="2"/>
          <table:table-cell office:value-type="string" calcext:value-type="string">
            <text:p>Bkg 10%</text:p>
          </table:table-cell>
          <table:table-cell table:formula="of:=100*ABS([.I8]-[.I7])" office:value-type="float" office:value="0.000250000000001638" calcext:value-type="float">
            <text:p>0.000250000000002</text:p>
          </table:table-cell>
          <table:table-cell table:formula="of:=[.O7]/100" office:value-type="float" office:value="0.00000250000000001638" calcext:value-type="float">
            <text:p>2.50000000001638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81542" calcext:value-type="float">
            <text:p>0.6681542</text:p>
          </table:table-cell>
          <table:table-cell office:value-type="string" calcext:value-type="string">
            <text:p>Rel_Error</text:p>
          </table:table-cell>
          <table:table-cell office:value-type="percentage" office:value="0.004903115" calcext:value-type="percentage">
            <text:p>0.4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81555" calcext:value-type="float">
            <text:p>0.6681555</text:p>
          </table:table-cell>
          <table:table-cell office:value-type="string" calcext:value-type="string">
            <text:p>Rel_Error</text:p>
          </table:table-cell>
          <table:table-cell office:value-type="percentage" office:value="0.004903235" calcext:value-type="percentage">
            <text:p>0.49%</text:p>
          </table:table-cell>
          <table:table-cell table:number-columns-repeated="2"/>
          <table:table-cell office:value-type="string" calcext:value-type="string">
            <text:p>Rc 1%</text:p>
          </table:table-cell>
          <table:table-cell table:formula="of:=100*ABS([.I10]-[.I9])" office:value-type="float" office:value="0" calcext:value-type="float">
            <text:p>0</text:p>
          </table:table-cell>
          <table:table-cell table:formula="of:=[.O9]/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81555" calcext:value-type="float">
            <text:p>0.6681555</text:p>
          </table:table-cell>
          <table:table-cell office:value-type="string" calcext:value-type="string">
            <text:p>Rel_Error</text:p>
          </table:table-cell>
          <table:table-cell office:value-type="percentage" office:value="0.004903235" calcext:value-type="percentage">
            <text:p>0.4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81555" calcext:value-type="float">
            <text:p>0.6681555</text:p>
          </table:table-cell>
          <table:table-cell office:value-type="string" calcext:value-type="string">
            <text:p>Rel_Error</text:p>
          </table:table-cell>
          <table:table-cell office:value-type="percentage" office:value="0.004903235" calcext:value-type="percentage">
            <text:p>0.49%</text:p>
          </table:table-cell>
          <table:table-cell table:number-columns-repeated="2"/>
          <table:table-cell office:value-type="string" calcext:value-type="string">
            <text:p>Rc 5%</text:p>
          </table:table-cell>
          <table:table-cell table:formula="of:=100*ABS([.I12]-[.I11])" office:value-type="float" office:value="0" calcext:value-type="float">
            <text:p>0</text:p>
          </table:table-cell>
          <table:table-cell table:formula="of:=[.O11]/100" office:value-type="float" office:value="0" calcext:value-type="float">
            <text:p>0</text:p>
          </table:table-cell>
          <table:table-cell table:formula="of:=[.P11]*[.P11]" office:value-type="float" office:value="0" calcext:value-type="float">
            <text:p>0</text:p>
          </table:table-cell>
          <table:table-cell/>
          <table:table-cell table:formula="of:=[.O11]/[.$I$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81555" calcext:value-type="float">
            <text:p>0.6681555</text:p>
          </table:table-cell>
          <table:table-cell office:value-type="string" calcext:value-type="string">
            <text:p>Rel_Error</text:p>
          </table:table-cell>
          <table:table-cell office:value-type="percentage" office:value="0.004903235" calcext:value-type="percentage">
            <text:p>0.4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81555" calcext:value-type="float">
            <text:p>0.6681555</text:p>
          </table:table-cell>
          <table:table-cell office:value-type="string" calcext:value-type="string">
            <text:p>Rel_Error</text:p>
          </table:table-cell>
          <table:table-cell office:value-type="percentage" office:value="0.004903235" calcext:value-type="percentage">
            <text:p>0.49%</text:p>
          </table:table-cell>
          <table:table-cell table:number-columns-repeated="2"/>
          <table:table-cell office:value-type="string" calcext:value-type="string">
            <text:p>uds tagging 1%</text:p>
          </table:table-cell>
          <table:table-cell table:formula="of:=100*ABS([.I14]-[.I13])" office:value-type="float" office:value="0" calcext:value-type="float">
            <text:p>0</text:p>
          </table:table-cell>
          <table:table-cell table:formula="of:=[.O13]/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81555" calcext:value-type="float">
            <text:p>0.6681555</text:p>
          </table:table-cell>
          <table:table-cell office:value-type="string" calcext:value-type="string">
            <text:p>Rel_Error</text:p>
          </table:table-cell>
          <table:table-cell office:value-type="percentage" office:value="0.004903235" calcext:value-type="percentage">
            <text:p>0.4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81555" calcext:value-type="float">
            <text:p>0.6681555</text:p>
          </table:table-cell>
          <table:table-cell office:value-type="string" calcext:value-type="string">
            <text:p>Rel_Error</text:p>
          </table:table-cell>
          <table:table-cell office:value-type="percentage" office:value="0.004903235" calcext:value-type="percentage">
            <text:p>0.49%</text:p>
          </table:table-cell>
          <table:table-cell table:number-columns-repeated="2"/>
          <table:table-cell office:value-type="string" calcext:value-type="string">
            <text:p>uds tagging 5%</text:p>
          </table:table-cell>
          <table:table-cell table:formula="of:=100*ABS([.I16]-[.I15])" office:value-type="float" office:value="0" calcext:value-type="float">
            <text:p>0</text:p>
          </table:table-cell>
          <table:table-cell table:formula="of:=[.O15]/100" office:value-type="float" office:value="0" calcext:value-type="float">
            <text:p>0</text:p>
          </table:table-cell>
          <table:table-cell table:formula="of:=[.P15]*[.P15]" office:value-type="float" office:value="0" calcext:value-type="float">
            <text:p>0</text:p>
          </table:table-cell>
          <table:table-cell/>
          <table:table-cell table:formula="of:=[.O15]/[.$I$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81555" calcext:value-type="float">
            <text:p>0.6681555</text:p>
          </table:table-cell>
          <table:table-cell office:value-type="string" calcext:value-type="string">
            <text:p>Rel_Error</text:p>
          </table:table-cell>
          <table:table-cell office:value-type="percentage" office:value="0.004903235" calcext:value-type="percentage">
            <text:p>0.4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81555" calcext:value-type="float">
            <text:p>0.6681555</text:p>
          </table:table-cell>
          <table:table-cell office:value-type="string" calcext:value-type="string">
            <text:p>Rel_Error</text:p>
          </table:table-cell>
          <table:table-cell office:value-type="percentage" office:value="0.004903235" calcext:value-type="percentage">
            <text:p>0.49%</text:p>
          </table:table-cell>
          <table:table-cell table:number-columns-repeated="2"/>
          <table:table-cell office:value-type="string" calcext:value-type="string">
            <text:p>c tagging 1%</text:p>
          </table:table-cell>
          <table:table-cell table:formula="of:=100*ABS([.I18]-[.I17])" office:value-type="float" office:value="0" calcext:value-type="float">
            <text:p>0</text:p>
          </table:table-cell>
          <table:table-cell table:formula="of:=[.O17]/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81555" calcext:value-type="float">
            <text:p>0.6681555</text:p>
          </table:table-cell>
          <table:table-cell office:value-type="string" calcext:value-type="string">
            <text:p>Rel_Error</text:p>
          </table:table-cell>
          <table:table-cell office:value-type="percentage" office:value="0.004903235" calcext:value-type="percentage">
            <text:p>0.4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81555" calcext:value-type="float">
            <text:p>0.6681555</text:p>
          </table:table-cell>
          <table:table-cell office:value-type="string" calcext:value-type="string">
            <text:p>Rel_Error</text:p>
          </table:table-cell>
          <table:table-cell office:value-type="percentage" office:value="0.004903235" calcext:value-type="percentage">
            <text:p>0.49%</text:p>
          </table:table-cell>
          <table:table-cell table:number-columns-repeated="2"/>
          <table:table-cell office:value-type="string" calcext:value-type="string">
            <text:p>c tagging 5%</text:p>
          </table:table-cell>
          <table:table-cell table:formula="of:=100*ABS([.I20]-[.I19])" office:value-type="float" office:value="0" calcext:value-type="float">
            <text:p>0</text:p>
          </table:table-cell>
          <table:table-cell table:formula="of:=[.O19]/100" office:value-type="float" office:value="0" calcext:value-type="float">
            <text:p>0</text:p>
          </table:table-cell>
          <table:table-cell table:formula="of:=[.P19]*[.P19]" office:value-type="float" office:value="0" calcext:value-type="float">
            <text:p>0</text:p>
          </table:table-cell>
          <table:table-cell/>
          <table:table-cell table:style-name="ce2" table:formula="of:=[.O19]/[.$I$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81555" calcext:value-type="float">
            <text:p>0.6681555</text:p>
          </table:table-cell>
          <table:table-cell office:value-type="string" calcext:value-type="string">
            <text:p>Rel_Error</text:p>
          </table:table-cell>
          <table:table-cell office:value-type="percentage" office:value="0.004903235" calcext:value-type="percentage">
            <text:p>0.4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87975" calcext:value-type="float">
            <text:p>0.6687975</text:p>
          </table:table-cell>
          <table:table-cell office:value-type="string" calcext:value-type="string">
            <text:p>Rel_Error</text:p>
          </table:table-cell>
          <table:table-cell office:value-type="percentage" office:value="0.001869168" calcext:value-type="percentage">
            <text:p>0.19%</text:p>
          </table:table-cell>
          <table:table-cell table:number-columns-repeated="2"/>
          <table:table-cell office:value-type="string" calcext:value-type="string">
            <text:p>Rho (2)</text:p>
          </table:table-cell>
          <table:table-cell table:formula="of:=100*ABS([.I21]-[.I1])" office:value-type="float" office:value="0.064199999999992" calcext:value-type="float">
            <text:p>0.064199999999992</text:p>
          </table:table-cell>
          <table:table-cell table:formula="of:=[.O21]/100" office:value-type="float" office:value="0.00064199999999992" calcext:value-type="float">
            <text:p>0.000642</text:p>
          </table:table-cell>
          <table:table-cell table:formula="of:=[.P21]*[.P21]" office:value-type="float" office:value="0.000000412163999999898" calcext:value-type="float">
            <text:p>4.12163999999898E-07</text:p>
          </table:table-cell>
          <table:table-cell/>
          <table:table-cell table:formula="of:=100*0.0001/0.1" office:value-type="float" office:value="0.1" calcext:value-type="float">
            <text:p>0.1</text:p>
          </table:table-cell>
          <table:table-cell table:formula="of:=[.O21]/[.$I$1]" office:value-type="float" office:value="0.0960854172419325" calcext:value-type="float">
            <text:p>0.096085417241933</text:p>
          </table:table-cell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81616" calcext:value-type="float">
            <text:p>0.6681616</text:p>
          </table:table-cell>
          <table:table-cell office:value-type="string" calcext:value-type="string">
            <text:p>Rel_Error</text:p>
          </table:table-cell>
          <table:table-cell office:value-type="percentage" office:value="0.004672075" calcext:value-type="percentage">
            <text:p>0.4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6681622" calcext:value-type="float">
            <text:p>0.6681622</text:p>
          </table:table-cell>
          <table:table-cell office:value-type="string" calcext:value-type="string">
            <text:p>Rel_Error</text:p>
          </table:table-cell>
          <table:table-cell office:value-type="percentage" office:value="0.004926252" calcext:value-type="percentage">
            <text:p>0.49%</text:p>
          </table:table-cell>
          <table:table-cell table:number-columns-repeated="3"/>
          <table:table-cell table:formula="of:=100*ABS([.I23]-[.I22])/2" office:value-type="float" office:value="0.0000299999999953115" calcext:value-type="float">
            <text:p>2.99999999953115E-05</text:p>
          </table:table-cell>
          <table:table-cell table:formula="of:=[.O23]/100" office:value-type="float" office:value="0.000000299999999953116" calcext:value-type="float">
            <text:p>2.99999999953116E-07</text:p>
          </table:table-cell>
          <table:table-cell/>
          <table:table-cell table:style-name="ce2" table:formula="of:=100*SQRT(SUM([.Q2:.Q22]))/[.I1]" office:value-type="float" office:value="0.0960855850912352" calcext:value-type="float">
            <text:p>0.096085585091235</text:p>
          </table:table-cell>
          <table:table-cell table:style-name="ce26" table:formula="of:=100*SQRT([.K23]*[.K23]-[.K22]*[.K22])" office:value-type="float" office:value="0.156194556943544" calcext:value-type="float">
            <text:p>0.156194556943544</text:p>
          </table:table-cell>
          <table:table-cell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7038725" calcext:value-type="float">
            <text:p>0.7038725</text:p>
          </table:table-cell>
          <table:table-cell office:value-type="string" calcext:value-type="string">
            <text:p>Rel_Error</text:p>
          </table:table-cell>
          <table:table-cell office:value-type="percentage" office:value="0.001565176" calcext:value-type="percentage">
            <text:p>0.16%</text:p>
          </table:table-cell>
          <table:table-cell table:number-columns-repeated="2"/>
          <table:table-cell office:value-type="string" calcext:value-type="string">
            <text:p>pol</text:p>
          </table:table-cell>
          <table:table-cell table:formula="of:=100*STDEV([.I26:.I29])" office:value-type="float" office:value="0.00660423285981395" calcext:value-type="float">
            <text:p>0.006604232859814</text:p>
          </table:table-cell>
          <table:table-cell table:formula="of:=[.O26]/100" office:value-type="float" office:value="0.0000660423285981395" calcext:value-type="float">
            <text:p>6.60423285981395E-05</text:p>
          </table:table-cell>
          <table:table-cell table:style-name="ce4" table:formula="of:=[.P26]*[.P26]" office:value-type="float" office:value="0.00000000436158916666463" calcext:value-type="float">
            <text:p>4.36158916666463E-09</text:p>
          </table:table-cell>
          <table:table-cell/>
          <table:table-cell table:style-name="ce2" table:formula="of:=[.O26]/[.I$1]" office:value-type="float" office:value="0.00988427523205893" calcext:value-type="float">
            <text:p>0.009884275232059</text:p>
          </table:table-cell>
          <table:table-cell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7038168" calcext:value-type="float">
            <text:p>0.7038168</text:p>
          </table:table-cell>
          <table:table-cell office:value-type="string" calcext:value-type="string">
            <text:p>Rel_Error</text:p>
          </table:table-cell>
          <table:table-cell office:value-type="percentage" office:value="0.001566335" calcext:value-type="percentage">
            <text:p>0.16%</text:p>
          </table:table-cell>
          <table:table-cell table:number-columns-repeated="3"/>
          <table:table-cell table:formula="of:=100*(MAX([.I26:.I29])-MIN([.I26:.I29]))" office:value-type="float" office:value="0.0155499999999975" calcext:value-type="float">
            <text:p>0.015549999999998</text:p>
          </table:table-cell>
          <table:table-cell table:formula="of:=[.O27]/100" office:value-type="float" office:value="0.000155499999999975" calcext:value-type="float">
            <text:p>0.00015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7039723" calcext:value-type="float">
            <text:p>0.7039723</text:p>
          </table:table-cell>
          <table:table-cell office:value-type="string" calcext:value-type="string">
            <text:p>Rel_Error</text:p>
          </table:table-cell>
          <table:table-cell office:value-type="percentage" office:value="0.001565249" calcext:value-type="percentage">
            <text:p>0.1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FB</text:p>
          </table:table-cell>
          <table:table-cell office:value-type="float" office:value="0.7039171" calcext:value-type="float">
            <text:p>0.7039171</text:p>
          </table:table-cell>
          <table:table-cell office:value-type="string" calcext:value-type="string">
            <text:p>Rel_Error</text:p>
          </table:table-cell>
          <table:table-cell office:value-type="percentage" office:value="0.001566414" calcext:value-type="percentage">
            <text:p>0.16%</text:p>
          </table:table-cell>
          <table:table-cell table:number-columns-repeated="9"/>
        </table:table-row>
        <table:table-row table:style-name="ro1">
          <table:table-cell table:number-columns-repeated="10"/>
          <table:table-cell table:style-name="Default"/>
          <table:table-cell table:number-columns-repeated="4"/>
          <table:table-cell office:value-type="string" calcext:value-type="string">
            <text:p>Total</text:p>
          </table:table-cell>
          <table:table-cell table:style-name="ce2" table:formula="of:=100*SQRT(SUM([.Q2:.Q27]))/[.I1]" office:value-type="float" office:value="0.0965926423657004" calcext:value-type="float">
            <text:p>0.0965926423657</text:p>
          </table:table-cell>
          <table:table-cell table:number-columns-repeated="3"/>
        </table:table-row>
        <table:table-row table:style-name="ro1" table:number-rows-repeated="7"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table:style-name="ce5" office:value-type="string" calcext:value-type="string">
            <text:p>To be updated</text:p>
          </table:table-cell>
          <table:table-cell table:style-name="ce5" table:number-columns-repeated="10"/>
          <table:table-cell table:number-columns-repeated="9"/>
        </table:table-row>
        <table:table-row table:style-name="ro1">
          <table:table-cell table:style-name="ce5"/>
          <table:table-cell table:style-name="ce5" office:value-type="string" calcext:value-type="string">
            <text:p>C-quark,</text:p>
          </table:table-cell>
          <table:table-cell table:style-name="ce5" office:value-type="string" calcext:value-type="string">
            <text:p>Lum</text:p>
          </table:table-cell>
          <table:table-cell table:style-name="ce5" office:value-type="string" calcext:value-type="string">
            <text:p>900fb-1,</text:p>
          </table:table-cell>
          <table:table-cell table:style-name="ce5" office:value-type="string" calcext:value-type="string">
            <text:p>pol=3</text:p>
          </table:table-cell>
          <table:table-cell table:style-name="ce5" office:value-type="string" calcext:value-type="string">
            <text:p>0=left,</text:p>
          </table:table-cell>
          <table:table-cell table:style-name="ce5" office:value-type="string" calcext:value-type="string">
            <text:p>1=right,</text:p>
          </table:table-cell>
          <table:table-cell table:style-name="ce5" office:value-type="string" calcext:value-type="string">
            <text:p>2=80/30</text:p>
          </table:table-cell>
          <table:table-cell table:style-name="ce5" office:value-type="string" calcext:value-type="string">
            <text:p>left,</text:p>
          </table:table-cell>
          <table:table-cell table:style-name="ce5" office:value-type="string" calcext:value-type="string">
            <text:p>3=80/30</text:p>
          </table:table-cell>
          <table:table-cell table:style-name="ce5" office:value-type="string" calcext:value-type="string">
            <text:p>right)</text:p>
          </table:table-cell>
          <table:table-cell table:number-columns-repeated="9"/>
        </table:table-row>
        <table:table-row table:style-name="ro1">
          <table:table-cell table:style-name="ce5"/>
          <table:table-cell table:style-name="ce5" office:value-type="string" calcext:value-type="string">
            <text:p>Parton</text:p>
          </table:table-cell>
          <table:table-cell table:style-name="ce5" office:value-type="string" calcext:value-type="string">
            <text:p>LeveL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0.313838" calcext:value-type="float">
            <text:p>0.313838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float" office:value="0.000261079" calcext:value-type="float">
            <text:p>0.000261079</text:p>
          </table:table-cell>
          <table:table-cell table:style-name="ce5" office:value-type="string" calcext:value-type="string">
            <text:p>(0.0831892/%)</text:p>
          </table:table-cell>
          <table:table-cell table:style-name="ce5" table:number-columns-repeated="3"/>
          <table:table-cell table:number-columns-repeated="9"/>
        </table:table-row>
        <table:table-row table:style-name="ro1">
          <table:table-cell table:style-name="ce5"/>
          <table:table-cell table:style-name="ce5" office:value-type="string" calcext:value-type="string">
            <text:p>Reco,</text:p>
          </table:table-cell>
          <table:table-cell table:style-name="ce5" office:value-type="string" calcext:value-type="string">
            <text:p>only</text:p>
          </table:table-cell>
          <table:table-cell table:style-name="ce5" office:value-type="string" calcext:value-type="string">
            <text:p>stats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0.313875" calcext:value-type="float">
            <text:p>0.313875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float" office:value="0.000739301" calcext:value-type="float">
            <text:p>0.000739301</text:p>
          </table:table-cell>
          <table:table-cell table:style-name="ce5" office:value-type="string" calcext:value-type="string">
            <text:p>(0.23554/%)</text:p>
          </table:table-cell>
          <table:table-cell table:style-name="ce5" table:number-columns-repeated="2"/>
          <table:table-cell table:number-columns-repeated="2"/>
          <table:table-cell office:value-type="string" calcext:value-type="string">
            <text:p>stat</text:p>
          </table:table-cell>
          <table:table-cell table:number-columns-repeated="2"/>
          <table:table-cell table:style-name="ce13" table:formula="of:=[.H41]/[.F41]" office:value-type="percentage" office:value="0.00235539944245321" calcext:value-type="percentage">
            <text:p>0.236%</text:p>
          </table:table-cell>
          <table:table-cell table:style-name="ce37" table:formula="of:=[.Q41]*100" office:value-type="float" office:value="0.235539944245321" calcext:value-type="float">
            <text:p>0.24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Reco,</text:p>
          </table:table-cell>
          <table:table-cell table:style-name="ce5" office:value-type="string" calcext:value-type="string">
            <text:p>stats+rho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0.313809" calcext:value-type="float">
            <text:p>0.313809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float" office:value="0.000820941" calcext:value-type="float">
            <text:p>0.000820941</text:p>
          </table:table-cell>
          <table:table-cell table:style-name="ce5" office:value-type="string" calcext:value-type="string">
            <text:p>(0.261605/%)</text:p>
          </table:table-cell>
          <table:table-cell table:style-name="ce5" table:number-columns-repeated="3"/>
          <table:table-cell table:number-columns-repeated="2"/>
          <table:table-cell office:value-type="string" calcext:value-type="string">
            <text:p>rho</text:p>
          </table:table-cell>
          <table:table-cell table:number-columns-repeated="2"/>
          <table:table-cell table:style-name="ce13" table:formula="of:=ABS([.F41]-[.E42])/([.F41]+[.E42])" office:value-type="percentage" office:value="0.000105148450494126" calcext:value-type="percentage">
            <text:p>0.011%</text:p>
          </table:table-cell>
          <table:table-cell table:style-name="ce37" table:formula="of:=[.Q42]*100" office:value-type="float" office:value="0.0105148450494126" calcext:value-type="float">
            <text:p>0.01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Reco,</text:p>
          </table:table-cell>
          <table:table-cell table:style-name="ce5" office:value-type="string" calcext:value-type="string">
            <text:p>Delta_effb=10%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0.31475" calcext:value-type="float">
            <text:p>0.31475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float" office:value="0.000783909" calcext:value-type="float">
            <text:p>0.000783909</text:p>
          </table:table-cell>
          <table:table-cell table:style-name="ce5" office:value-type="string" calcext:value-type="string">
            <text:p>(0.249058/%)</text:p>
          </table:table-cell>
          <table:table-cell table:style-name="ce5" table:number-columns-repeated="3"/>
          <table:table-cell table:number-columns-repeated="2"/>
          <table:table-cell office:value-type="string" calcext:value-type="string">
            <text:p>effb</text:p>
          </table:table-cell>
          <table:table-cell table:style-name="ce9" table:formula="of:=ABS([.E40]-[.E45])/([.E40]+[.E45])" office:value-type="percentage" office:value="0.000748233690893471" calcext:value-type="percentage">
            <text:p>0.075%</text:p>
          </table:table-cell>
          <table:table-cell table:style-name="ce10" table:formula="of:=ABS([.E40]-[.E43])/([.E40]+[.E43])" office:value-type="percentage" office:value="0.00145087084067787" calcext:value-type="percentage">
            <text:p>0.145%</text:p>
          </table:table-cell>
          <table:table-cell table:style-name="ce13" table:formula="of:=([.O43]+[.P43])/2" office:value-type="percentage" office:value="0.00109955226578567" calcext:value-type="percentage">
            <text:p>0.110%</text:p>
          </table:table-cell>
          <table:table-cell table:style-name="ce37" table:formula="of:=[.Q43]*100" office:value-type="float" office:value="0.109955226578567" calcext:value-type="float">
            <text:p>0.11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Reco,</text:p>
          </table:table-cell>
          <table:table-cell table:style-name="ce5" office:value-type="string" calcext:value-type="string">
            <text:p>Delta_effuds=10%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0.314373" calcext:value-type="float">
            <text:p>0.314373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float" office:value="0.000783696" calcext:value-type="float">
            <text:p>0.000783696</text:p>
          </table:table-cell>
          <table:table-cell table:style-name="ce5" office:value-type="string" calcext:value-type="string">
            <text:p>(0.249289/%)</text:p>
          </table:table-cell>
          <table:table-cell table:style-name="ce5" table:number-columns-repeated="3"/>
          <table:table-cell table:number-columns-repeated="2"/>
          <table:table-cell office:value-type="string" calcext:value-type="string">
            <text:p>effuds</text:p>
          </table:table-cell>
          <table:table-cell table:style-name="ce9" table:formula="of:=ABS([.E40]-[.E46])/([.E40]+[.E46])" office:value-type="percentage" office:value="0.000449074619640174" calcext:value-type="percentage">
            <text:p>0.045%</text:p>
          </table:table-cell>
          <table:table-cell table:style-name="ce10" table:formula="of:=ABS([.E40]-[.E44])/([.E40]+[.E44])" office:value-type="percentage" office:value="0.000851624692977283" calcext:value-type="percentage">
            <text:p>0.085%</text:p>
          </table:table-cell>
          <table:table-cell table:style-name="ce13" table:formula="of:=([.O44]+[.P44])/2" office:value-type="percentage" office:value="0.000650349656308729" calcext:value-type="percentage">
            <text:p>0.065%</text:p>
          </table:table-cell>
          <table:table-cell table:style-name="ce37" table:formula="of:=[.Q44]*100" office:value-type="float" office:value="0.0650349656308729" calcext:value-type="float">
            <text:p>0.07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Reco,</text:p>
          </table:table-cell>
          <table:table-cell table:style-name="ce5" office:value-type="string" calcext:value-type="string">
            <text:p>Delta_effb=5%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0.314308" calcext:value-type="float">
            <text:p>0.314308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float" office:value="0.000782918" calcext:value-type="float">
            <text:p>0.000782918</text:p>
          </table:table-cell>
          <table:table-cell table:style-name="ce5" office:value-type="string" calcext:value-type="string">
            <text:p>(0.249093/%)</text:p>
          </table:table-cell>
          <table:table-cell table:style-name="ce5" table:number-columns-repeated="3"/>
          <table:table-cell table:number-columns-repeated="3"/>
          <table:table-cell table:style-name="ce10"/>
          <table:table-cell table:number-columns-repeated="2"/>
          <table:table-cell table:style-name="ce37"/>
          <table:table-cell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Reco,</text:p>
          </table:table-cell>
          <table:table-cell table:style-name="ce5" office:value-type="string" calcext:value-type="string">
            <text:p>Delta_effuds=5%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0.31412" calcext:value-type="float">
            <text:p>0.31412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float" office:value="0.000782812" calcext:value-type="float">
            <text:p>0.000782812</text:p>
          </table:table-cell>
          <table:table-cell table:style-name="ce5" office:value-type="string" calcext:value-type="string">
            <text:p>(0.249208/%)</text:p>
          </table:table-cell>
          <table:table-cell table:style-name="ce5" table:number-columns-repeated="3"/>
          <table:table-cell table:number-columns-repeated="6"/>
          <table:table-cell table:style-name="ce37"/>
          <table:table-cell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DeltaRb=1%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0.313809" calcext:value-type="float">
            <text:p>0.313809</text:p>
          </table:table-cell>
          <table:table-cell table:style-name="ce5" office:value-type="string" calcext:value-type="string">
            <text:p>Error</text:p>
          </table:table-cell>
          <table:table-cell table:style-name="ce8" office:value-type="float" office:value="0.0000462744" calcext:value-type="float">
            <text:p>4.63E-05</text:p>
          </table:table-cell>
          <table:table-cell table:style-name="ce5" office:value-type="string" calcext:value-type="string">
            <text:p>(0.014746/%)</text:p>
          </table:table-cell>
          <table:table-cell table:style-name="ce5" table:number-columns-repeated="4"/>
          <table:table-cell table:number-columns-repeated="3"/>
          <table:table-cell table:style-name="ce10"/>
          <table:table-cell table:number-columns-repeated="2"/>
          <table:table-cell table:style-name="ce37"/>
          <table:table-cell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DeltaRb=5%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0.313809" calcext:value-type="float">
            <text:p>0.313809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float" office:value="0.000231383" calcext:value-type="float">
            <text:p>0.000231383</text:p>
          </table:table-cell>
          <table:table-cell table:style-name="ce5" office:value-type="string" calcext:value-type="string">
            <text:p>(0.0737336/%)</text:p>
          </table:table-cell>
          <table:table-cell table:style-name="ce5" table:number-columns-repeated="4"/>
          <table:table-cell table:number-columns-repeated="2"/>
          <table:table-cell office:value-type="string" calcext:value-type="string">
            <text:p>Pol</text:p>
          </table:table-cell>
          <table:table-cell table:number-columns-repeated="2"/>
          <table:table-cell table:style-name="ce13" table:formula="of:=[.C50]" office:value-type="percentage" office:value="0.000173422" calcext:value-type="percentage">
            <text:p>0.017%</text:p>
          </table:table-cell>
          <table:table-cell table:style-name="ce37" table:formula="of:=[.Q48]*100" office:value-type="float" office:value="0.0173422" calcext:value-type="float">
            <text:p>0.02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C-quark,</text:p>
          </table:table-cell>
          <table:table-cell table:style-name="ce5" office:value-type="string" calcext:value-type="string">
            <text:p>Lum</text:p>
          </table:table-cell>
          <table:table-cell table:style-name="ce5" office:value-type="string" calcext:value-type="string">
            <text:p>900fb-1,</text:p>
          </table:table-cell>
          <table:table-cell table:style-name="ce5" office:value-type="string" calcext:value-type="string">
            <text:p>pol=3</text:p>
          </table:table-cell>
          <table:table-cell table:style-name="ce5" office:value-type="string" calcext:value-type="string">
            <text:p>0=left,</text:p>
          </table:table-cell>
          <table:table-cell table:style-name="ce5" office:value-type="string" calcext:value-type="string">
            <text:p>1=right,</text:p>
          </table:table-cell>
          <table:table-cell table:style-name="ce5" office:value-type="string" calcext:value-type="string">
            <text:p>2=80/30</text:p>
          </table:table-cell>
          <table:table-cell table:style-name="ce5" office:value-type="string" calcext:value-type="string">
            <text:p>left,</text:p>
          </table:table-cell>
          <table:table-cell table:style-name="ce5" office:value-type="string" calcext:value-type="string">
            <text:p>3=80/30</text:p>
          </table:table-cell>
          <table:table-cell table:style-name="ce5" office:value-type="string" calcext:value-type="string">
            <text:p>right)</text:p>
          </table:table-cell>
          <table:table-cell table:number-columns-repeated="5"/>
          <table:table-cell table:style-name="ce10"/>
          <table:table-cell table:style-name="ce37"/>
          <table:table-cell table:number-columns-repeated="2"/>
        </table:table-row>
        <table:table-row table:style-name="ro1">
          <table:table-cell table:style-name="ce5" office:value-type="string" calcext:value-type="string">
            <text:p>Polarization</text:p>
          </table:table-cell>
          <table:table-cell table:style-name="ce5" office:value-type="string" calcext:value-type="string">
            <text:p>unc</text:p>
          </table:table-cell>
          <table:table-cell table:style-name="ce7" office:value-type="percentage" office:value="0.000173422" calcext:value-type="percentage">
            <text:p>0.02%</text:p>
          </table:table-cell>
          <table:table-cell table:style-name="ce5" table:number-columns-repeated="8"/>
          <table:table-cell table:number-columns-repeated="2"/>
          <table:table-cell office:value-type="string" calcext:value-type="string">
            <text:p>BKG 5%</text:p>
          </table:table-cell>
          <table:table-cell table:number-columns-repeated="2"/>
          <table:table-cell table:style-name="ce13" table:formula="of:=ABS([.E53]-[.E52])/([.E52]+[.E53])" office:value-type="percentage" office:value="0.000403185323416786" calcext:value-type="percentage">
            <text:p>0.040%</text:p>
          </table:table-cell>
          <table:table-cell table:style-name="ce37" table:formula="of:=[.Q50]*100" office:value-type="float" office:value="0.0403185323416786" calcext:value-type="float">
            <text:p>0.04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C-quark,</text:p>
          </table:table-cell>
          <table:table-cell table:style-name="ce5" office:value-type="string" calcext:value-type="string">
            <text:p>Lum</text:p>
          </table:table-cell>
          <table:table-cell table:style-name="ce5" office:value-type="string" calcext:value-type="string">
            <text:p>900fb-1,</text:p>
          </table:table-cell>
          <table:table-cell table:style-name="ce5" office:value-type="string" calcext:value-type="string">
            <text:p>pol=3</text:p>
          </table:table-cell>
          <table:table-cell table:style-name="ce5" office:value-type="string" calcext:value-type="string">
            <text:p>0=left,</text:p>
          </table:table-cell>
          <table:table-cell table:style-name="ce5" office:value-type="string" calcext:value-type="string">
            <text:p>1=right,</text:p>
          </table:table-cell>
          <table:table-cell table:style-name="ce5" office:value-type="string" calcext:value-type="string">
            <text:p>2=80/30</text:p>
          </table:table-cell>
          <table:table-cell table:style-name="ce5" office:value-type="string" calcext:value-type="string">
            <text:p>left,</text:p>
          </table:table-cell>
          <table:table-cell table:style-name="ce5" office:value-type="string" calcext:value-type="string">
            <text:p>3=80/30</text:p>
          </table:table-cell>
          <table:table-cell table:style-name="ce5" office:value-type="string" calcext:value-type="string">
            <text:p>right)</text:p>
          </table:table-cell>
          <table:table-cell table:number-columns-repeated="3"/>
          <table:table-cell table:style-name="ce10"/>
          <table:table-cell table:style-name="ce11" office:value-type="string" calcext:value-type="string">
            <text:p>Total syst</text:p>
          </table:table-cell>
          <table:table-cell table:style-name="ce14" table:formula="of:=SQRT([.Q42]*[.Q42]+[.Q43]*[.Q43]+[.Q44]*[.Q44]+[.Q48]*[.Q48]+[.Q50]*[.Q50])" office:value-type="percentage" office:value="0.00135486517867989" calcext:value-type="percentage">
            <text:p>0.135%</text:p>
          </table:table-cell>
          <table:table-cell table:style-name="ce37" table:formula="of:=[.Q51]*100" office:value-type="float" office:value="0.135486517867989" calcext:value-type="float">
            <text:p>0.14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BKG</text:p>
          </table:table-cell>
          <table:table-cell table:style-name="ce5" office:value-type="string" calcext:value-type="string">
            <text:p>unc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0.313878" calcext:value-type="float">
            <text:p>0.313878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float" office:value="0.00073965" calcext:value-type="float">
            <text:p>0.00073965</text:p>
          </table:table-cell>
          <table:table-cell table:style-name="ce5" office:value-type="string" calcext:value-type="string">
            <text:p>(0.235649/%)</text:p>
          </table:table-cell>
          <table:table-cell table:style-name="ce5" table:number-columns-repeated="3"/>
          <table:table-cell table:number-columns-repeated="6"/>
          <table:table-cell table:style-name="ce15" table:formula="of:=SQRT([.Q41]*[.Q41]+[.R51]*[.R51])" office:value-type="percentage" office:value="0.135506990338235" calcext:value-type="percentage">
            <text:p>13.551%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BKG</text:p>
          </table:table-cell>
          <table:table-cell table:style-name="ce5" office:value-type="string" calcext:value-type="string">
            <text:p>unc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0.313625" calcext:value-type="float">
            <text:p>0.313625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float" office:value="0.000738849" calcext:value-type="float">
            <text:p>0.000738849</text:p>
          </table:table-cell>
          <table:table-cell table:style-name="ce5" office:value-type="string" calcext:value-type="string">
            <text:p>(0.235584/%)</text:p>
          </table:table-cell>
          <table:table-cell table:style-name="ce5" table:number-columns-repeated="3"/>
          <table:table-cell table:number-columns-repeated="9"/>
        </table:table-row>
        <table:table-row table:style-name="ro1">
          <table:table-cell table:style-name="ce5" office:value-type="string" calcext:value-type="string">
            <text:p>BKG</text:p>
          </table:table-cell>
          <table:table-cell table:style-name="ce5" office:value-type="string" calcext:value-type="string">
            <text:p>unc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0.310594" calcext:value-type="float">
            <text:p>0.310594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float" office:value="0.00255309" calcext:value-type="float">
            <text:p>0.00255309</text:p>
          </table:table-cell>
          <table:table-cell table:style-name="ce5" office:value-type="string" calcext:value-type="string">
            <text:p>(0.822002/%)</text:p>
          </table:table-cell>
          <table:table-cell table:style-name="ce5" table:formula="of:=100*ABS([.E53]-[.E52])/([.E52]+[.E53])" office:value-type="float" office:value="0.0403185323416786" calcext:value-type="float">
            <text:p>0.040318532341679</text:p>
          </table:table-cell>
          <table:table-cell table:style-name="ce5" table:number-columns-repeated="2"/>
          <table:table-cell table:number-columns-repeated="9"/>
        </table:table-row>
      </table:table>
      <table:table table:name="Sheet6" table:style-name="ta1">
        <table:table-column table:style-name="co1" table:number-columns-repeated="2" table:default-cell-style-name="Default"/>
        <table:table-column table:style-name="co19" table:default-cell-style-name="Default"/>
        <table:table-column table:style-name="co1" table:number-columns-repeated="8" table:default-cell-style-name="ce37"/>
        <table:table-row table:style-name="ro1">
          <table:table-cell table:number-columns-repeated="3"/>
          <table:table-cell table:style-name="ce35" office:value-type="string" calcext:value-type="string" table:number-columns-spanned="2" table:number-rows-spanned="1">
            <text:p>left</text:p>
          </table:table-cell>
          <table:covered-table-cell table:style-name="Default"/>
          <table:table-cell table:style-name="ce35" office:value-type="string" calcext:value-type="string" table:number-columns-spanned="2" table:number-rows-spanned="1">
            <text:p>right</text:p>
          </table:table-cell>
          <table:covered-table-cell table:style-name="Default"/>
          <table:table-cell table:style-name="ce35" office:value-type="string" calcext:value-type="string" table:number-columns-spanned="2" table:number-rows-spanned="1">
            <text:p>left</text:p>
          </table:table-cell>
          <table:covered-table-cell table:style-name="Default"/>
          <table:table-cell table:style-name="ce35" office:value-type="string" calcext:value-type="string" table:number-columns-spanned="2" table:number-rows-spanned="1">
            <text:p>right</text:p>
          </table:table-cell>
          <table:covered-table-cell table:style-name="Default"/>
        </table:table-row>
        <table:table-row table:style-name="ro1">
          <table:table-cell table:number-columns-repeated="3"/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AFBc</text:p>
          </table:table-cell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AFBc</text:p>
          </table:table-cell>
          <table:table-cell table:style-name="Default" office:value-type="string" calcext:value-type="string">
            <text:p>Rb</text:p>
          </table:table-cell>
          <table:table-cell table:style-name="Default" office:value-type="string" calcext:value-type="string">
            <text:p>AFBb</text:p>
          </table:table-cell>
          <table:table-cell table:style-name="Default" office:value-type="string" calcext:value-type="string">
            <text:p>Rb</text:p>
          </table:table-cell>
          <table:table-cell table:style-name="Default" office:value-type="string" calcext:value-type="string">
            <text:p>AFB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bf{statistics}</text:p>
          </table:table-cell>
          <table:table-cell table:style-name="ce36" table:formula="of:=[$cc_pol2.$R41]" office:value-type="float" office:value="0.161705584736287" calcext:value-type="float">
            <text:p>0.16</text:p>
          </table:table-cell>
          <table:table-cell table:style-name="ce36" table:formula="of:=100*[$cc_pol2.$O1]" office:value-type="float" office:value="0.3590283" calcext:value-type="float">
            <text:p>0.36</text:p>
          </table:table-cell>
          <table:table-cell table:style-name="ce36" table:formula="of:=[$cc_pol3.$R41]" office:value-type="float" office:value="0.235539944245321" calcext:value-type="float">
            <text:p>0.24</text:p>
          </table:table-cell>
          <table:table-cell table:style-name="ce36" table:formula="of:=100*[$cc_pol3.$O1]" office:value-type="float" office:value="0.4903235" calcext:value-type="float">
            <text:p>0.49</text:p>
          </table:table-cell>
          <table:table-cell table:style-name="ce36" table:formula="of:=[$bb_pol2.$R41]" office:value-type="float" office:value="0.113876024856461" calcext:value-type="float">
            <text:p>0.11</text:p>
          </table:table-cell>
          <table:table-cell table:style-name="ce36" table:formula="of:=100*[$bb_pol2.$O1]" office:value-type="float" office:value="0.2213364" calcext:value-type="float">
            <text:p>0.22</text:p>
          </table:table-cell>
          <table:table-cell table:style-name="ce36" table:formula="of:=[$bb_pol3.$R41]" office:value-type="float" office:value="0.214004659177942" calcext:value-type="float">
            <text:p>0.21</text:p>
          </table:table-cell>
          <table:table-cell table:style-name="ce36" table:formula="of:=100*[$bb_pol3.$O1]" office:value-type="float" office:value="0.6364164" calcext:value-type="float">
            <text:p>0.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selection eff</text:p>
          </table:table-cell>
          <table:table-cell table:formula="of:=[$cc_pol2.$R50]" office:value-type="float" office:value="0.0442606064507818" calcext:value-type="float">
            <text:p>0.04</text:p>
          </table:table-cell>
          <table:table-cell table:formula="of:=[$cc_pol2.$S23]" office:value-type="float" office:value="0.114336679261206" calcext:value-type="float">
            <text:p>0.11</text:p>
          </table:table-cell>
          <table:table-cell table:formula="of:=[$cc_pol3.$R50]" office:value-type="float" office:value="0.0403185323416786" calcext:value-type="float">
            <text:p>0.04</text:p>
          </table:table-cell>
          <table:table-cell table:formula="of:=[$cc_pol3.$S23]" office:value-type="float" office:value="0.156194556943544" calcext:value-type="float">
            <text:p>0.16</text:p>
          </table:table-cell>
          <table:table-cell table:formula="of:=[$bb_pol2.$R50]" office:value-type="float" office:value="0.0572903439192501" calcext:value-type="float">
            <text:p>0.06</text:p>
          </table:table-cell>
          <table:table-cell table:formula="of:=[$bb_pol2.$S23]" office:value-type="float" office:value="0.0789271241247899" calcext:value-type="float">
            <text:p>0.08</text:p>
          </table:table-cell>
          <table:table-cell table:formula="of:=[$bb_pol3.$R50]" office:value-type="float" office:value="0.0883701675052544" calcext:value-type="float">
            <text:p>0.09</text:p>
          </table:table-cell>
          <table:table-cell table:formula="of:=[$bb_pol3.$S23]" office:value-type="float" office:value="0.113705025084074" calcext:value-type="float">
            <text:p>0.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kg. modelling </text:p>
          </table:table-cell>
          <table:table-cell table:formula="of:=[$cc_pol2.I54]" office:value-type="float" office:value="0.0442606064507818" calcext:value-type="float">
            <text:p>0.04</text:p>
          </table:table-cell>
          <table:table-cell table:formula="of:=[$cc_pol2.I54]" office:value-type="float" office:value="0.0442606064507818" calcext:value-type="float">
            <text:p>0.04</text:p>
          </table:table-cell>
          <table:table-cell table:formula="of:=[$cc_pol3.I54]" office:value-type="float" office:value="0.0403185323416786" calcext:value-type="float">
            <text:p>0.04</text:p>
          </table:table-cell>
          <table:table-cell table:formula="of:=[$cc_pol3.I54]" office:value-type="float" office:value="0.0403185323416786" calcext:value-type="float">
            <text:p>0.04</text:p>
          </table:table-cell>
          <table:table-cell table:formula="of:=[$bb_pol2.I54]" office:value-type="float" office:value="0.0572903439192501" calcext:value-type="float">
            <text:p>0.06</text:p>
          </table:table-cell>
          <table:table-cell table:formula="of:=[$bb_pol2.I54]" office:value-type="float" office:value="0.0572903439192501" calcext:value-type="float">
            <text:p>0.06</text:p>
          </table:table-cell>
          <table:table-cell table:formula="of:=[$bb_pol3.I54]" office:value-type="float" office:value="0.0883701675052544" calcext:value-type="float">
            <text:p>0.09</text:p>
          </table:table-cell>
          <table:table-cell table:formula="of:=[$bb_pol3.S5]" office:value-type="float" office:value="0.000292517490360453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vy quark mistag</text:p>
          </table:table-cell>
          <table:table-cell table:formula="of:=[$cc_pol2.$R43]" office:value-type="float" office:value="0.18735794431633" calcext:value-type="float">
            <text:p>0.19</text:p>
          </table:table-cell>
          <table:table-cell table:formula="of:=[$cc_pol2.$S17]" office:value-type="float" office:value="0" calcext:value-type="float">
            <text:p>0.00</text:p>
          </table:table-cell>
          <table:table-cell table:formula="of:=[$cc_pol3.$R43]" office:value-type="float" office:value="0.109955226578567" calcext:value-type="float">
            <text:p>0.11</text:p>
          </table:table-cell>
          <table:table-cell table:formula="of:=[$cc_pol3.$S17]" office:value-type="float" office:value="0" calcext:value-type="float">
            <text:p>0.00</text:p>
          </table:table-cell>
          <table:table-cell table:formula="of:=[$bb_pol2.$R43]" office:value-type="float" office:value="0.131560062887969" calcext:value-type="float">
            <text:p>0.13</text:p>
          </table:table-cell>
          <table:table-cell table:formula="of:=[$bb_pol2.$S17]" office:value-type="float" office:value="0" calcext:value-type="float">
            <text:p>0.00</text:p>
          </table:table-cell>
          <table:table-cell table:formula="of:=[$bb_pol3.$R43]" office:value-type="float" office:value="0.222290880353603" calcext:value-type="float">
            <text:p>0.22</text:p>
          </table:table-cell>
          <table:table-cell table:formula="of:=[$bb_pol3.$S17]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$uds$ mistag</text:p>
          </table:table-cell>
          <table:table-cell table:formula="of:=[$cc_pol2.$R44]" office:value-type="float" office:value="0.103760469524206" calcext:value-type="float">
            <text:p>0.10</text:p>
          </table:table-cell>
          <table:table-cell table:formula="of:=[$cc_pol2.$S19]" office:value-type="float" office:value="0" calcext:value-type="float">
            <text:p>0.00</text:p>
          </table:table-cell>
          <table:table-cell table:formula="of:=[$cc_pol3.$R44]" office:value-type="float" office:value="0.0650349656308729" calcext:value-type="float">
            <text:p>0.07</text:p>
          </table:table-cell>
          <table:table-cell table:formula="of:=[$cc_pol3.$S19]" office:value-type="float" office:value="0" calcext:value-type="float">
            <text:p>0.00</text:p>
          </table:table-cell>
          <table:table-cell table:formula="of:=[$bb_pol2.$R44]" office:value-type="float" office:value="0.0959055057810085" calcext:value-type="float">
            <text:p>0.10</text:p>
          </table:table-cell>
          <table:table-cell table:formula="of:=[$bb_pol2.$S19]" office:value-type="float" office:value="0" calcext:value-type="float">
            <text:p>0.00</text:p>
          </table:table-cell>
          <table:table-cell table:formula="of:=[$bb_pol3.$R44]" office:value-type="float" office:value="0.154545154097009" calcext:value-type="float">
            <text:p>0.15</text:p>
          </table:table-cell>
          <table:table-cell table:formula="of:=[$bb_pol3.$S19]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gular correlations</text:p>
          </table:table-cell>
          <table:table-cell table:formula="of:=[$cc_pol2.$R42]" office:value-type="float" office:value="0.00703872707637567" calcext:value-type="float">
            <text:p>0.01</text:p>
          </table:table-cell>
          <table:table-cell table:formula="of:=[$cc_pol2.$S21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table:formula="of:=[$cc_pol3.$S21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table:formula="of:=[$bb_pol2.$S21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table:formula="of:=[$bb_pol3.$S21]" office:value-type="float" office:value="0.1" calcext:value-type="float">
            <text:p>0.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am polarisation</text:p>
          </table:table-cell>
          <table:table-cell table:formula="of:=[$cc_pol2.$R48]" office:value-type="float" office:value="0.00285736" calcext:value-type="float">
            <text:p>0.00</text:p>
          </table:table-cell>
          <table:table-cell table:formula="of:=[$cc_pol2.$S26]" office:value-type="float" office:value="0.00230612783850874" calcext:value-type="float">
            <text:p>0.00</text:p>
          </table:table-cell>
          <table:table-cell table:formula="of:=[$cc_pol3.$R48]" office:value-type="float" office:value="0.0173422" calcext:value-type="float">
            <text:p>0.02</text:p>
          </table:table-cell>
          <table:table-cell table:formula="of:=[$cc_pol3.$S26]" office:value-type="float" office:value="0.00988427523205893" calcext:value-type="float">
            <text:p>0.01</text:p>
          </table:table-cell>
          <table:table-cell table:formula="of:=[$bb_pol2.$R48]" office:value-type="float" office:value="0.00289037" calcext:value-type="float">
            <text:p>0.00</text:p>
          </table:table-cell>
          <table:table-cell table:formula="of:=[$bb_pol2.$S26]" office:value-type="float" office:value="0.00591369878328585" calcext:value-type="float">
            <text:p>0.01</text:p>
          </table:table-cell>
          <table:table-cell table:formula="of:=[$bb_pol3.$R48]" office:value-type="float" office:value="0.0300417" calcext:value-type="float">
            <text:p>0.03</text:p>
          </table:table-cell>
          <table:table-cell table:formula="of:=[$bb_pol3.$S26]" office:value-type="float" office:value="0.158155326982038" calcext:value-type="float">
            <text:p>0.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bf{systematics}</text:p>
          </table:table-cell>
          <table:table-cell table:style-name="ce36" table:formula="of:=SQRT([.D4]*[.D4]+[.D6]*[.D6]+[.D7]*[.D7]+[.D8]*[.D8]+[.D9]*[.D9])" office:value-type="float" office:value="0.218828571723943" calcext:value-type="float">
            <text:p>0.22</text:p>
          </table:table-cell>
          <table:table-cell table:style-name="ce36" table:formula="of:=SQRT([.E4]*[.E4]+[.E6]*[.E6]+[.E7]*[.E7]+[.E8]*[.E8]+[.E9]*[.E9])" office:value-type="float" office:value="0.151915089606291" calcext:value-type="float">
            <text:p>0.15</text:p>
          </table:table-cell>
          <table:table-cell table:style-name="ce36" table:formula="of:=SQRT([.F4]*[.F4]+[.F6]*[.F6]+[.F7]*[.F7]+[.F8]*[.F8]+[.F9]*[.F9])" office:value-type="float" office:value="0.168065566245974" calcext:value-type="float">
            <text:p>0.17</text:p>
          </table:table-cell>
          <table:table-cell table:style-name="ce36" table:formula="of:=SQRT([.G4]*[.G4]+[.G6]*[.G6]+[.G7]*[.G7]+[.G8]*[.G8]+[.G9]*[.G9])" office:value-type="float" office:value="0.185726784594073" calcext:value-type="float">
            <text:p>0.19</text:p>
          </table:table-cell>
          <table:table-cell table:style-name="ce36" table:formula="of:=SQRT([.H4]*[.H4]+[.H6]*[.H6]+[.H7]*[.H7]+[.H8]*[.H8]+[.H9]*[.H9])" office:value-type="float" office:value="0.199490485816543" calcext:value-type="float">
            <text:p>0.20</text:p>
          </table:table-cell>
          <table:table-cell table:style-name="ce36" table:formula="of:=SQRT([.I4]*[.I4]+[.I6]*[.I6]+[.I7]*[.I7]+[.I8]*[.I8]+[.I9]*[.I9])" office:value-type="float" office:value="0.127532202819168" calcext:value-type="float">
            <text:p>0.13</text:p>
          </table:table-cell>
          <table:table-cell table:style-name="ce36" table:formula="of:=SQRT([.J4]*[.J4]+[.J6]*[.J6]+[.J7]*[.J7]+[.J8]*[.J8]+[.J9]*[.J9])" office:value-type="float" office:value="0.303330233222877" calcext:value-type="float">
            <text:p>0.30</text:p>
          </table:table-cell>
          <table:table-cell table:style-name="ce36" table:formula="of:=SQRT([.K4]*[.K4]+[.K6]*[.K6]+[.K7]*[.K7]+[.K8]*[.K8]+[.K9]*[.K9])" office:value-type="float" office:value="0.21895648011001" calcext:value-type="float">
            <text:p>0.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bf{total}</text:p>
          </table:table-cell>
          <table:table-cell table:formula="of:=SQRT([.D3]*[.D3]+[.D10]*[.D10])" office:value-type="float" office:value="0.27209307219708" calcext:value-type="float">
            <text:p>0.27</text:p>
          </table:table-cell>
          <table:table-cell table:formula="of:=SQRT([.E3]*[.E3]+[.E10]*[.E10])" office:value-type="float" office:value="0.389845501001329" calcext:value-type="float">
            <text:p>0.39</text:p>
          </table:table-cell>
          <table:table-cell table:formula="of:=SQRT([.F3]*[.F3]+[.F10]*[.F10])" office:value-type="float" office:value="0.289352898538564" calcext:value-type="float">
            <text:p>0.29</text:p>
          </table:table-cell>
          <table:table-cell table:formula="of:=SQRT([.G3]*[.G3]+[.G10]*[.G10])" office:value-type="float" office:value="0.524320105630046" calcext:value-type="float">
            <text:p>0.52</text:p>
          </table:table-cell>
          <table:table-cell table:formula="of:=SQRT([.H3]*[.H3]+[.H10]*[.H10])" office:value-type="float" office:value="0.229704599362811" calcext:value-type="float">
            <text:p>0.23</text:p>
          </table:table-cell>
          <table:table-cell table:formula="of:=SQRT([.I3]*[.I3]+[.I10]*[.I10])" office:value-type="float" office:value="0.255449143120249" calcext:value-type="float">
            <text:p>0.26</text:p>
          </table:table-cell>
          <table:table-cell table:formula="of:=SQRT([.J3]*[.J3]+[.J10]*[.J10])" office:value-type="float" office:value="0.371223954691655" calcext:value-type="float">
            <text:p>0.37</text:p>
          </table:table-cell>
          <table:table-cell table:formula="of:=SQRT([.K3]*[.K3]+[.K10]*[.K10])" office:value-type="float" office:value="0.673028806494288" calcext:value-type="float">
            <text:p>0.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3" loext:min-decimal-places="3" number:min-integer-digits="1"/>
      <number:text>%</number:text>
    </number:percentage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1">00/00/0000</text:date>, <text:time style:data-style-name="N2" text:time-value="17:21:31.874656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7T19:06:17.277703566</meta:creation-date>
    <dc:date>2023-05-31T17:33:20.812370530</dc:date>
    <meta:editing-duration>PT6H8M42S</meta:editing-duration>
    <meta:editing-cycles>19</meta:editing-cycles>
    <meta:generator>LibreOffice/6.4.7.2$Linux_X86_64 LibreOffice_project/40$Build-2</meta:generator>
    <meta:document-statistic meta:table-count="6" meta:cell-count="2140" meta:object-count="0"/>
  </office:meta>
</office:document-meta>
</file>